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73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4" style:family="table-cell" style:parent-style-name="Default" style:data-style-name="N109">
      <style:text-properties fo:font-size="16pt" style:font-size-asian="16pt" style:font-size-complex="16pt"/>
    </style:style>
    <style:style style:name="ce25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6" style:family="table-cell" style:parent-style-name="Default" style:data-style-name="N120">
      <style:text-properties fo:font-size="16pt" style:font-size-asian="16pt" style:font-size-complex="16pt"/>
    </style:style>
    <style:style style:name="ce27" style:family="table-cell" style:parent-style-name="Default" style:data-style-name="N119">
      <style:text-properties fo:font-size="16pt" style:font-size-asian="16pt" style:font-size-complex="16pt"/>
    </style:style>
    <style:style style:name="ce28" style:family="table-cell" style:parent-style-name="Default" style:data-style-name="N124">
      <style:text-properties fo:font-size="16pt" style:font-size-asian="16pt" style:font-size-complex="16pt"/>
    </style:style>
    <style:style style:name="ce29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0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1" style:family="table-cell" style:parent-style-name="Default" style:data-style-name="N123">
      <style:text-properties fo:font-size="16pt" style:font-size-asian="16pt" style:font-size-complex="16pt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able-cell-properties fo:background-color="#ffff99"/>
      <style:text-properties fo:color="#262626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35" style:family="table-cell" style:parent-style-name="Default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36" style:family="table-cell" style:parent-style-name="Default" style:data-style-name="N101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7" style:family="table-cell" style:parent-style-name="Default" style:data-style-name="N112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3">
      <style:table-cell-properties fo:background-color="#ffff99"/>
      <style:text-properties fo:color="#6666ff" fo:font-size="16pt" style:font-size-asian="16pt" style:font-size-complex="16pt"/>
    </style:style>
    <style:style style:name="ce39" style:family="table-cell" style:parent-style-name="Default" style:data-style-name="N10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0" style:family="table-cell" style:parent-style-name="Default" style:data-style-name="N103">
      <style:text-properties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42" style:family="table-cell" style:parent-style-name="Default" style:data-style-name="N10">
      <style:text-properties fo:font-size="16pt" style:font-size-asian="16pt" style:font-size-complex="16pt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44" style:family="table-cell" style:parent-style-name="Default" style:data-style-name="N113">
      <style:text-properties fo:color="#eeeeee" fo:font-size="16pt" style:font-size-asian="16pt" style:font-size-complex="16pt"/>
    </style:style>
  </office:automatic-styles>
  <office:body>
    <office:spreadsheet>
      <table:table table:name="6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489.293353766">
            <text:p>￥81,4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/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008">
            <text:p>37,00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7008">
            <text:p>￥37,00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008">
            <text:p>37008</text:p>
          </table:table-cell>
          <table:table-cell table:style-name="ce26"/>
          <table:table-cell table:style-name="ce30" table:formula="of:=SUM([.I3:.I6])" office:value-type="currency" office:currency="JPY" office:value="4063.892838755">
            <text:p>￥4,064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2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000592">
            <text:p>0.00000592</text:p>
          </table:table-cell>
          <table:table-cell table:style-name="ce27" table:formula="of:=[.G3]*[.H$1]" office:value-type="float" office:value="0">
            <text:p>0.0000</text:p>
          </table:table-cell>
          <table:table-cell table:style-name="ce31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2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0.004547">
            <text:p>0.004547</text:p>
          </table:table-cell>
          <table:table-cell table:style-name="ce28" table:formula="of:=[.G4]*[.H$1]" office:value-type="float" office:value="0">
            <text:p>0.0</text:p>
          </table:table-cell>
          <table:table-cell table:style-name="ce31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2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0.944">
            <text:p>0.944</text:p>
          </table:table-cell>
          <table:table-cell table:style-name="ce26" table:formula="of:=[.G5]*[.H$1]" office:value-type="float" office:value="0">
            <text:p>0</text:p>
          </table:table-cell>
          <table:table-cell table:style-name="ce31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22223639">
            <text:p>1.22223639</text:p>
          </table:table-cell>
          <table:table-cell table:style-name="ce11" office:value-type="float" office:value="0.4004">
            <text:p>0.4004</text:p>
          </table:table-cell>
          <table:table-cell table:style-name="ce16" office:value-type="currency" office:currency="JPY" office:value="50090">
            <text:p>￥50,090</text:p>
          </table:table-cell>
          <table:table-cell table:style-name="ce19" table:formula="of:=[.D6]*[.G6]" office:value-type="currency" office:currency="JPY" office:value="81277.8567751">
            <text:p>￥81,2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62263639">
            <text:p>1.62263639</text:p>
          </table:table-cell>
          <table:table-cell table:style-name="ce27" table:formula="of:=[.G6]*[.H$7]" office:value-type="float" office:value="0.0811318195">
            <text:p>0.0811</text:p>
          </table:table-cell>
          <table:table-cell table:style-name="ce31" table:formula="of:=[.H6]*[.D6]" office:value-type="currency" office:currency="JPY" office:value="4063.892838755">
            <text:p>￥4,063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372.3233384415">
            <text:p>￥20,37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3907.198902666">
            <text:p>￥73,9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/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633">
            <text:p>32,6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2633">
            <text:p>￥32,6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633">
            <text:p>32633</text:p>
          </table:table-cell>
          <table:table-cell table:style-name="ce26"/>
          <table:table-cell table:style-name="ce30" table:formula="of:=SUM([.I3:.I6])" office:value-type="currency" office:currency="JPY" office:value="3684.7881162">
            <text:p>￥3,685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000592">
            <text:p>0.00000592</text:p>
          </table:table-cell>
          <table:table-cell table:style-name="ce11" office:value-type="float" office:value="0">
            <text:p>0</text:p>
          </table:table-cell>
          <table:table-cell table:style-name="ce36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000592">
            <text:p>0.00000592</text:p>
          </table:table-cell>
          <table:table-cell table:style-name="ce27" table:formula="of:=[.G3]*[.H$1]" office:value-type="float" office:value="0">
            <text:p>0.0000</text:p>
          </table:table-cell>
          <table:table-cell table:style-name="ce31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0.004547">
            <text:p>0.004547</text:p>
          </table:table-cell>
          <table:table-cell table:style-name="ce35" office:value-type="float" office:value="0">
            <text:p>0</text:p>
          </table:table-cell>
          <table:table-cell table:style-name="ce37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0.004547">
            <text:p>0.004547</text:p>
          </table:table-cell>
          <table:table-cell table:style-name="ce28" table:formula="of:=[.G4]*[.H$1]" office:value-type="float" office:value="0">
            <text:p>0.0</text:p>
          </table:table-cell>
          <table:table-cell table:style-name="ce31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0.944">
            <text:p>0.944</text:p>
          </table:table-cell>
          <table:table-cell table:style-name="ce11" office:value-type="float" office:value="0">
            <text:p>0</text:p>
          </table:table-cell>
          <table:table-cell table:style-name="ce37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0.944">
            <text:p>0.944</text:p>
          </table:table-cell>
          <table:table-cell table:style-name="ce26" table:formula="of:=[.G5]*[.H$1]" office:value-type="float" office:value="0">
            <text:p>0</text:p>
          </table:table-cell>
          <table:table-cell table:style-name="ce31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927778">
            <text:p>1.51927778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45800">
            <text:p>￥45,800</text:p>
          </table:table-cell>
          <table:table-cell table:style-name="ce19" table:formula="of:=[.D6]*[.G6]" office:value-type="currency" office:currency="JPY" office:value="73695.762324">
            <text:p>￥73,6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60907778">
            <text:p>1.60907778</text:p>
          </table:table-cell>
          <table:table-cell table:style-name="ce27" table:formula="of:=[.G6]*[.H$7]" office:value-type="float" office:value="0.080453889">
            <text:p>0.0805</text:p>
          </table:table-cell>
          <table:table-cell table:style-name="ce31" table:formula="of:=[.H6]*[.D6]" office:value-type="currency" office:currency="JPY" office:value="3684.7881162">
            <text:p>￥3,684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476.7997256665">
            <text:p>￥18,477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7727.42924615">
            <text:p>￥77,72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1">
            <text:p>100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6312">
            <text:p>26,31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6312">
            <text:p>￥26,3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6312">
            <text:p>26312</text:p>
          </table:table-cell>
          <table:table-cell table:style-name="ce26"/>
          <table:table-cell table:style-name="ce30" table:formula="of:=SUM([.I3:.I6])" office:value-type="currency" office:currency="JPY" office:value="6576.460559275">
            <text:p>￥6,576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169591">
            <text:p>0.00169591</text:p>
          </table:table-cell>
          <table:table-cell table:style-name="ce11" office:value-type="float" office:value="0">
            <text:p>0</text:p>
          </table:table-cell>
          <table:table-cell table:style-name="ce36" office:value-type="currency" office:currency="JPY" office:value="673515">
            <text:p>￥673,515</text:p>
          </table:table-cell>
          <table:table-cell table:style-name="ce19" table:formula="of:=[.D3]*[.G3]" office:value-type="currency" office:currency="JPY" office:value="1142.22082365">
            <text:p>￥1,14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169591">
            <text:p>0.00169591</text:p>
          </table:table-cell>
          <table:table-cell table:style-name="ce27" table:formula="of:=[.G3]*[.H$1]" office:value-type="float" office:value="0.00169591">
            <text:p>0.0017</text:p>
          </table:table-cell>
          <table:table-cell table:style-name="ce31" table:formula="of:=[.H3]*[.D3]" office:value-type="currency" office:currency="JPY" office:value="1142.22082365">
            <text:p>￥1,142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7.3045">
            <text:p>47.3045</text:p>
          </table:table-cell>
          <table:table-cell table:style-name="ce35" office:value-type="float" office:value="0">
            <text:p>0</text:p>
          </table:table-cell>
          <table:table-cell table:style-name="ce37" office:value-type="currency" office:currency="JPY" office:value="16.78">
            <text:p>￥16.780</text:p>
          </table:table-cell>
          <table:table-cell table:style-name="ce19" table:formula="of:=[.D4]*([.B4]+[.C4])" office:value-type="currency" office:currency="JPY" office:value="793.76951">
            <text:p>￥7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.3045">
            <text:p>47.3045</text:p>
          </table:table-cell>
          <table:table-cell table:style-name="ce28" table:formula="of:=[.G4]*[.H$1]" office:value-type="float" office:value="47.3045">
            <text:p>47.3</text:p>
          </table:table-cell>
          <table:table-cell table:style-name="ce31" table:formula="of:=[.H4]*[.D4]" office:value-type="currency" office:currency="JPY" office:value="793.76951">
            <text:p>￥793.8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.944">
            <text:p>3.944</text:p>
          </table:table-cell>
          <table:table-cell table:style-name="ce11" office:value-type="float" office:value="0">
            <text:p>0</text:p>
          </table:table-cell>
          <table:table-cell table:style-name="ce37" office:value-type="currency" office:currency="JPY" office:value="227.1">
            <text:p>￥227.100</text:p>
          </table:table-cell>
          <table:table-cell table:style-name="ce19" table:formula="of:=[.D5]*[.G5]" office:value-type="currency" office:currency="JPY" office:value="895.6824">
            <text:p>￥8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3.944">
            <text:p>3.944</text:p>
          </table:table-cell>
          <table:table-cell table:style-name="ce26" table:formula="of:=[.G5]*[.H$1]" office:value-type="float" office:value="3.944">
            <text:p>4</text:p>
          </table:table-cell>
          <table:table-cell table:style-name="ce31" table:formula="of:=[.H5]*[.D5]" office:value-type="currency" office:currency="JPY" office:value="895.6824">
            <text:p>￥895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647546">
            <text:p>1.46647546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48125">
            <text:p>￥48,125</text:p>
          </table:table-cell>
          <table:table-cell table:style-name="ce19" table:formula="of:=[.D6]*[.G6]" office:value-type="currency" office:currency="JPY" office:value="74895.7565125">
            <text:p>￥74,89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55627546">
            <text:p>1.55627546</text:p>
          </table:table-cell>
          <table:table-cell table:style-name="ce27" table:formula="of:=[.G6]*[.H$7]" office:value-type="float" office:value="0.077813773">
            <text:p>0.0778</text:p>
          </table:table-cell>
          <table:table-cell table:style-name="ce31" table:formula="of:=[.H6]*[.D6]" office:value-type="currency" office:currency="JPY" office:value="3744.787825625">
            <text:p>￥3,744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9431.8573115375">
            <text:p>￥19,43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7755.50275935">
            <text:p>￥77,7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5">
            <text:p>50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9766">
            <text:p>19,76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9766">
            <text:p>￥19,76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9766">
            <text:p>19766</text:p>
          </table:table-cell>
          <table:table-cell table:style-name="ce26"/>
          <table:table-cell table:style-name="ce30" table:formula="of:=SUM([.I3:.I6])" office:value-type="currency" office:currency="JPY" office:value="6359.7757729925">
            <text:p>￥6,36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339591">
            <text:p>0.00339591</text:p>
          </table:table-cell>
          <table:table-cell table:style-name="ce11" office:value-type="float" office:value="0">
            <text:p>0</text:p>
          </table:table-cell>
          <table:table-cell table:style-name="ce36" office:value-type="currency" office:currency="JPY" office:value="675400">
            <text:p>￥675,400</text:p>
          </table:table-cell>
          <table:table-cell table:style-name="ce19" table:formula="of:=[.D3]*[.G3]" office:value-type="currency" office:currency="JPY" office:value="2293.597614">
            <text:p>￥2,29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339591">
            <text:p>0.00339591</text:p>
          </table:table-cell>
          <table:table-cell table:style-name="ce27" table:formula="of:=[.G3]*[.H$1]" office:value-type="float" office:value="0.001697955">
            <text:p>0.0017</text:p>
          </table:table-cell>
          <table:table-cell table:style-name="ce31" table:formula="of:=[.H3]*[.D3]" office:value-type="currency" office:currency="JPY" office:value="1146.798807">
            <text:p>￥1,146.8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94.7045">
            <text:p>94.7045</text:p>
          </table:table-cell>
          <table:table-cell table:style-name="ce35" office:value-type="float" office:value="0">
            <text:p>0</text:p>
          </table:table-cell>
          <table:table-cell table:style-name="ce37" office:value-type="currency" office:currency="JPY" office:value="16.629">
            <text:p>￥16.629</text:p>
          </table:table-cell>
          <table:table-cell table:style-name="ce19" table:formula="of:=[.D4]*([.B4]+[.C4])" office:value-type="currency" office:currency="JPY" office:value="1574.8411305">
            <text:p>￥1,5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4.7045">
            <text:p>94.7045</text:p>
          </table:table-cell>
          <table:table-cell table:style-name="ce28" table:formula="of:=[.G4]*[.H$1]" office:value-type="float" office:value="47.35225">
            <text:p>47.4</text:p>
          </table:table-cell>
          <table:table-cell table:style-name="ce31" table:formula="of:=[.H4]*[.D4]" office:value-type="currency" office:currency="JPY" office:value="787.42056525">
            <text:p>￥787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6.944">
            <text:p>6.944</text:p>
          </table:table-cell>
          <table:table-cell table:style-name="ce11" office:value-type="float" office:value="0">
            <text:p>0</text:p>
          </table:table-cell>
          <table:table-cell table:style-name="ce37" office:value-type="currency" office:currency="JPY" office:value="234">
            <text:p>￥234.000</text:p>
          </table:table-cell>
          <table:table-cell table:style-name="ce19" table:formula="of:=[.D5]*[.G5]" office:value-type="currency" office:currency="JPY" office:value="1624.896">
            <text:p>￥1,62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.944">
            <text:p>6.944</text:p>
          </table:table-cell>
          <table:table-cell table:style-name="ce26" table:formula="of:=[.G5]*[.H$1]" office:value-type="float" office:value="3.472">
            <text:p>3</text:p>
          </table:table-cell>
          <table:table-cell table:style-name="ce31" table:formula="of:=[.H5]*[.D5]" office:value-type="currency" office:currency="JPY" office:value="812.448">
            <text:p>￥812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0988181">
            <text:p>1.40988181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48185">
            <text:p>￥48,185</text:p>
          </table:table-cell>
          <table:table-cell table:style-name="ce19" table:formula="of:=[.D6]*[.G6]" office:value-type="currency" office:currency="JPY" office:value="72262.16801485">
            <text:p>￥72,26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49968181">
            <text:p>1.49968181</text:p>
          </table:table-cell>
          <table:table-cell table:style-name="ce27" table:formula="of:=[.G6]*[.H$7]" office:value-type="float" office:value="0.0749840905">
            <text:p>0.0750</text:p>
          </table:table-cell>
          <table:table-cell table:style-name="ce31" table:formula="of:=[.H6]*[.D6]" office:value-type="currency" office:currency="JPY" office:value="3613.1084007425">
            <text:p>￥3,613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9438.8756898375">
            <text:p>￥19,439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225.154446">
            <text:p>￥83,22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25">
            <text:p>2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760">
            <text:p>6,76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760">
            <text:p>￥6,7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760">
            <text:p>6760</text:p>
          </table:table-cell>
          <table:table-cell table:style-name="ce26"/>
          <table:table-cell table:style-name="ce30" table:formula="of:=SUM([.I3:.I6])" office:value-type="currency" office:currency="JPY" office:value="6431.85116168">
            <text:p>￥6,43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669591">
            <text:p>0.00669591</text:p>
          </table:table-cell>
          <table:table-cell table:style-name="ce11" office:value-type="float" office:value="0">
            <text:p>0</text:p>
          </table:table-cell>
          <table:table-cell table:style-name="ce36" office:value-type="currency" office:currency="JPY" office:value="687090">
            <text:p>￥687,090</text:p>
          </table:table-cell>
          <table:table-cell table:style-name="ce19" table:formula="of:=[.D3]*[.G3]" office:value-type="currency" office:currency="JPY" office:value="4600.6928019">
            <text:p>￥4,60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669591">
            <text:p>0.00669591</text:p>
          </table:table-cell>
          <table:table-cell table:style-name="ce27" table:formula="of:=[.G3]*[.H$1]" office:value-type="float" office:value="0.0016739775">
            <text:p>0.0017</text:p>
          </table:table-cell>
          <table:table-cell table:style-name="ce31" table:formula="of:=[.H3]*[.D3]" office:value-type="currency" office:currency="JPY" office:value="1150.173200475">
            <text:p>￥1,150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189.4045">
            <text:p>189.4045</text:p>
          </table:table-cell>
          <table:table-cell table:style-name="ce35" office:value-type="float" office:value="0">
            <text:p>0</text:p>
          </table:table-cell>
          <table:table-cell table:style-name="ce37" office:value-type="currency" office:currency="JPY" office:value="17.51">
            <text:p>￥17.510</text:p>
          </table:table-cell>
          <table:table-cell table:style-name="ce19" table:formula="of:=[.D4]*([.B4]+[.C4])" office:value-type="currency" office:currency="JPY" office:value="3316.472795">
            <text:p>￥3,3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189.4045">
            <text:p>189.4045</text:p>
          </table:table-cell>
          <table:table-cell table:style-name="ce28" table:formula="of:=[.G4]*[.H$1]" office:value-type="float" office:value="47.351125">
            <text:p>47.4</text:p>
          </table:table-cell>
          <table:table-cell table:style-name="ce31" table:formula="of:=[.H4]*[.D4]" office:value-type="currency" office:currency="JPY" office:value="829.11819875">
            <text:p>￥829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13.944">
            <text:p>13.944</text:p>
          </table:table-cell>
          <table:table-cell table:style-name="ce11" office:value-type="float" office:value="0">
            <text:p>0</text:p>
          </table:table-cell>
          <table:table-cell table:style-name="ce37" office:value-type="currency" office:currency="JPY" office:value="246.4">
            <text:p>￥246.400</text:p>
          </table:table-cell>
          <table:table-cell table:style-name="ce19" table:formula="of:=[.D5]*[.G5]" office:value-type="currency" office:currency="JPY" office:value="3435.8016">
            <text:p>￥3,43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13.944">
            <text:p>13.944</text:p>
          </table:table-cell>
          <table:table-cell table:style-name="ce26" table:formula="of:=[.G5]*[.H$1]" office:value-type="float" office:value="3.486">
            <text:p>3</text:p>
          </table:table-cell>
          <table:table-cell table:style-name="ce31" table:formula="of:=[.H5]*[.D5]" office:value-type="currency" office:currency="JPY" office:value="858.9504">
            <text:p>￥859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428762">
            <text:p>1.30428762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1555">
            <text:p>￥51,555</text:p>
          </table:table-cell>
          <table:table-cell table:style-name="ce19" table:formula="of:=[.D6]*[.G6]" office:value-type="currency" office:currency="JPY" office:value="71872.1872491">
            <text:p>￥71,87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39408762">
            <text:p>1.39408762</text:p>
          </table:table-cell>
          <table:table-cell table:style-name="ce27" table:formula="of:=[.G6]*[.H$7]" office:value-type="float" office:value="0.069704381">
            <text:p>0.0697</text:p>
          </table:table-cell>
          <table:table-cell table:style-name="ce31" table:formula="of:=[.H6]*[.D6]" office:value-type="currency" office:currency="JPY" office:value="3593.609362455">
            <text:p>￥3,593.6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806.2886115">
            <text:p>￥20,806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8895.20057955">
            <text:p>￥78,89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2">
            <text:p>20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5731">
            <text:p>175,73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75731">
            <text:p>￥175,73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5731">
            <text:p>175731</text:p>
          </table:table-cell>
          <table:table-cell table:style-name="ce26"/>
          <table:table-cell table:style-name="ce30" table:formula="of:=SUM([.I3:.I6])" office:value-type="currency" office:currency="JPY" office:value="5961.51838376">
            <text:p>￥5,96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139591">
            <text:p>0.0013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656405">
            <text:p>￥656,405</text:p>
          </table:table-cell>
          <table:table-cell table:style-name="ce19" table:formula="of:=[.D3]*[.G3]" office:value-type="currency" office:currency="JPY" office:value="5511.11730355">
            <text:p>￥5,5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0839591">
            <text:p>0.00839591</text:p>
          </table:table-cell>
          <table:table-cell table:style-name="ce27" table:formula="of:=[.G3]*[.H$1]" office:value-type="float" office:value="0.001679182">
            <text:p>0.0017</text:p>
          </table:table-cell>
          <table:table-cell table:style-name="ce31" table:formula="of:=[.H3]*[.D3]" office:value-type="currency" office:currency="JPY" office:value="1102.22346071">
            <text:p>￥1,102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6.7045">
            <text:p>46.7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16.31">
            <text:p>￥16.310</text:p>
          </table:table-cell>
          <table:table-cell table:style-name="ce19" table:formula="of:=[.D4]*([.B4]+[.C4])" office:value-type="currency" office:currency="JPY" office:value="3860.650395">
            <text:p>￥3,86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36.7045">
            <text:p>236.7045</text:p>
          </table:table-cell>
          <table:table-cell table:style-name="ce28" table:formula="of:=[.G4]*[.H$1]" office:value-type="float" office:value="47.3409">
            <text:p>47.3</text:p>
          </table:table-cell>
          <table:table-cell table:style-name="ce31" table:formula="of:=[.H4]*[.D4]" office:value-type="currency" office:currency="JPY" office:value="772.130079">
            <text:p>￥772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2.944">
            <text:p>2.944</text:p>
          </table:table-cell>
          <table:table-cell table:style-name="ce11" office:value-type="float" office:value="15">
            <text:p>15</text:p>
          </table:table-cell>
          <table:table-cell table:style-name="ce37" office:value-type="currency" office:currency="JPY" office:value="227">
            <text:p>￥227.000</text:p>
          </table:table-cell>
          <table:table-cell table:style-name="ce19" table:formula="of:=[.D5]*[.G5]" office:value-type="currency" office:currency="JPY" office:value="4073.288">
            <text:p>￥4,07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17.944">
            <text:p>17.944</text:p>
          </table:table-cell>
          <table:table-cell table:style-name="ce26" table:formula="of:=[.G5]*[.H$1]" office:value-type="float" office:value="3.5888">
            <text:p>4</text:p>
          </table:table-cell>
          <table:table-cell table:style-name="ce31" table:formula="of:=[.H5]*[.D5]" office:value-type="currency" office:currency="JPY" office:value="814.6576">
            <text:p>￥814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25084205">
            <text:p>1.25084205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48820">
            <text:p>￥48,820</text:p>
          </table:table-cell>
          <table:table-cell table:style-name="ce19" table:formula="of:=[.D6]*[.G6]" office:value-type="currency" office:currency="JPY" office:value="65450.144881">
            <text:p>￥65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34064205">
            <text:p>1.34064205</text:p>
          </table:table-cell>
          <table:table-cell table:style-name="ce27" table:formula="of:=[.G6]*[.H$7]" office:value-type="float" office:value="0.0670321025">
            <text:p>0.0670</text:p>
          </table:table-cell>
          <table:table-cell table:style-name="ce31" table:formula="of:=[.H6]*[.D6]" office:value-type="currency" office:currency="JPY" office:value="3272.50724405">
            <text:p>￥3,272.5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9723.8001448875">
            <text:p>￥19,724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5677.2579277">
            <text:p>￥85,67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167">
            <text:p>16.7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9726">
            <text:p>169,7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9726">
            <text:p>￥169,7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9726">
            <text:p>169726</text:p>
          </table:table-cell>
          <table:table-cell table:style-name="ce26"/>
          <table:table-cell table:style-name="ce30" table:formula="of:=SUM([.I3:.I6])" office:value-type="currency" office:currency="JPY" office:value="6349.66987171905">
            <text:p>￥6,35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309591">
            <text:p>0.0030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689615">
            <text:p>￥689,615</text:p>
          </table:table-cell>
          <table:table-cell table:style-name="ce19" table:formula="of:=[.D3]*[.G3]" office:value-type="currency" office:currency="JPY" office:value="6962.29097465">
            <text:p>￥6,96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009591">
            <text:p>0.01009591</text:p>
          </table:table-cell>
          <table:table-cell table:style-name="ce27" table:formula="of:=[.G3]*[.H$1]" office:value-type="float" office:value="0.00168601697">
            <text:p>0.0017</text:p>
          </table:table-cell>
          <table:table-cell table:style-name="ce31" table:formula="of:=[.H3]*[.D3]" office:value-type="currency" office:currency="JPY" office:value="1162.70259276655">
            <text:p>￥1,162.7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94.1045">
            <text:p>94.1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18.6">
            <text:p>￥18.600</text:p>
          </table:table-cell>
          <table:table-cell table:style-name="ce19" table:formula="of:=[.D4]*([.B4]+[.C4])" office:value-type="currency" office:currency="JPY" office:value="5284.3437">
            <text:p>￥5,28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284.1045">
            <text:p>284.1045</text:p>
          </table:table-cell>
          <table:table-cell table:style-name="ce28" table:formula="of:=[.G4]*[.H$1]" office:value-type="float" office:value="47.4454515">
            <text:p>47.4</text:p>
          </table:table-cell>
          <table:table-cell table:style-name="ce31" table:formula="of:=[.H4]*[.D4]" office:value-type="currency" office:currency="JPY" office:value="882.4853979">
            <text:p>￥882.5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2.944">
            <text:p>2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58.3">
            <text:p>￥258.300</text:p>
          </table:table-cell>
          <table:table-cell table:style-name="ce19" table:formula="of:=[.D5]*[.G5]" office:value-type="currency" office:currency="JPY" office:value="5409.8352">
            <text:p>￥5,41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20.944">
            <text:p>20.944</text:p>
          </table:table-cell>
          <table:table-cell table:style-name="ce26" table:formula="of:=[.G5]*[.H$1]" office:value-type="float" office:value="3.497648">
            <text:p>3</text:p>
          </table:table-cell>
          <table:table-cell table:style-name="ce31" table:formula="of:=[.H5]*[.D5]" office:value-type="currency" office:currency="JPY" office:value="903.4424784">
            <text:p>￥903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19470171">
            <text:p>1.19470171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2955">
            <text:p>￥52,955</text:p>
          </table:table-cell>
          <table:table-cell table:style-name="ce19" table:formula="of:=[.D6]*[.G6]" office:value-type="currency" office:currency="JPY" office:value="68020.78805305">
            <text:p>￥68,02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28450171">
            <text:p>1.28450171</text:p>
          </table:table-cell>
          <table:table-cell table:style-name="ce27" table:formula="of:=[.G6]*[.H$7]" office:value-type="float" office:value="0.0642250855">
            <text:p>0.0642</text:p>
          </table:table-cell>
          <table:table-cell table:style-name="ce31" table:formula="of:=[.H6]*[.D6]" office:value-type="currency" office:currency="JPY" office:value="3401.0394026525">
            <text:p>￥3,401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419.314481925">
            <text:p>￥21,419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8969.9364651">
            <text:p>￥88,97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143">
            <text:p>14.3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3077">
            <text:p>163,07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3077">
            <text:p>￥163,07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3077">
            <text:p>163077</text:p>
          </table:table-cell>
          <table:table-cell table:style-name="ce26"/>
          <table:table-cell table:style-name="ce30" table:formula="of:=SUM([.I3:.I6])" office:value-type="currency" office:currency="JPY" office:value="6462.5655233413">
            <text:p>￥6,463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479591">
            <text:p>0.0047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08010">
            <text:p>￥708,010</text:p>
          </table:table-cell>
          <table:table-cell table:style-name="ce19" table:formula="of:=[.D3]*[.G3]" office:value-type="currency" office:currency="JPY" office:value="8351.6222391">
            <text:p>￥8,3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179591">
            <text:p>0.01179591</text:p>
          </table:table-cell>
          <table:table-cell table:style-name="ce27" table:formula="of:=[.G3]*[.H$1]" office:value-type="float" office:value="0.00168681513">
            <text:p>0.0017</text:p>
          </table:table-cell>
          <table:table-cell table:style-name="ce31" table:formula="of:=[.H3]*[.D3]" office:value-type="currency" office:currency="JPY" office:value="1194.2819801913">
            <text:p>￥1,194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141.5045">
            <text:p>141.5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19.3">
            <text:p>￥19.300</text:p>
          </table:table-cell>
          <table:table-cell table:style-name="ce19" table:formula="of:=[.D4]*([.B4]+[.C4])" office:value-type="currency" office:currency="JPY" office:value="6398.03685">
            <text:p>￥6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31.5045">
            <text:p>331.5045</text:p>
          </table:table-cell>
          <table:table-cell table:style-name="ce28" table:formula="of:=[.G4]*[.H$1]" office:value-type="float" office:value="47.4051435">
            <text:p>47.4</text:p>
          </table:table-cell>
          <table:table-cell table:style-name="ce31" table:formula="of:=[.H4]*[.D4]" office:value-type="currency" office:currency="JPY" office:value="914.91926955">
            <text:p>￥914.9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6.944">
            <text:p>6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76.9">
            <text:p>￥276.900</text:p>
          </table:table-cell>
          <table:table-cell table:style-name="ce19" table:formula="of:=[.D5]*[.G5]" office:value-type="currency" office:currency="JPY" office:value="6906.9936">
            <text:p>￥6,9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24.944">
            <text:p>24.944</text:p>
          </table:table-cell>
          <table:table-cell table:style-name="ce26" table:formula="of:=[.G5]*[.H$1]" office:value-type="float" office:value="3.566992">
            <text:p>4</text:p>
          </table:table-cell>
          <table:table-cell table:style-name="ce31" table:formula="of:=[.H5]*[.D5]" office:value-type="currency" office:currency="JPY" office:value="987.7000848">
            <text:p>￥987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14757654">
            <text:p>1.14757654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4400">
            <text:p>￥54,400</text:p>
          </table:table-cell>
          <table:table-cell table:style-name="ce19" table:formula="of:=[.D6]*[.G6]" office:value-type="currency" office:currency="JPY" office:value="67313.283776">
            <text:p>￥67,31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23737654">
            <text:p>1.23737654</text:p>
          </table:table-cell>
          <table:table-cell table:style-name="ce27" table:formula="of:=[.G6]*[.H$7]" office:value-type="float" office:value="0.061868827">
            <text:p>0.0619</text:p>
          </table:table-cell>
          <table:table-cell table:style-name="ce31" table:formula="of:=[.H6]*[.D6]" office:value-type="currency" office:currency="JPY" office:value="3365.6641888">
            <text:p>￥3,365.7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242.484116275">
            <text:p>￥22,24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64.60982265">
            <text:p>￥97,06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125">
            <text:p>12.5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597">
            <text:p>156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6597">
            <text:p>￥156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597">
            <text:p>156597</text:p>
          </table:table-cell>
          <table:table-cell table:style-name="ce26"/>
          <table:table-cell table:style-name="ce30" table:formula="of:=SUM([.I3:.I6])" office:value-type="currency" office:currency="JPY" office:value="6832.42553095625">
            <text:p>￥6,83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649591">
            <text:p>0.0064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47865">
            <text:p>￥747,865</text:p>
          </table:table-cell>
          <table:table-cell table:style-name="ce19" table:formula="of:=[.D3]*[.G3]" office:value-type="currency" office:currency="JPY" office:value="10093.11873215">
            <text:p>￥10,09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349591">
            <text:p>0.01349591</text:p>
          </table:table-cell>
          <table:table-cell table:style-name="ce27" table:formula="of:=[.G3]*[.H$1]" office:value-type="float" office:value="0.00168698875">
            <text:p>0.0017</text:p>
          </table:table-cell>
          <table:table-cell table:style-name="ce31" table:formula="of:=[.H3]*[.D3]" office:value-type="currency" office:currency="JPY" office:value="1261.63984151875">
            <text:p>￥1,261.6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188.9045">
            <text:p>188.9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459">
            <text:p>￥21.459</text:p>
          </table:table-cell>
          <table:table-cell table:style-name="ce19" table:formula="of:=[.D4]*([.B4]+[.C4])" office:value-type="currency" office:currency="JPY" office:value="8130.9116655">
            <text:p>￥8,1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378.9045">
            <text:p>378.9045</text:p>
          </table:table-cell>
          <table:table-cell table:style-name="ce28" table:formula="of:=[.G4]*[.H$1]" office:value-type="float" office:value="47.3630625">
            <text:p>47.4</text:p>
          </table:table-cell>
          <table:table-cell table:style-name="ce31" table:formula="of:=[.H4]*[.D4]" office:value-type="currency" office:currency="JPY" office:value="1016.3639581875">
            <text:p>￥1,016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9.944">
            <text:p>9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92.2">
            <text:p>￥292.200</text:p>
          </table:table-cell>
          <table:table-cell table:style-name="ce19" table:formula="of:=[.D5]*[.G5]" office:value-type="currency" office:currency="JPY" office:value="8165.2368">
            <text:p>￥8,16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27.944">
            <text:p>27.944</text:p>
          </table:table-cell>
          <table:table-cell table:style-name="ce26" table:formula="of:=[.G5]*[.H$1]" office:value-type="float" office:value="3.493">
            <text:p>3</text:p>
          </table:table-cell>
          <table:table-cell table:style-name="ce31" table:formula="of:=[.H5]*[.D5]" office:value-type="currency" office:currency="JPY" office:value="1020.6546">
            <text:p>￥1,020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10052156">
            <text:p>1.10052156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9375">
            <text:p>￥59,375</text:p>
          </table:table-cell>
          <table:table-cell table:style-name="ce19" table:formula="of:=[.D6]*[.G6]" office:value-type="currency" office:currency="JPY" office:value="70675.342625">
            <text:p>￥70,67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19032156">
            <text:p>1.19032156</text:p>
          </table:table-cell>
          <table:table-cell table:style-name="ce27" table:formula="of:=[.G6]*[.H$7]" office:value-type="float" office:value="0.059516078">
            <text:p>0.0595</text:p>
          </table:table-cell>
          <table:table-cell table:style-name="ce31" table:formula="of:=[.H6]*[.D6]" office:value-type="currency" office:currency="JPY" office:value="3533.76713125">
            <text:p>￥3,533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66.1524556625">
            <text:p>￥24,266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216.35146985">
            <text:p>￥95,2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111">
            <text:p>11.1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450">
            <text:p>149,45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450">
            <text:p>￥149,45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450">
            <text:p>149450</text:p>
          </table:table-cell>
          <table:table-cell table:style-name="ce26"/>
          <table:table-cell table:style-name="ce30" table:formula="of:=SUM([.I3:.I6])" office:value-type="currency" office:currency="JPY" office:value="6550.13960465535">
            <text:p>￥6,55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819591">
            <text:p>0.0081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32535">
            <text:p>￥732,535</text:p>
          </table:table-cell>
          <table:table-cell table:style-name="ce19" table:formula="of:=[.D3]*[.G3]" office:value-type="currency" office:currency="JPY" office:value="11131.53593185">
            <text:p>￥11,1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519591">
            <text:p>0.01519591</text:p>
          </table:table-cell>
          <table:table-cell table:style-name="ce27" table:formula="of:=[.G3]*[.H$1]" office:value-type="float" office:value="0.00168674601">
            <text:p>0.0017</text:p>
          </table:table-cell>
          <table:table-cell table:style-name="ce31" table:formula="of:=[.H3]*[.D3]" office:value-type="currency" office:currency="JPY" office:value="1235.60048843535">
            <text:p>￥1,235.6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223.2045">
            <text:p>223.2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36">
            <text:p>￥21.360</text:p>
          </table:table-cell>
          <table:table-cell table:style-name="ce19" table:formula="of:=[.D4]*([.B4]+[.C4])" office:value-type="currency" office:currency="JPY" office:value="8826.04812">
            <text:p>￥8,82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13.2045">
            <text:p>413.2045</text:p>
          </table:table-cell>
          <table:table-cell table:style-name="ce28" table:formula="of:=[.G4]*[.H$1]" office:value-type="float" office:value="45.8656995">
            <text:p>45.9</text:p>
          </table:table-cell>
          <table:table-cell table:style-name="ce31" table:formula="of:=[.H4]*[.D4]" office:value-type="currency" office:currency="JPY" office:value="979.69134132">
            <text:p>￥979.7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13.944">
            <text:p>13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93.5">
            <text:p>￥293.500</text:p>
          </table:table-cell>
          <table:table-cell table:style-name="ce19" table:formula="of:=[.D5]*[.G5]" office:value-type="currency" office:currency="JPY" office:value="9375.564">
            <text:p>￥9,3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31.944">
            <text:p>31.944</text:p>
          </table:table-cell>
          <table:table-cell table:style-name="ce26" table:formula="of:=[.G5]*[.H$1]" office:value-type="float" office:value="3.545784">
            <text:p>4</text:p>
          </table:table-cell>
          <table:table-cell table:style-name="ce31" table:formula="of:=[.H5]*[.D5]" office:value-type="currency" office:currency="JPY" office:value="1040.687604">
            <text:p>￥1,040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05004781">
            <text:p>1.05004781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7800">
            <text:p>￥57,800</text:p>
          </table:table-cell>
          <table:table-cell table:style-name="ce19" table:formula="of:=[.D6]*[.G6]" office:value-type="currency" office:currency="JPY" office:value="65883.203418">
            <text:p>￥65,88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13984781">
            <text:p>1.13984781</text:p>
          </table:table-cell>
          <table:table-cell table:style-name="ce27" table:formula="of:=[.G6]*[.H$7]" office:value-type="float" office:value="0.0569923905">
            <text:p>0.0570</text:p>
          </table:table-cell>
          <table:table-cell table:style-name="ce31" table:formula="of:=[.H6]*[.D6]" office:value-type="currency" office:currency="JPY" office:value="3294.1601709">
            <text:p>￥3,294.2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04.0878674625">
            <text:p>￥23,804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46.3940506">
            <text:p>￥97,64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1">
            <text:p>10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869">
            <text:p>142,8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869">
            <text:p>￥142,8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869">
            <text:p>142869</text:p>
          </table:table-cell>
          <table:table-cell table:style-name="ce26"/>
          <table:table-cell table:style-name="ce30" table:formula="of:=SUM([.I3:.I6])" office:value-type="currency" office:currency="JPY" office:value="6545.73801537">
            <text:p>￥6,546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0989591">
            <text:p>0.0098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42980">
            <text:p>￥742,980</text:p>
          </table:table-cell>
          <table:table-cell table:style-name="ce19" table:formula="of:=[.D3]*[.G3]" office:value-type="currency" office:currency="JPY" office:value="12553.3232118">
            <text:p>￥12,55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689591">
            <text:p>0.01689591</text:p>
          </table:table-cell>
          <table:table-cell table:style-name="ce27" table:formula="of:=[.G3]*[.H$1]" office:value-type="float" office:value="0.001689591">
            <text:p>0.0017</text:p>
          </table:table-cell>
          <table:table-cell table:style-name="ce31" table:formula="of:=[.H3]*[.D3]" office:value-type="currency" office:currency="JPY" office:value="1255.33232118">
            <text:p>￥1,255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283.6045">
            <text:p>283.6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2.01">
            <text:p>￥22.010</text:p>
          </table:table-cell>
          <table:table-cell table:style-name="ce19" table:formula="of:=[.D4]*([.B4]+[.C4])" office:value-type="currency" office:currency="JPY" office:value="10424.035045">
            <text:p>￥10,42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473.6045">
            <text:p>473.6045</text:p>
          </table:table-cell>
          <table:table-cell table:style-name="ce28" table:formula="of:=[.G4]*[.H$1]" office:value-type="float" office:value="47.36045">
            <text:p>47.4</text:p>
          </table:table-cell>
          <table:table-cell table:style-name="ce31" table:formula="of:=[.H4]*[.D4]" office:value-type="currency" office:currency="JPY" office:value="1042.4035045">
            <text:p>￥1,042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16.944">
            <text:p>16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94.5">
            <text:p>￥294.500</text:p>
          </table:table-cell>
          <table:table-cell table:style-name="ce19" table:formula="of:=[.D5]*[.G5]" office:value-type="currency" office:currency="JPY" office:value="10291.008">
            <text:p>￥10,291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34.944">
            <text:p>34.944</text:p>
          </table:table-cell>
          <table:table-cell table:style-name="ce26" table:formula="of:=[.G5]*[.H$1]" office:value-type="float" office:value="3.4944">
            <text:p>3</text:p>
          </table:table-cell>
          <table:table-cell table:style-name="ce31" table:formula="of:=[.H5]*[.D5]" office:value-type="currency" office:currency="JPY" office:value="1029.1008">
            <text:p>￥1,029.1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99391396">
            <text:p>0.99391396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9405">
            <text:p>￥59,405</text:p>
          </table:table-cell>
          <table:table-cell table:style-name="ce19" table:formula="of:=[.D6]*[.G6]" office:value-type="currency" office:currency="JPY" office:value="64378.0277938">
            <text:p>￥64,3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08371396">
            <text:p>1.08371396</text:p>
          </table:table-cell>
          <table:table-cell table:style-name="ce27" table:formula="of:=[.G6]*[.H$7]" office:value-type="float" office:value="0.054185698">
            <text:p>0.0542</text:p>
          </table:table-cell>
          <table:table-cell table:style-name="ce31" table:formula="of:=[.H6]*[.D6]" office:value-type="currency" office:currency="JPY" office:value="3218.90138969">
            <text:p>￥3,218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11.59851265">
            <text:p>￥24,41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2.5522452">
            <text:p>￥91,55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91">
            <text:p>9.1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6300">
            <text:p>136,3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6300">
            <text:p>￥136,3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6300">
            <text:p>136300</text:p>
          </table:table-cell>
          <table:table-cell table:style-name="ce26"/>
          <table:table-cell table:style-name="ce30" table:formula="of:=SUM([.I3:.I6])" office:value-type="currency" office:currency="JPY" office:value="6035.3912516365">
            <text:p>￥6,035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159591">
            <text:p>0.0115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15500">
            <text:p>￥715,500</text:p>
          </table:table-cell>
          <table:table-cell table:style-name="ce19" table:formula="of:=[.D3]*[.G3]" office:value-type="currency" office:currency="JPY" office:value="13305.373605">
            <text:p>￥13,30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1859591">
            <text:p>0.01859591</text:p>
          </table:table-cell>
          <table:table-cell table:style-name="ce27" table:formula="of:=[.G3]*[.H$1]" office:value-type="float" office:value="0.00169222781">
            <text:p>0.0017</text:p>
          </table:table-cell>
          <table:table-cell table:style-name="ce31" table:formula="of:=[.H3]*[.D3]" office:value-type="currency" office:currency="JPY" office:value="1210.788998055">
            <text:p>￥1,210.8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331.0045">
            <text:p>331.0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447">
            <text:p>￥21.447</text:p>
          </table:table-cell>
          <table:table-cell table:style-name="ce19" table:formula="of:=[.D4]*([.B4]+[.C4])" office:value-type="currency" office:currency="JPY" office:value="11173.9835115">
            <text:p>￥11,17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21.0045">
            <text:p>521.0045</text:p>
          </table:table-cell>
          <table:table-cell table:style-name="ce28" table:formula="of:=[.G4]*[.H$1]" office:value-type="float" office:value="47.4114095">
            <text:p>47.4</text:p>
          </table:table-cell>
          <table:table-cell table:style-name="ce31" table:formula="of:=[.H4]*[.D4]" office:value-type="currency" office:currency="JPY" office:value="1016.8324995465">
            <text:p>￥1,016.8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19.944">
            <text:p>19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91.9">
            <text:p>￥291.900</text:p>
          </table:table-cell>
          <table:table-cell table:style-name="ce19" table:formula="of:=[.D5]*[.G5]" office:value-type="currency" office:currency="JPY" office:value="11075.8536">
            <text:p>￥11,07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37.944">
            <text:p>37.944</text:p>
          </table:table-cell>
          <table:table-cell table:style-name="ce26" table:formula="of:=[.G5]*[.H$1]" office:value-type="float" office:value="3.452904">
            <text:p>3</text:p>
          </table:table-cell>
          <table:table-cell table:style-name="ce31" table:formula="of:=[.H5]*[.D5]" office:value-type="currency" office:currency="JPY" office:value="1007.9026776">
            <text:p>￥1,007.9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93037383">
            <text:p>0.93037383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4890">
            <text:p>￥54,890</text:p>
          </table:table-cell>
          <table:table-cell table:style-name="ce19" table:formula="of:=[.D6]*[.G6]" office:value-type="currency" office:currency="JPY" office:value="55997.3415287">
            <text:p>￥55,99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1.02017383">
            <text:p>1.02017383</text:p>
          </table:table-cell>
          <table:table-cell table:style-name="ce27" table:formula="of:=[.G6]*[.H$7]" office:value-type="float" office:value="0.0510086915">
            <text:p>0.0510</text:p>
          </table:table-cell>
          <table:table-cell table:style-name="ce31" table:formula="of:=[.H6]*[.D6]" office:value-type="currency" office:currency="JPY" office:value="2799.867076435">
            <text:p>￥2,799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1380613">
            <text:p>￥22,888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599.6185074">
            <text:p>￥92,60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83">
            <text:p>8.3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0248">
            <text:p>130,2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0248">
            <text:p>￥130,2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0248">
            <text:p>130248</text:p>
          </table:table-cell>
          <table:table-cell table:style-name="ce26"/>
          <table:table-cell table:style-name="ce30" table:formula="of:=SUM([.I3:.I6])" office:value-type="currency" office:currency="JPY" office:value="5927.8134247444">
            <text:p>￥5,928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329591">
            <text:p>0.0132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23480">
            <text:p>￥723,480</text:p>
          </table:table-cell>
          <table:table-cell table:style-name="ce19" table:formula="of:=[.D3]*[.G3]" office:value-type="currency" office:currency="JPY" office:value="14683.6849668">
            <text:p>￥14,6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029591">
            <text:p>0.02029591</text:p>
          </table:table-cell>
          <table:table-cell table:style-name="ce27" table:formula="of:=[.G3]*[.H$1]" office:value-type="float" office:value="0.00168456053">
            <text:p>0.0017</text:p>
          </table:table-cell>
          <table:table-cell table:style-name="ce31" table:formula="of:=[.H3]*[.D3]" office:value-type="currency" office:currency="JPY" office:value="1218.7458522444">
            <text:p>￥1,218.7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378.2045">
            <text:p>378.2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82">
            <text:p>￥21.820</text:p>
          </table:table-cell>
          <table:table-cell table:style-name="ce19" table:formula="of:=[.D4]*([.B4]+[.C4])" office:value-type="currency" office:currency="JPY" office:value="12398.22219">
            <text:p>￥12,39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68.2045">
            <text:p>568.2045</text:p>
          </table:table-cell>
          <table:table-cell table:style-name="ce28" table:formula="of:=[.G4]*[.H$1]" office:value-type="float" office:value="47.1609735">
            <text:p>47.2</text:p>
          </table:table-cell>
          <table:table-cell table:style-name="ce31" table:formula="of:=[.H4]*[.D4]" office:value-type="currency" office:currency="JPY" office:value="1029.05244177">
            <text:p>￥1,029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22.944">
            <text:p>22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299.1">
            <text:p>￥299.100</text:p>
          </table:table-cell>
          <table:table-cell table:style-name="ce19" table:formula="of:=[.D5]*[.G5]" office:value-type="currency" office:currency="JPY" office:value="12246.3504">
            <text:p>￥12,2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40.944">
            <text:p>40.944</text:p>
          </table:table-cell>
          <table:table-cell table:style-name="ce26" table:formula="of:=[.G5]*[.H$1]" office:value-type="float" office:value="3.398352">
            <text:p>3</text:p>
          </table:table-cell>
          <table:table-cell table:style-name="ce31" table:formula="of:=[.H5]*[.D5]" office:value-type="currency" office:currency="JPY" office:value="1016.4470832">
            <text:p>￥1,016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86454183">
            <text:p>0.86454183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5820">
            <text:p>￥55,820</text:p>
          </table:table-cell>
          <table:table-cell table:style-name="ce19" table:formula="of:=[.D6]*[.G6]" office:value-type="currency" office:currency="JPY" office:value="53271.3609506">
            <text:p>￥53,27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95434183">
            <text:p>0.95434183</text:p>
          </table:table-cell>
          <table:table-cell table:style-name="ce27" table:formula="of:=[.G6]*[.H$7]" office:value-type="float" office:value="0.0477170915">
            <text:p>0.0477</text:p>
          </table:table-cell>
          <table:table-cell table:style-name="ce31" table:formula="of:=[.H6]*[.D6]" office:value-type="currency" office:currency="JPY" office:value="2663.56804753">
            <text:p>￥2,663.6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149.90462685">
            <text:p>￥23,150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616.505994">
            <text:p>￥91,61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77">
            <text:p>7.7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4001">
            <text:p>124,0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4001">
            <text:p>￥124,0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4001">
            <text:p>124001</text:p>
          </table:table-cell>
          <table:table-cell table:style-name="ce26"/>
          <table:table-cell table:style-name="ce30" table:formula="of:=SUM([.I3:.I6])" office:value-type="currency" office:currency="JPY" office:value="5731.5116706881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499591">
            <text:p>0.0149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19780">
            <text:p>￥719,780</text:p>
          </table:table-cell>
          <table:table-cell table:style-name="ce19" table:formula="of:=[.D3]*[.G3]" office:value-type="currency" office:currency="JPY" office:value="15832.2160998">
            <text:p>￥15,83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199591">
            <text:p>0.02199591</text:p>
          </table:table-cell>
          <table:table-cell table:style-name="ce27" table:formula="of:=[.G3]*[.H$1]" office:value-type="float" office:value="0.00169368507">
            <text:p>0.0017</text:p>
          </table:table-cell>
          <table:table-cell table:style-name="ce31" table:formula="of:=[.H3]*[.D3]" office:value-type="currency" office:currency="JPY" office:value="1219.0806396846">
            <text:p>￥1,219.1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25.6045">
            <text:p>425.6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609">
            <text:p>￥21.609</text:p>
          </table:table-cell>
          <table:table-cell table:style-name="ce19" table:formula="of:=[.D4]*([.B4]+[.C4])" office:value-type="currency" office:currency="JPY" office:value="13302.5976405">
            <text:p>￥13,3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5.6045">
            <text:p>615.6045</text:p>
          </table:table-cell>
          <table:table-cell table:style-name="ce28" table:formula="of:=[.G4]*[.H$1]" office:value-type="float" office:value="47.4015465">
            <text:p>47.4</text:p>
          </table:table-cell>
          <table:table-cell table:style-name="ce31" table:formula="of:=[.H4]*[.D4]" office:value-type="currency" office:currency="JPY" office:value="1024.3000183185">
            <text:p>￥1,024.3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26.944">
            <text:p>26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00">
            <text:p>￥300.000</text:p>
          </table:table-cell>
          <table:table-cell table:style-name="ce19" table:formula="of:=[.D5]*[.G5]" office:value-type="currency" office:currency="JPY" office:value="13483.2">
            <text:p>￥13,483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44.944">
            <text:p>44.944</text:p>
          </table:table-cell>
          <table:table-cell table:style-name="ce26" table:formula="of:=[.G5]*[.H$1]" office:value-type="float" office:value="3.460688">
            <text:p>3</text:p>
          </table:table-cell>
          <table:table-cell table:style-name="ce31" table:formula="of:=[.H5]*[.D5]" office:value-type="currency" office:currency="JPY" office:value="1038.2064">
            <text:p>￥1,038.2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79313526">
            <text:p>0.79313526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5495">
            <text:p>￥55,495</text:p>
          </table:table-cell>
          <table:table-cell table:style-name="ce19" table:formula="of:=[.D6]*[.G6]" office:value-type="currency" office:currency="JPY" office:value="48998.4922537">
            <text:p>￥48,9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88293526">
            <text:p>0.88293526</text:p>
          </table:table-cell>
          <table:table-cell table:style-name="ce27" table:formula="of:=[.G6]*[.H$7]" office:value-type="float" office:value="0.044146763">
            <text:p>0.0441</text:p>
          </table:table-cell>
          <table:table-cell table:style-name="ce31" table:formula="of:=[.H6]*[.D6]" office:value-type="currency" office:currency="JPY" office:value="2449.924612685">
            <text:p>￥2,449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904.1264985">
            <text:p>￥22,904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0843.84894805">
            <text:p>￥90,84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71">
            <text:p>7.1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002">
            <text:p>118,0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002">
            <text:p>￥118,0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002">
            <text:p>118002</text:p>
          </table:table-cell>
          <table:table-cell table:style-name="ce26"/>
          <table:table-cell table:style-name="ce30" table:formula="of:=SUM([.I3:.I6])" office:value-type="currency" office:currency="JPY" office:value="5516.40517605005">
            <text:p>￥5,516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669591">
            <text:p>0.0166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24205">
            <text:p>￥724,205</text:p>
          </table:table-cell>
          <table:table-cell table:style-name="ce19" table:formula="of:=[.D3]*[.G3]" office:value-type="currency" office:currency="JPY" office:value="17160.69650155">
            <text:p>￥17,16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369591">
            <text:p>0.02369591</text:p>
          </table:table-cell>
          <table:table-cell table:style-name="ce27" table:formula="of:=[.G3]*[.H$1]" office:value-type="float" office:value="0.00168240961">
            <text:p>0.0017</text:p>
          </table:table-cell>
          <table:table-cell table:style-name="ce31" table:formula="of:=[.H3]*[.D3]" office:value-type="currency" office:currency="JPY" office:value="1218.40945161005">
            <text:p>￥1,218.4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72.7045">
            <text:p>472.7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1.87">
            <text:p>￥21.870</text:p>
          </table:table-cell>
          <table:table-cell table:style-name="ce19" table:formula="of:=[.D4]*([.B4]+[.C4])" office:value-type="currency" office:currency="JPY" office:value="14493.347415">
            <text:p>￥14,49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2.7045">
            <text:p>662.7045</text:p>
          </table:table-cell>
          <table:table-cell table:style-name="ce28" table:formula="of:=[.G4]*[.H$1]" office:value-type="float" office:value="47.0520195">
            <text:p>47.1</text:p>
          </table:table-cell>
          <table:table-cell table:style-name="ce31" table:formula="of:=[.H4]*[.D4]" office:value-type="currency" office:currency="JPY" office:value="1029.027666465">
            <text:p>￥1,029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0.944">
            <text:p>30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01.1">
            <text:p>￥301.100</text:p>
          </table:table-cell>
          <table:table-cell table:style-name="ce19" table:formula="of:=[.D5]*[.G5]" office:value-type="currency" office:currency="JPY" office:value="14737.0384">
            <text:p>￥14,73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48.944">
            <text:p>48.944</text:p>
          </table:table-cell>
          <table:table-cell table:style-name="ce26" table:formula="of:=[.G5]*[.H$1]" office:value-type="float" office:value="3.475024">
            <text:p>3</text:p>
          </table:table-cell>
          <table:table-cell table:style-name="ce31" table:formula="of:=[.H5]*[.D5]" office:value-type="currency" office:currency="JPY" office:value="1046.3297264">
            <text:p>￥1,046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72420415">
            <text:p>0.72420415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4610">
            <text:p>￥54,610</text:p>
          </table:table-cell>
          <table:table-cell table:style-name="ce19" table:formula="of:=[.D6]*[.G6]" office:value-type="currency" office:currency="JPY" office:value="44452.7666315">
            <text:p>￥44,45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81400415">
            <text:p>0.81400415</text:p>
          </table:table-cell>
          <table:table-cell table:style-name="ce27" table:formula="of:=[.G6]*[.H$7]" office:value-type="float" office:value="0.0407002075">
            <text:p>0.0407</text:p>
          </table:table-cell>
          <table:table-cell table:style-name="ce31" table:formula="of:=[.H6]*[.D6]" office:value-type="currency" office:currency="JPY" office:value="2222.638331575">
            <text:p>￥2,222.6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710.9622370125">
            <text:p>￥22,711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0020.53492195">
            <text:p>￥90,02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67">
            <text:p>6.7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2198">
            <text:p>112,1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2198">
            <text:p>￥112,1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2198">
            <text:p>112198</text:p>
          </table:table-cell>
          <table:table-cell table:style-name="ce26"/>
          <table:table-cell table:style-name="ce30" table:formula="of:=SUM([.I3:.I6])" office:value-type="currency" office:currency="JPY" office:value="5357.34659100085">
            <text:p>￥5,357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39591">
            <text:p>0.0183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22805">
            <text:p>￥722,805</text:p>
          </table:table-cell>
          <table:table-cell table:style-name="ce19" table:formula="of:=[.D3]*[.G3]" office:value-type="currency" office:currency="JPY" office:value="18356.29072755">
            <text:p>￥18,35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9591">
            <text:p>0.02539591</text:p>
          </table:table-cell>
          <table:table-cell table:style-name="ce27" table:formula="of:=[.G3]*[.H$1]" office:value-type="float" office:value="0.00170152597">
            <text:p>0.0017</text:p>
          </table:table-cell>
          <table:table-cell table:style-name="ce31" table:formula="of:=[.H3]*[.D3]" office:value-type="currency" office:currency="JPY" office:value="1229.87147874585">
            <text:p>￥1,229.9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20.3045">
            <text:p>520.3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2.19">
            <text:p>￥22.190</text:p>
          </table:table-cell>
          <table:table-cell table:style-name="ce19" table:formula="of:=[.D4]*([.B4]+[.C4])" office:value-type="currency" office:currency="JPY" office:value="15761.656855">
            <text:p>￥15,76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0.3045">
            <text:p>710.3045</text:p>
          </table:table-cell>
          <table:table-cell table:style-name="ce28" table:formula="of:=[.G4]*[.H$1]" office:value-type="float" office:value="47.5904015">
            <text:p>47.6</text:p>
          </table:table-cell>
          <table:table-cell table:style-name="ce31" table:formula="of:=[.H4]*[.D4]" office:value-type="currency" office:currency="JPY" office:value="1056.031009285">
            <text:p>￥1,056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4.944">
            <text:p>34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07">
            <text:p>￥307.000</text:p>
          </table:table-cell>
          <table:table-cell table:style-name="ce19" table:formula="of:=[.D5]*[.G5]" office:value-type="currency" office:currency="JPY" office:value="16253.808">
            <text:p>￥16,25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52.944">
            <text:p>52.944</text:p>
          </table:table-cell>
          <table:table-cell table:style-name="ce26" table:formula="of:=[.G5]*[.H$1]" office:value-type="float" office:value="3.547248">
            <text:p>4</text:p>
          </table:table-cell>
          <table:table-cell table:style-name="ce31" table:formula="of:=[.H5]*[.D5]" office:value-type="currency" office:currency="JPY" office:value="1089.005136">
            <text:p>￥1,089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64199733">
            <text:p>0.64199733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4180">
            <text:p>￥54,180</text:p>
          </table:table-cell>
          <table:table-cell table:style-name="ce19" table:formula="of:=[.D6]*[.G6]" office:value-type="currency" office:currency="JPY" office:value="39648.7793394">
            <text:p>￥39,64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73179733">
            <text:p>0.73179733</text:p>
          </table:table-cell>
          <table:table-cell table:style-name="ce27" table:formula="of:=[.G6]*[.H$7]" office:value-type="float" office:value="0.0365898665">
            <text:p>0.0366</text:p>
          </table:table-cell>
          <table:table-cell table:style-name="ce31" table:formula="of:=[.H6]*[.D6]" office:value-type="currency" office:currency="JPY" office:value="1982.43896697">
            <text:p>￥1,982.4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505.1337304875">
            <text:p>￥22,505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117.30030635">
            <text:p>￥89,11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63">
            <text:p>6.3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610">
            <text:p>106,61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6610">
            <text:p>￥106,6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610">
            <text:p>106610</text:p>
          </table:table-cell>
          <table:table-cell table:style-name="ce26"/>
          <table:table-cell table:style-name="ce30" table:formula="of:=SUM([.I3:.I6])" office:value-type="currency" office:currency="JPY" office:value="5160.8395541159">
            <text:p>￥5,161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09591">
            <text:p>0.0200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24980">
            <text:p>￥724,980</text:p>
          </table:table-cell>
          <table:table-cell table:style-name="ce19" table:formula="of:=[.D3]*[.G3]" office:value-type="currency" office:currency="JPY" office:value="19643.9928318">
            <text:p>￥19,6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9591">
            <text:p>0.02709591</text:p>
          </table:table-cell>
          <table:table-cell table:style-name="ce27" table:formula="of:=[.G3]*[.H$1]" office:value-type="float" office:value="0.00170704233">
            <text:p>0.0017</text:p>
          </table:table-cell>
          <table:table-cell table:style-name="ce31" table:formula="of:=[.H3]*[.D3]" office:value-type="currency" office:currency="JPY" office:value="1237.5715484034">
            <text:p>￥1,237.6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68.1045">
            <text:p>568.1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2.41">
            <text:p>￥22.410</text:p>
          </table:table-cell>
          <table:table-cell table:style-name="ce19" table:formula="of:=[.D4]*([.B4]+[.C4])" office:value-type="currency" office:currency="JPY" office:value="16989.121845">
            <text:p>￥16,98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1045">
            <text:p>758.1045</text:p>
          </table:table-cell>
          <table:table-cell table:style-name="ce28" table:formula="of:=[.G4]*[.H$1]" office:value-type="float" office:value="47.7605835">
            <text:p>47.8</text:p>
          </table:table-cell>
          <table:table-cell table:style-name="ce31" table:formula="of:=[.H4]*[.D4]" office:value-type="currency" office:currency="JPY" office:value="1070.314676235">
            <text:p>￥1,070.3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944">
            <text:p>38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09">
            <text:p>￥309.000</text:p>
          </table:table-cell>
          <table:table-cell table:style-name="ce19" table:formula="of:=[.D5]*[.G5]" office:value-type="currency" office:currency="JPY" office:value="17595.696">
            <text:p>￥17,5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56.944">
            <text:p>56.944</text:p>
          </table:table-cell>
          <table:table-cell table:style-name="ce26" table:formula="of:=[.G5]*[.H$1]" office:value-type="float" office:value="3.587472">
            <text:p>4</text:p>
          </table:table-cell>
          <table:table-cell table:style-name="ce31" table:formula="of:=[.H5]*[.D5]" office:value-type="currency" office:currency="JPY" office:value="1108.528848">
            <text:p>￥1,108.5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56031627">
            <text:p>0.56031627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3665">
            <text:p>￥53,665</text:p>
          </table:table-cell>
          <table:table-cell table:style-name="ce19" table:formula="of:=[.D6]*[.G6]" office:value-type="currency" office:currency="JPY" office:value="34888.48962955">
            <text:p>￥34,8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65011627">
            <text:p>0.65011627</text:p>
          </table:table-cell>
          <table:table-cell table:style-name="ce27" table:formula="of:=[.G6]*[.H$7]" office:value-type="float" office:value="0.0325058135">
            <text:p>0.0325</text:p>
          </table:table-cell>
          <table:table-cell table:style-name="ce31" table:formula="of:=[.H6]*[.D6]" office:value-type="currency" office:currency="JPY" office:value="1744.4244814775">
            <text:p>￥1,744.4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279.3250765875">
            <text:p>￥22,279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131.8691607">
            <text:p>￥96,13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59">
            <text:p>5.9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273">
            <text:p>101,27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273">
            <text:p>￥101,27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273">
            <text:p>101273</text:p>
          </table:table-cell>
          <table:table-cell table:style-name="ce26"/>
          <table:table-cell table:style-name="ce30" table:formula="of:=SUM([.I3:.I6])" office:value-type="currency" office:currency="JPY" office:value="5364.3333713127">
            <text:p>￥5,364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79591">
            <text:p>0.0217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62230">
            <text:p>￥762,230</text:p>
          </table:table-cell>
          <table:table-cell table:style-name="ce19" table:formula="of:=[.D3]*[.G3]" office:value-type="currency" office:currency="JPY" office:value="21949.1064793">
            <text:p>￥21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79591">
            <text:p>0.02879591</text:p>
          </table:table-cell>
          <table:table-cell table:style-name="ce27" table:formula="of:=[.G3]*[.H$1]" office:value-type="float" office:value="0.00169895869">
            <text:p>0.0017</text:p>
          </table:table-cell>
          <table:table-cell table:style-name="ce31" table:formula="of:=[.H3]*[.D3]" office:value-type="currency" office:currency="JPY" office:value="1294.9972822787">
            <text:p>￥1,295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15.6045">
            <text:p>615.6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4.488">
            <text:p>￥24.488</text:p>
          </table:table-cell>
          <table:table-cell table:style-name="ce19" table:formula="of:=[.D4]*([.B4]+[.C4])" office:value-type="currency" office:currency="JPY" office:value="19727.642996">
            <text:p>￥19,72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5.6045">
            <text:p>805.6045</text:p>
          </table:table-cell>
          <table:table-cell table:style-name="ce28" table:formula="of:=[.G4]*[.H$1]" office:value-type="float" office:value="47.5306655">
            <text:p>47.5</text:p>
          </table:table-cell>
          <table:table-cell table:style-name="ce31" table:formula="of:=[.H4]*[.D4]" office:value-type="currency" office:currency="JPY" office:value="1163.930936764">
            <text:p>￥1,163.9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944">
            <text:p>42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33">
            <text:p>￥333.000</text:p>
          </table:table-cell>
          <table:table-cell table:style-name="ce19" table:formula="of:=[.D5]*[.G5]" office:value-type="currency" office:currency="JPY" office:value="20294.352">
            <text:p>￥20,294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0.944">
            <text:p>60.944</text:p>
          </table:table-cell>
          <table:table-cell table:style-name="ce26" table:formula="of:=[.G5]*[.H$1]" office:value-type="float" office:value="3.595696">
            <text:p>4</text:p>
          </table:table-cell>
          <table:table-cell table:style-name="ce31" table:formula="of:=[.H5]*[.D5]" office:value-type="currency" office:currency="JPY" office:value="1197.366768">
            <text:p>￥1,197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48173702">
            <text:p>0.48173702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9770">
            <text:p>￥59,770</text:p>
          </table:table-cell>
          <table:table-cell table:style-name="ce19" table:formula="of:=[.D6]*[.G6]" office:value-type="currency" office:currency="JPY" office:value="34160.7676854">
            <text:p>￥34,16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57153702">
            <text:p>0.57153702</text:p>
          </table:table-cell>
          <table:table-cell table:style-name="ce27" table:formula="of:=[.G6]*[.H$7]" office:value-type="float" office:value="0.028576851">
            <text:p>0.0286</text:p>
          </table:table-cell>
          <table:table-cell table:style-name="ce31" table:formula="of:=[.H6]*[.D6]" office:value-type="currency" office:currency="JPY" office:value="1708.03838427">
            <text:p>￥1,708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032.967290175">
            <text:p>￥24,033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937.9915629">
            <text:p>￥93,9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56">
            <text:p>5.6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6"/>
          <table:table-cell table:style-name="ce30" table:formula="of:=SUM([.I3:.I6])" office:value-type="currency" office:currency="JPY" office:value="5087.1375415824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349591">
            <text:p>0.0234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51440">
            <text:p>￥751,440</text:p>
          </table:table-cell>
          <table:table-cell table:style-name="ce19" table:formula="of:=[.D3]*[.G3]" office:value-type="currency" office:currency="JPY" office:value="22915.8466104">
            <text:p>￥22,91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591">
            <text:p>0.03049591</text:p>
          </table:table-cell>
          <table:table-cell table:style-name="ce27" table:formula="of:=[.G3]*[.H$1]" office:value-type="float" office:value="0.00170777096">
            <text:p>0.0017</text:p>
          </table:table-cell>
          <table:table-cell table:style-name="ce31" table:formula="of:=[.H3]*[.D3]" office:value-type="currency" office:currency="JPY" office:value="1283.2874101824">
            <text:p>￥1,283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63.4045">
            <text:p>663.4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4.125">
            <text:p>￥24.125</text:p>
          </table:table-cell>
          <table:table-cell table:style-name="ce19" table:formula="of:=[.D4]*([.B4]+[.C4])" office:value-type="currency" office:currency="JPY" office:value="20588.3835625">
            <text:p>￥20,58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3.4045">
            <text:p>853.4045</text:p>
          </table:table-cell>
          <table:table-cell table:style-name="ce28" table:formula="of:=[.G4]*[.H$1]" office:value-type="float" office:value="47.790652">
            <text:p>47.8</text:p>
          </table:table-cell>
          <table:table-cell table:style-name="ce31" table:formula="of:=[.H4]*[.D4]" office:value-type="currency" office:currency="JPY" office:value="1152.9494795">
            <text:p>￥1,152.9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6.944">
            <text:p>46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31.6">
            <text:p>￥331.600</text:p>
          </table:table-cell>
          <table:table-cell table:style-name="ce19" table:formula="of:=[.D5]*[.G5]" office:value-type="currency" office:currency="JPY" office:value="21535.4304">
            <text:p>￥21,535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4.944">
            <text:p>64.944</text:p>
          </table:table-cell>
          <table:table-cell table:style-name="ce26" table:formula="of:=[.G5]*[.H$1]" office:value-type="float" office:value="3.636864">
            <text:p>4</text:p>
          </table:table-cell>
          <table:table-cell table:style-name="ce31" table:formula="of:=[.H5]*[.D5]" office:value-type="currency" office:currency="JPY" office:value="1205.9841024">
            <text:p>￥1,206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975243">
            <text:p>0.3975243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59300">
            <text:p>￥59,300</text:p>
          </table:table-cell>
          <table:table-cell table:style-name="ce19" table:formula="of:=[.D6]*[.G6]" office:value-type="currency" office:currency="JPY" office:value="28898.33099">
            <text:p>￥28,89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4873243">
            <text:p>0.4873243</text:p>
          </table:table-cell>
          <table:table-cell table:style-name="ce27" table:formula="of:=[.G6]*[.H$7]" office:value-type="float" office:value="0.024366215">
            <text:p>0.0244</text:p>
          </table:table-cell>
          <table:table-cell table:style-name="ce31" table:formula="of:=[.H6]*[.D6]" office:value-type="currency" office:currency="JPY" office:value="1444.9165495">
            <text:p>￥1,444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484.497890725">
            <text:p>￥23,484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47.993505">
            <text:p>￥97,94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5" office:value-type="percentage" office:value="0.053">
            <text:p>5.3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0426">
            <text:p>90,4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426">
            <text:p>￥90,4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426">
            <text:p>90426</text:p>
          </table:table-cell>
          <table:table-cell table:style-name="ce26"/>
          <table:table-cell table:style-name="ce30" table:formula="of:=SUM([.I3:.I6])" office:value-type="currency" office:currency="JPY" office:value="5114.281757015">
            <text:p>￥5,114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519591">
            <text:p>0.02519591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796000">
            <text:p>￥796,000</text:p>
          </table:table-cell>
          <table:table-cell table:style-name="ce19" table:formula="of:=[.D3]*[.G3]" office:value-type="currency" office:currency="JPY" office:value="25627.94436">
            <text:p>￥25,62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19591">
            <text:p>0.03219591</text:p>
          </table:table-cell>
          <table:table-cell table:style-name="ce27" table:formula="of:=[.G3]*[.H$1]" office:value-type="float" office:value="0.00170638323">
            <text:p>0.0017</text:p>
          </table:table-cell>
          <table:table-cell table:style-name="ce31" table:formula="of:=[.H3]*[.D3]" office:value-type="currency" office:currency="JPY" office:value="1358.28105108">
            <text:p>￥1,358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711.2045">
            <text:p>711.204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5.71">
            <text:p>￥25.710</text:p>
          </table:table-cell>
          <table:table-cell table:style-name="ce19" table:formula="of:=[.D4]*([.B4]+[.C4])" office:value-type="currency" office:currency="JPY" office:value="23169.967695">
            <text:p>￥23,17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901.2045">
            <text:p>901.2045</text:p>
          </table:table-cell>
          <table:table-cell table:style-name="ce28" table:formula="of:=[.G4]*[.H$1]" office:value-type="float" office:value="47.7638385">
            <text:p>47.8</text:p>
          </table:table-cell>
          <table:table-cell table:style-name="ce31" table:formula="of:=[.H4]*[.D4]" office:value-type="currency" office:currency="JPY" office:value="1228.008287835">
            <text:p>￥1,228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0.944">
            <text:p>50.944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40.8">
            <text:p>￥340.800</text:p>
          </table:table-cell>
          <table:table-cell table:style-name="ce19" table:formula="of:=[.D5]*[.G5]" office:value-type="currency" office:currency="JPY" office:value="23496.1152">
            <text:p>￥23,49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8.944">
            <text:p>68.944</text:p>
          </table:table-cell>
          <table:table-cell table:style-name="ce26" table:formula="of:=[.G5]*[.H$1]" office:value-type="float" office:value="3.654032">
            <text:p>4</text:p>
          </table:table-cell>
          <table:table-cell table:style-name="ce31" table:formula="of:=[.H5]*[.D5]" office:value-type="currency" office:currency="JPY" office:value="1245.2941056">
            <text:p>￥1,245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2066346">
            <text:p>0.32066346</text:p>
          </table:table-cell>
          <table:table-cell table:style-name="ce11" office:value-type="float" office:value="0.0898">
            <text:p>0.0898</text:p>
          </table:table-cell>
          <table:table-cell table:style-name="ce16" office:value-type="currency" office:currency="JPY" office:value="62500">
            <text:p>￥62,500</text:p>
          </table:table-cell>
          <table:table-cell table:style-name="ce19" table:formula="of:=[.D6]*[.G6]" office:value-type="currency" office:currency="JPY" office:value="25653.96625">
            <text:p>￥25,6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41046346">
            <text:p>0.41046346</text:p>
          </table:table-cell>
          <table:table-cell table:style-name="ce27" table:formula="of:=[.G6]*[.H$7]" office:value-type="float" office:value="0.020523173">
            <text:p>0.0205</text:p>
          </table:table-cell>
          <table:table-cell table:style-name="ce31" table:formula="of:=[.H6]*[.D6]" office:value-type="currency" office:currency="JPY" office:value="1282.6983125">
            <text:p>￥1,282.7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86.99837625">
            <text:p>￥24,487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86.5872087">
            <text:p>￥104,18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85158">
            <text:p>85,15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158">
            <text:p>￥85,15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158">
            <text:p>85158</text:p>
          </table:table-cell>
          <table:table-cell table:style-name="ce26"/>
          <table:table-cell table:style-name="ce30" table:formula="of:=SUM([.I3:.I6])" office:value-type="currency" office:currency="JPY" office:value="5209.329360435">
            <text:p>￥5,209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2504839">
            <text:p>0.02504839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40900">
            <text:p>￥840,900</text:p>
          </table:table-cell>
          <table:table-cell table:style-name="ce19" table:formula="of:=[.D3]*[.G3]" office:value-type="currency" office:currency="JPY" office:value="26949.491151">
            <text:p>￥26,94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204839">
            <text:p>0.03204839</text:p>
          </table:table-cell>
          <table:table-cell table:style-name="ce27" table:formula="of:=[.G3]*[.H$1]" office:value-type="float" office:value="0.0016024195">
            <text:p>0.0016</text:p>
          </table:table-cell>
          <table:table-cell table:style-name="ce31" table:formula="of:=[.H3]*[.D3]" office:value-type="currency" office:currency="JPY" office:value="1347.47455755">
            <text:p>￥1,347.5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703.5258">
            <text:p>703.5258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8.137">
            <text:p>￥28.137</text:p>
          </table:table-cell>
          <table:table-cell table:style-name="ce19" table:formula="of:=[.D4]*([.B4]+[.C4])" office:value-type="currency" office:currency="JPY" office:value="25141.1354346">
            <text:p>￥25,1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93.5258">
            <text:p>893.5258</text:p>
          </table:table-cell>
          <table:table-cell table:style-name="ce28" table:formula="of:=[.G4]*[.H$1]" office:value-type="float" office:value="44.67629">
            <text:p>44.7</text:p>
          </table:table-cell>
          <table:table-cell table:style-name="ce31" table:formula="of:=[.H4]*[.D4]" office:value-type="currency" office:currency="JPY" office:value="1257.05677173">
            <text:p>￥1,257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50.6801">
            <text:p>50.6801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61.2">
            <text:p>￥361.200</text:p>
          </table:table-cell>
          <table:table-cell table:style-name="ce19" table:formula="of:=[.D5]*[.G5]" office:value-type="currency" office:currency="JPY" office:value="24807.25212">
            <text:p>￥24,8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8.6801">
            <text:p>68.6801</text:p>
          </table:table-cell>
          <table:table-cell table:style-name="ce26" table:formula="of:=[.G5]*[.H$1]" office:value-type="float" office:value="3.434005">
            <text:p>3</text:p>
          </table:table-cell>
          <table:table-cell table:style-name="ce31" table:formula="of:=[.H5]*[.D5]" office:value-type="currency" office:currency="JPY" office:value="1240.362606">
            <text:p>￥1,240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31894418">
            <text:p>0.31894418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6795">
            <text:p>￥66,795</text:p>
          </table:table-cell>
          <table:table-cell table:style-name="ce19" table:formula="of:=[.D6]*[.G6]" office:value-type="currency" office:currency="JPY" office:value="27288.7085031">
            <text:p>￥27,28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40854418">
            <text:p>0.40854418</text:p>
          </table:table-cell>
          <table:table-cell table:style-name="ce27" table:formula="of:=[.G6]*[.H$7]" office:value-type="float" office:value="0.020427209">
            <text:p>0.0204</text:p>
          </table:table-cell>
          <table:table-cell table:style-name="ce31" table:formula="of:=[.H6]*[.D6]" office:value-type="currency" office:currency="JPY" office:value="1364.435425155">
            <text:p>￥1,364.4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6046.646802175">
            <text:p>￥26,047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592.0344034">
            <text:p>￥103,5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9537">
            <text:p>79,53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9537">
            <text:p>￥79,53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9537">
            <text:p>79537</text:p>
          </table:table-cell>
          <table:table-cell table:style-name="ce26"/>
          <table:table-cell table:style-name="ce30" table:formula="of:=SUM([.I3:.I6])" office:value-type="currency" office:currency="JPY" office:value="5179.60172017">
            <text:p>￥5,18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2491567">
            <text:p>0.02491567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48000">
            <text:p>￥848,000</text:p>
          </table:table-cell>
          <table:table-cell table:style-name="ce19" table:formula="of:=[.D3]*[.G3]" office:value-type="currency" office:currency="JPY" office:value="27064.48816">
            <text:p>￥27,06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91567">
            <text:p>0.03191567</text:p>
          </table:table-cell>
          <table:table-cell table:style-name="ce27" table:formula="of:=[.G3]*[.H$1]" office:value-type="float" office:value="0.0015957835">
            <text:p>0.0016</text:p>
          </table:table-cell>
          <table:table-cell table:style-name="ce31" table:formula="of:=[.H3]*[.D3]" office:value-type="currency" office:currency="JPY" office:value="1353.224408">
            <text:p>￥1,353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695.4496">
            <text:p>695.4496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9.182">
            <text:p>￥29.182</text:p>
          </table:table-cell>
          <table:table-cell table:style-name="ce19" table:formula="of:=[.D4]*([.B4]+[.C4])" office:value-type="currency" office:currency="JPY" office:value="25839.1902272">
            <text:p>￥25,8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85.4496">
            <text:p>885.4496</text:p>
          </table:table-cell>
          <table:table-cell table:style-name="ce28" table:formula="of:=[.G4]*[.H$1]" office:value-type="float" office:value="44.27248">
            <text:p>44.3</text:p>
          </table:table-cell>
          <table:table-cell table:style-name="ce31" table:formula="of:=[.H4]*[.D4]" office:value-type="currency" office:currency="JPY" office:value="1291.95951136">
            <text:p>￥1,292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6.456">
            <text:p>46.456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65.3">
            <text:p>￥365.300</text:p>
          </table:table-cell>
          <table:table-cell table:style-name="ce19" table:formula="of:=[.D5]*[.G5]" office:value-type="currency" office:currency="JPY" office:value="23545.7768">
            <text:p>￥23,546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3" table:formula="of:=[.B5]+[.C5]" office:value-type="float" office:value="64.456">
            <text:p>64.456</text:p>
          </table:table-cell>
          <table:table-cell table:style-name="ce26" table:formula="of:=[.G5]*[.H$1]" office:value-type="float" office:value="3.2228">
            <text:p>3</text:p>
          </table:table-cell>
          <table:table-cell table:style-name="ce31" table:formula="of:=[.H5]*[.D5]" office:value-type="currency" office:currency="JPY" office:value="1177.28884">
            <text:p>￥1,177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6" table:formula="of:=0.33867422-0.0214" office:value-type="float" office:value="0.31727422">
            <text:p>0.31727422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6710">
            <text:p>￥66,710</text:p>
          </table:table-cell>
          <table:table-cell table:style-name="ce19" table:formula="of:=[.D6]*[.G6]" office:value-type="currency" office:currency="JPY" office:value="27142.5792162">
            <text:p>￥27,1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3" table:formula="of:=[.B6]+[.C6]" office:value-type="float" office:value="0.40687422">
            <text:p>0.40687422</text:p>
          </table:table-cell>
          <table:table-cell table:style-name="ce27" table:formula="of:=[.G6]*[.H$7]" office:value-type="float" office:value="0.020343711">
            <text:p>0.0203</text:p>
          </table:table-cell>
          <table:table-cell table:style-name="ce31" table:formula="of:=[.H6]*[.D6]" office:value-type="currency" office:currency="JPY" office:value="1357.12896081">
            <text:p>￥1,357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5898.00860085">
            <text:p>￥25,898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66.9686428">
            <text:p>￥104,16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4336">
            <text:p>74,33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336">
            <text:p>￥74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336">
            <text:p>74336</text:p>
          </table:table-cell>
          <table:table-cell table:style-name="ce26"/>
          <table:table-cell table:style-name="ce30" table:formula="of:=SUM([.I3:.I6])" office:value-type="currency" office:currency="JPY" office:value="5208.34843214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2479043">
            <text:p>0.02479043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48000">
            <text:p>￥848,000</text:p>
          </table:table-cell>
          <table:table-cell table:style-name="ce19" table:formula="of:=[.D3]*[.G3]" office:value-type="currency" office:currency="JPY" office:value="26958.28464">
            <text:p>￥26,9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79043">
            <text:p>0.03179043</text:p>
          </table:table-cell>
          <table:table-cell table:style-name="ce27" table:formula="of:=[.G3]*[.H$1]" office:value-type="float" office:value="0.0015895215">
            <text:p>0.0016</text:p>
          </table:table-cell>
          <table:table-cell table:style-name="ce31" table:formula="of:=[.H3]*[.D3]" office:value-type="currency" office:currency="JPY" office:value="1347.914232">
            <text:p>￥1,347.9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687.5231">
            <text:p>687.5231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9.182">
            <text:p>￥29.182</text:p>
          </table:table-cell>
          <table:table-cell table:style-name="ce19" table:formula="of:=[.D4]*([.B4]+[.C4])" office:value-type="currency" office:currency="JPY" office:value="25607.8791042">
            <text:p>￥25,608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77.5231">
            <text:p>877.5231</text:p>
          </table:table-cell>
          <table:table-cell table:style-name="ce28" table:formula="of:=[.G4]*[.H$1]" office:value-type="float" office:value="43.876155">
            <text:p>43.9</text:p>
          </table:table-cell>
          <table:table-cell table:style-name="ce31" table:formula="of:=[.H4]*[.D4]" office:value-type="currency" office:currency="JPY" office:value="1280.39395521">
            <text:p>￥1,280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9.2282">
            <text:p>49.2282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65.3">
            <text:p>￥365.300</text:p>
          </table:table-cell>
          <table:table-cell table:style-name="ce19" table:formula="of:=[.D5]*[.G5]" office:value-type="currency" office:currency="JPY" office:value="24558.46146">
            <text:p>￥24,55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2282">
            <text:p>67.2282</text:p>
          </table:table-cell>
          <table:table-cell table:style-name="ce26" table:formula="of:=[.G5]*[.H$1]" office:value-type="float" office:value="3.36141">
            <text:p>3</text:p>
          </table:table-cell>
          <table:table-cell table:style-name="ce31" table:formula="of:=[.H5]*[.D5]" office:value-type="currency" office:currency="JPY" office:value="1227.923073">
            <text:p>￥1,227.9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31577166">
            <text:p>0.31577166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6710">
            <text:p>￥66,710</text:p>
          </table:table-cell>
          <table:table-cell table:style-name="ce19" table:formula="of:=[.D6]*[.G6]" office:value-type="currency" office:currency="JPY" office:value="27042.3434386">
            <text:p>￥27,0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537166">
            <text:p>0.40537166</text:p>
          </table:table-cell>
          <table:table-cell table:style-name="ce27" table:formula="of:=[.G6]*[.H$7]" office:value-type="float" office:value="0.020268583">
            <text:p>0.0203</text:p>
          </table:table-cell>
          <table:table-cell table:style-name="ce31" table:formula="of:=[.H6]*[.D6]" office:value-type="currency" office:currency="JPY" office:value="1352.11717193">
            <text:p>￥1,352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6041.7421607">
            <text:p>￥26,04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6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1740.1553222">
            <text:p>￥101,74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8671">
            <text:p>68,67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8671">
            <text:p>￥68,6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8671">
            <text:p>68671</text:p>
          </table:table-cell>
          <table:table-cell table:style-name="ce26"/>
          <table:table-cell table:style-name="ce30" table:formula="of:=SUM([.I3:.I6])" office:value-type="currency" office:currency="JPY" office:value="5087.00776611">
            <text:p>￥5,087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464036">
            <text:p>0.02464036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39000">
            <text:p>￥839,000</text:p>
          </table:table-cell>
          <table:table-cell table:style-name="ce19" table:formula="of:=[.D3]*[.G3]" office:value-type="currency" office:currency="JPY" office:value="26546.26204">
            <text:p>￥26,54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64036">
            <text:p>0.03164036</text:p>
          </table:table-cell>
          <table:table-cell table:style-name="ce27" table:formula="of:=[.G3]*[.H$1]" office:value-type="float" office:value="0.001582018">
            <text:p>0.0016</text:p>
          </table:table-cell>
          <table:table-cell table:style-name="ce31" table:formula="of:=[.H3]*[.D3]" office:value-type="currency" office:currency="JPY" office:value="1327.313102">
            <text:p>￥1,327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77.8128">
            <text:p>677.8128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7.649">
            <text:p>￥27.649</text:p>
          </table:table-cell>
          <table:table-cell table:style-name="ce19" table:formula="of:=[.D4]*([.B4]+[.C4])" office:value-type="currency" office:currency="JPY" office:value="23994.1561072">
            <text:p>￥23,99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67.8128">
            <text:p>867.8128</text:p>
          </table:table-cell>
          <table:table-cell table:style-name="ce28" table:formula="of:=[.G4]*[.H$1]" office:value-type="float" office:value="43.39064">
            <text:p>43.4</text:p>
          </table:table-cell>
          <table:table-cell table:style-name="ce31" table:formula="of:=[.H4]*[.D4]" office:value-type="currency" office:currency="JPY" office:value="1199.70780536">
            <text:p>￥1,199.7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9.0151">
            <text:p>49.0151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63.2">
            <text:p>￥363.200</text:p>
          </table:table-cell>
          <table:table-cell table:style-name="ce19" table:formula="of:=[.D5]*[.G5]" office:value-type="currency" office:currency="JPY" office:value="24339.88432">
            <text:p>￥24,3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7.0151">
            <text:p>67.0151</text:p>
          </table:table-cell>
          <table:table-cell table:style-name="ce26" table:formula="of:=[.G5]*[.H$1]" office:value-type="float" office:value="3.350755">
            <text:p>3</text:p>
          </table:table-cell>
          <table:table-cell table:style-name="ce31" table:formula="of:=[.H5]*[.D5]" office:value-type="currency" office:currency="JPY" office:value="1216.994216">
            <text:p>￥1,217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140041">
            <text:p>0.3140041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6550">
            <text:p>￥66,550</text:p>
          </table:table-cell>
          <table:table-cell table:style-name="ce19" table:formula="of:=[.D6]*[.G6]" office:value-type="currency" office:currency="JPY" office:value="26859.852855">
            <text:p>￥26,86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36041">
            <text:p>0.4036041</text:p>
          </table:table-cell>
          <table:table-cell table:style-name="ce27" table:formula="of:=[.G6]*[.H$7]" office:value-type="float" office:value="0.020180205">
            <text:p>0.0202</text:p>
          </table:table-cell>
          <table:table-cell table:style-name="ce31" table:formula="of:=[.H6]*[.D6]" office:value-type="currency" office:currency="JPY" office:value="1342.99264275">
            <text:p>￥1,343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435.03883055">
            <text:p>￥25,435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9145.991805">
            <text:p>￥99,14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95">
            <text:p>9.5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125">
            <text:p>63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125">
            <text:p>￥63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125">
            <text:p>63125</text:p>
          </table:table-cell>
          <table:table-cell table:style-name="ce26"/>
          <table:table-cell table:style-name="ce30" table:formula="of:=SUM([.I3:.I6])" office:value-type="currency" office:currency="JPY" office:value="9418.869221475">
            <text:p>￥9,419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44659">
            <text:p>0.0244659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19655">
            <text:p>￥819,655</text:p>
          </table:table-cell>
          <table:table-cell table:style-name="ce19" table:formula="of:=[.D3]*[.G3]" office:value-type="currency" office:currency="JPY" office:value="25791.1822645">
            <text:p>￥25,7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4659">
            <text:p>0.0314659</text:p>
          </table:table-cell>
          <table:table-cell table:style-name="ce27" table:formula="of:=[.G3]*[.H$1]" office:value-type="float" office:value="0.0029892605">
            <text:p>0.0030</text:p>
          </table:table-cell>
          <table:table-cell table:style-name="ce31" table:formula="of:=[.H3]*[.D3]" office:value-type="currency" office:currency="JPY" office:value="2450.1623151275">
            <text:p>￥2,450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67.3755">
            <text:p>667.3755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6.699">
            <text:p>￥26.699</text:p>
          </table:table-cell>
          <table:table-cell table:style-name="ce19" table:formula="of:=[.D4]*([.B4]+[.C4])" office:value-type="currency" office:currency="JPY" office:value="22891.0684745">
            <text:p>￥22,8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57.3755">
            <text:p>857.3755</text:p>
          </table:table-cell>
          <table:table-cell table:style-name="ce28" table:formula="of:=[.G4]*[.H$1]" office:value-type="float" office:value="81.4506725">
            <text:p>81.5</text:p>
          </table:table-cell>
          <table:table-cell table:style-name="ce31" table:formula="of:=[.H4]*[.D4]" office:value-type="currency" office:currency="JPY" office:value="2174.6515050775">
            <text:p>￥2,174.7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8.8128">
            <text:p>48.8128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63">
            <text:p>￥363.000</text:p>
          </table:table-cell>
          <table:table-cell table:style-name="ce19" table:formula="of:=[.D5]*[.G5]" office:value-type="currency" office:currency="JPY" office:value="24253.0464">
            <text:p>￥24,25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8128">
            <text:p>66.8128</text:p>
          </table:table-cell>
          <table:table-cell table:style-name="ce26" table:formula="of:=[.G5]*[.H$1]" office:value-type="float" office:value="6.347216">
            <text:p>6</text:p>
          </table:table-cell>
          <table:table-cell table:style-name="ce31" table:formula="of:=[.H5]*[.D5]" office:value-type="currency" office:currency="JPY" office:value="2304.039408">
            <text:p>￥2,304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1163528">
            <text:p>0.31163528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5325">
            <text:p>￥65,325</text:p>
          </table:table-cell>
          <table:table-cell table:style-name="ce19" table:formula="of:=[.D6]*[.G6]" office:value-type="currency" office:currency="JPY" office:value="26210.694666">
            <text:p>￥26,2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123528">
            <text:p>0.40123528</text:p>
          </table:table-cell>
          <table:table-cell table:style-name="ce27" table:formula="of:=[.G6]*[.H$7]" office:value-type="float" office:value="0.0381173516">
            <text:p>0.0381</text:p>
          </table:table-cell>
          <table:table-cell table:style-name="ce31" table:formula="of:=[.H6]*[.D6]" office:value-type="currency" office:currency="JPY" office:value="2490.01599327">
            <text:p>￥2,490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786.49795125">
            <text:p>￥24,786</text:p>
          </table:table-cell>
          <table:table-cell table:style-name="ce22"/>
          <table:table-cell table:style-name="ce24"/>
          <table:table-cell table:style-name="ce29" office:value-type="percentage" office:value="0.095">
            <text:p>9.5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410.99445975">
            <text:p>￥102,4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764">
            <text:p>52,7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2764">
            <text:p>￥52,7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764">
            <text:p>52764</text:p>
          </table:table-cell>
          <table:table-cell table:style-name="ce26"/>
          <table:table-cell table:style-name="ce30" table:formula="of:=SUM([.I3:.I6])" office:value-type="currency" office:currency="JPY" office:value="5120.5497229875">
            <text:p>￥5,121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407605">
            <text:p>0.02407605</text:p>
          </table:table-cell>
          <table:table-cell table:style-name="ce11" office:value-type="float" office:value="0.007">
            <text:p>0.007</text:p>
          </table:table-cell>
          <table:table-cell table:style-name="ce36" office:value-type="currency" office:currency="JPY" office:value="842395">
            <text:p>￥842,395</text:p>
          </table:table-cell>
          <table:table-cell table:style-name="ce19" table:formula="of:=[.D3]*[.G3]" office:value-type="currency" office:currency="JPY" office:value="26178.30913975">
            <text:p>￥26,17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107605">
            <text:p>0.03107605</text:p>
          </table:table-cell>
          <table:table-cell table:style-name="ce27" table:formula="of:=[.G3]*[.H$1]" office:value-type="float" office:value="0.0015538025">
            <text:p>0.0016</text:p>
          </table:table-cell>
          <table:table-cell table:style-name="ce31" table:formula="of:=[.H3]*[.D3]" office:value-type="currency" office:currency="JPY" office:value="1308.9154569875">
            <text:p>￥1,308.9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51.4344">
            <text:p>651.4344</text:p>
          </table:table-cell>
          <table:table-cell table:style-name="ce35" office:value-type="float" office:value="190">
            <text:p>190</text:p>
          </table:table-cell>
          <table:table-cell table:style-name="ce37" office:value-type="currency" office:currency="JPY" office:value="29.57">
            <text:p>￥29.570</text:p>
          </table:table-cell>
          <table:table-cell table:style-name="ce19" table:formula="of:=[.D4]*([.B4]+[.C4])" office:value-type="currency" office:currency="JPY" office:value="24881.215208">
            <text:p>￥24,88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41.4344">
            <text:p>841.4344</text:p>
          </table:table-cell>
          <table:table-cell table:style-name="ce28" table:formula="of:=[.G4]*[.H$1]" office:value-type="float" office:value="42.07172">
            <text:p>42.1</text:p>
          </table:table-cell>
          <table:table-cell table:style-name="ce31" table:formula="of:=[.H4]*[.D4]" office:value-type="currency" office:currency="JPY" office:value="1244.0607604">
            <text:p>￥1,244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7.5431">
            <text:p>47.5431</text:p>
          </table:table-cell>
          <table:table-cell table:style-name="ce11" office:value-type="float" office:value="18">
            <text:p>18</text:p>
          </table:table-cell>
          <table:table-cell table:style-name="ce37" office:value-type="currency" office:currency="JPY" office:value="375.3">
            <text:p>￥375.300</text:p>
          </table:table-cell>
          <table:table-cell table:style-name="ce19" table:formula="of:=[.D5]*[.G5]" office:value-type="currency" office:currency="JPY" office:value="24598.32543">
            <text:p>￥24,5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5.5431">
            <text:p>65.5431</text:p>
          </table:table-cell>
          <table:table-cell table:style-name="ce26" table:formula="of:=[.G5]*[.H$1]" office:value-type="float" office:value="3.277155">
            <text:p>3</text:p>
          </table:table-cell>
          <table:table-cell table:style-name="ce31" table:formula="of:=[.H5]*[.D5]" office:value-type="currency" office:currency="JPY" office:value="1229.9162715">
            <text:p>￥1,229.9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0733093">
            <text:p>0.30733093</text:p>
          </table:table-cell>
          <table:table-cell table:style-name="ce11" office:value-type="float" office:value="0.0896">
            <text:p>0.0896</text:p>
          </table:table-cell>
          <table:table-cell table:style-name="ce16" office:value-type="currency" office:currency="JPY" office:value="67400">
            <text:p>￥67,400</text:p>
          </table:table-cell>
          <table:table-cell table:style-name="ce19" table:formula="of:=[.D6]*[.G6]" office:value-type="currency" office:currency="JPY" office:value="26753.144682">
            <text:p>￥26,7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693093">
            <text:p>0.39693093</text:p>
          </table:table-cell>
          <table:table-cell table:style-name="ce27" table:formula="of:=[.G6]*[.H$7]" office:value-type="float" office:value="0.0198465465">
            <text:p>0.0198</text:p>
          </table:table-cell>
          <table:table-cell table:style-name="ce31" table:formula="of:=[.H6]*[.D6]" office:value-type="currency" office:currency="JPY" office:value="1337.6572341">
            <text:p>￥1,337.7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02.7486149375">
            <text:p>￥25,603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6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745.181837">
            <text:p>￥96,7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2594">
            <text:p>42,59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2594">
            <text:p>￥42,59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2594">
            <text:p>42594</text:p>
          </table:table-cell>
          <table:table-cell table:style-name="ce26"/>
          <table:table-cell table:style-name="ce30" table:formula="of:=SUM([.I3:.I6])" office:value-type="currency" office:currency="JPY" office:value="4837.25909185">
            <text:p>￥4,837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379865">
            <text:p>0.0237986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27560">
            <text:p>￥827,560</text:p>
          </table:table-cell>
          <table:table-cell table:style-name="ce19" table:formula="of:=[.D3]*[.G3]" office:value-type="currency" office:currency="JPY" office:value="25239.462794">
            <text:p>￥25,2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49865">
            <text:p>0.03049865</text:p>
          </table:table-cell>
          <table:table-cell table:style-name="ce27" table:formula="of:=[.G3]*[.H$1]" office:value-type="float" office:value="0.0015249325">
            <text:p>0.0015</text:p>
          </table:table-cell>
          <table:table-cell table:style-name="ce31" table:formula="of:=[.H3]*[.D3]" office:value-type="currency" office:currency="JPY" office:value="1261.9731397">
            <text:p>￥1,262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33.6801">
            <text:p>633.680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8.27">
            <text:p>￥28.270</text:p>
          </table:table-cell>
          <table:table-cell table:style-name="ce19" table:formula="of:=[.D4]*([.B4]+[.C4])" office:value-type="currency" office:currency="JPY" office:value="23081.892427">
            <text:p>￥23,08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16.4801">
            <text:p>816.4801</text:p>
          </table:table-cell>
          <table:table-cell table:style-name="ce28" table:formula="of:=[.G4]*[.H$1]" office:value-type="float" office:value="40.824005">
            <text:p>40.8</text:p>
          </table:table-cell>
          <table:table-cell table:style-name="ce31" table:formula="of:=[.H4]*[.D4]" office:value-type="currency" office:currency="JPY" office:value="1154.09462135">
            <text:p>￥1,154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3.1574">
            <text:p>53.157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69">
            <text:p>￥369.000</text:p>
          </table:table-cell>
          <table:table-cell table:style-name="ce19" table:formula="of:=[.D5]*[.G5]" office:value-type="currency" office:currency="JPY" office:value="23305.0806">
            <text:p>￥23,30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3.1574">
            <text:p>63.1574</text:p>
          </table:table-cell>
          <table:table-cell table:style-name="ce26" table:formula="of:=[.G5]*[.H$1]" office:value-type="float" office:value="3.15787">
            <text:p>3</text:p>
          </table:table-cell>
          <table:table-cell table:style-name="ce31" table:formula="of:=[.H5]*[.D5]" office:value-type="currency" office:currency="JPY" office:value="1165.25403">
            <text:p>￥1,165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0714264">
            <text:p>0.30714264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4400">
            <text:p>￥64,400</text:p>
          </table:table-cell>
          <table:table-cell table:style-name="ce19" table:formula="of:=[.D6]*[.G6]" office:value-type="currency" office:currency="JPY" office:value="25118.746016">
            <text:p>￥25,11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004264">
            <text:p>0.39004264</text:p>
          </table:table-cell>
          <table:table-cell table:style-name="ce27" table:formula="of:=[.G6]*[.H$7]" office:value-type="float" office:value="0.019502132">
            <text:p>0.0195</text:p>
          </table:table-cell>
          <table:table-cell table:style-name="ce31" table:formula="of:=[.H6]*[.D6]" office:value-type="currency" office:currency="JPY" office:value="1255.9373008">
            <text:p>￥1,255.9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86.29545925">
            <text:p>￥24,186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07.1710573">
            <text:p>￥93,4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7641">
            <text:p>37,6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7641">
            <text:p>￥37,6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7641">
            <text:p>37641</text:p>
          </table:table-cell>
          <table:table-cell table:style-name="ce26"/>
          <table:table-cell table:style-name="ce30" table:formula="of:=SUM([.I3:.I6])" office:value-type="currency" office:currency="JPY" office:value="4670.358552865">
            <text:p>￥4,67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347498">
            <text:p>0.0234749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24845">
            <text:p>￥824,845</text:p>
          </table:table-cell>
          <table:table-cell table:style-name="ce19" table:formula="of:=[.D3]*[.G3]" office:value-type="currency" office:currency="JPY" office:value="24889.6813781">
            <text:p>￥24,8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17498">
            <text:p>0.03017498</text:p>
          </table:table-cell>
          <table:table-cell table:style-name="ce27" table:formula="of:=[.G3]*[.H$1]" office:value-type="float" office:value="0.001508749">
            <text:p>0.0015</text:p>
          </table:table-cell>
          <table:table-cell table:style-name="ce31" table:formula="of:=[.H3]*[.D3]" office:value-type="currency" office:currency="JPY" office:value="1244.484068905">
            <text:p>￥1,244.5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17.798">
            <text:p>617.798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6.75">
            <text:p>￥26.750</text:p>
          </table:table-cell>
          <table:table-cell table:style-name="ce19" table:formula="of:=[.D4]*([.B4]+[.C4])" office:value-type="currency" office:currency="JPY" office:value="21415.9965">
            <text:p>￥21,41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0.598">
            <text:p>800.598</text:p>
          </table:table-cell>
          <table:table-cell table:style-name="ce28" table:formula="of:=[.G4]*[.H$1]" office:value-type="float" office:value="40.0299">
            <text:p>40.0</text:p>
          </table:table-cell>
          <table:table-cell table:style-name="ce31" table:formula="of:=[.H4]*[.D4]" office:value-type="currency" office:currency="JPY" office:value="1070.799825">
            <text:p>￥1,070.8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1.929">
            <text:p>51.92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67.1">
            <text:p>￥367.100</text:p>
          </table:table-cell>
          <table:table-cell table:style-name="ce19" table:formula="of:=[.D5]*[.G5]" office:value-type="currency" office:currency="JPY" office:value="22734.1359">
            <text:p>￥22,7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1.929">
            <text:p>61.929</text:p>
          </table:table-cell>
          <table:table-cell table:style-name="ce26" table:formula="of:=[.G5]*[.H$1]" office:value-type="float" office:value="3.09645">
            <text:p>3</text:p>
          </table:table-cell>
          <table:table-cell table:style-name="ce31" table:formula="of:=[.H5]*[.D5]" office:value-type="currency" office:currency="JPY" office:value="1136.706795">
            <text:p>￥1,136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0241558">
            <text:p>0.30241558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3240">
            <text:p>￥63,240</text:p>
          </table:table-cell>
          <table:table-cell table:style-name="ce19" table:formula="of:=[.D6]*[.G6]" office:value-type="currency" office:currency="JPY" office:value="24367.3572792">
            <text:p>￥24,3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531558">
            <text:p>0.38531558</text:p>
          </table:table-cell>
          <table:table-cell table:style-name="ce27" table:formula="of:=[.G6]*[.H$7]" office:value-type="float" office:value="0.019265779">
            <text:p>0.0193</text:p>
          </table:table-cell>
          <table:table-cell table:style-name="ce31" table:formula="of:=[.H6]*[.D6]" office:value-type="currency" office:currency="JPY" office:value="1218.36786396">
            <text:p>￥1,218.4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51.792764325">
            <text:p>￥23,352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781.3126675">
            <text:p>￥91,78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2811">
            <text:p>32,81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2811">
            <text:p>￥32,8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2811">
            <text:p>32811</text:p>
          </table:table-cell>
          <table:table-cell table:style-name="ce26"/>
          <table:table-cell table:style-name="ce30" table:formula="of:=SUM([.I3:.I6])" office:value-type="currency" office:currency="JPY" office:value="4589.065633375">
            <text:p>￥4,589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317835">
            <text:p>0.0231783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20770">
            <text:p>￥820,770</text:p>
          </table:table-cell>
          <table:table-cell table:style-name="ce19" table:formula="of:=[.D3]*[.G3]" office:value-type="currency" office:currency="JPY" office:value="24523.2533295">
            <text:p>￥24,5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87835">
            <text:p>0.02987835</text:p>
          </table:table-cell>
          <table:table-cell table:style-name="ce27" table:formula="of:=[.G3]*[.H$1]" office:value-type="float" office:value="0.0014939175">
            <text:p>0.0015</text:p>
          </table:table-cell>
          <table:table-cell table:style-name="ce31" table:formula="of:=[.H3]*[.D3]" office:value-type="currency" office:currency="JPY" office:value="1226.162666475">
            <text:p>￥1,226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00.7808">
            <text:p>600.7808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6.88">
            <text:p>￥26.880</text:p>
          </table:table-cell>
          <table:table-cell table:style-name="ce19" table:formula="of:=[.D4]*([.B4]+[.C4])" office:value-type="currency" office:currency="JPY" office:value="21062.651904">
            <text:p>￥21,06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3.5808">
            <text:p>783.5808</text:p>
          </table:table-cell>
          <table:table-cell table:style-name="ce28" table:formula="of:=[.G4]*[.H$1]" office:value-type="float" office:value="39.17904">
            <text:p>39.2</text:p>
          </table:table-cell>
          <table:table-cell table:style-name="ce31" table:formula="of:=[.H4]*[.D4]" office:value-type="currency" office:currency="JPY" office:value="1053.1325952">
            <text:p>￥1,053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0.7664">
            <text:p>50.766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0.7">
            <text:p>￥370.700</text:p>
          </table:table-cell>
          <table:table-cell table:style-name="ce19" table:formula="of:=[.D5]*[.G5]" office:value-type="currency" office:currency="JPY" office:value="22526.10448">
            <text:p>￥22,52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0.7664">
            <text:p>60.7664</text:p>
          </table:table-cell>
          <table:table-cell table:style-name="ce26" table:formula="of:=[.G5]*[.H$1]" office:value-type="float" office:value="3.03832">
            <text:p>3</text:p>
          </table:table-cell>
          <table:table-cell table:style-name="ce31" table:formula="of:=[.H5]*[.D5]" office:value-type="currency" office:currency="JPY" office:value="1126.305224">
            <text:p>￥1,126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9794156">
            <text:p>0.29794156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2150">
            <text:p>￥62,150</text:p>
          </table:table-cell>
          <table:table-cell table:style-name="ce19" table:formula="of:=[.D6]*[.G6]" office:value-type="currency" office:currency="JPY" office:value="23669.302954">
            <text:p>￥23,66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084156">
            <text:p>0.38084156</text:p>
          </table:table-cell>
          <table:table-cell table:style-name="ce27" table:formula="of:=[.G6]*[.H$7]" office:value-type="float" office:value="0.019042078">
            <text:p>0.0190</text:p>
          </table:table-cell>
          <table:table-cell table:style-name="ce31" table:formula="of:=[.H6]*[.D6]" office:value-type="currency" office:currency="JPY" office:value="1183.4651477">
            <text:p>￥1,183.5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945.328166875">
            <text:p>￥22,945</text:p>
          </table:table-cell>
          <table:table-cell table:style-name="ce22"/>
          <table:table-cell table:style-name="ce24"/>
          <table:table-cell table:style-name="ce29" office:value-type="percentage" office:value="0.05">
            <text:p>5.0%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072.09767">
            <text:p>￥94,0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6"/>
          <table:table-cell table:style-name="ce30" table:formula="of:=SUM([.I3:.I6])" office:value-type="currency" office:currency="JPY" office:value="4703.6048835">
            <text:p>￥4,704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429201">
            <text:p>0.02429201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17000">
            <text:p>￥817,000</text:p>
          </table:table-cell>
          <table:table-cell table:style-name="ce19" table:formula="of:=[.D3]*[.G3]" office:value-type="currency" office:currency="JPY" office:value="25320.47217">
            <text:p>￥25,32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3099201">
            <text:p>0.03099201</text:p>
          </table:table-cell>
          <table:table-cell table:style-name="ce27" table:formula="of:=[.G3]*[.H$1]" office:value-type="float" office:value="0.0015496005">
            <text:p>0.0015</text:p>
          </table:table-cell>
          <table:table-cell table:style-name="ce31" table:formula="of:=[.H3]*[.D3]" office:value-type="currency" office:currency="JPY" office:value="1266.0236085">
            <text:p>￥1,266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1.1631">
            <text:p>621.163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7">
            <text:p>￥27.000</text:p>
          </table:table-cell>
          <table:table-cell table:style-name="ce19" table:formula="of:=[.D4]*([.B4]+[.C4])" office:value-type="currency" office:currency="JPY" office:value="21707.0037">
            <text:p>￥21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803.9631">
            <text:p>803.9631</text:p>
          </table:table-cell>
          <table:table-cell table:style-name="ce28" table:formula="of:=[.G4]*[.H$1]" office:value-type="float" office:value="40.198155">
            <text:p>40.2</text:p>
          </table:table-cell>
          <table:table-cell table:style-name="ce31" table:formula="of:=[.H4]*[.D4]" office:value-type="currency" office:currency="JPY" office:value="1085.350185">
            <text:p>￥1,085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2.6445">
            <text:p>52.644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4">
            <text:p>￥374.000</text:p>
          </table:table-cell>
          <table:table-cell table:style-name="ce19" table:formula="of:=[.D5]*[.G5]" office:value-type="currency" office:currency="JPY" office:value="23429.043">
            <text:p>￥23,42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2.6445">
            <text:p>62.6445</text:p>
          </table:table-cell>
          <table:table-cell table:style-name="ce26" table:formula="of:=[.G5]*[.H$1]" office:value-type="float" office:value="3.132225">
            <text:p>3</text:p>
          </table:table-cell>
          <table:table-cell table:style-name="ce31" table:formula="of:=[.H5]*[.D5]" office:value-type="currency" office:currency="JPY" office:value="1171.45215">
            <text:p>￥1,171.5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1069298">
            <text:p>0.31069298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0000">
            <text:p>￥60,000</text:p>
          </table:table-cell>
          <table:table-cell table:style-name="ce19" table:formula="of:=[.D6]*[.G6]" office:value-type="currency" office:currency="JPY" office:value="23615.5788">
            <text:p>￥23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359298">
            <text:p>0.39359298</text:p>
          </table:table-cell>
          <table:table-cell table:style-name="ce27" table:formula="of:=[.G6]*[.H$1]" office:value-type="float" office:value="0.019679649">
            <text:p>0.0197</text:p>
          </table:table-cell>
          <table:table-cell table:style-name="ce31" table:formula="of:=[.H6]*[.D6]" office:value-type="currency" office:currency="JPY" office:value="1180.77894">
            <text:p>￥1,180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518.0244175">
            <text:p>￥23,518</text:p>
          </table:table-cell>
          <table:table-cell table:style-name="ce22"/>
          <table:table-cell table:style-name="ce24"/>
          <table:table-cell office:value-type="string">
            <text:p>29日注文通らず</text:p>
          </table:table-cell>
          <table:table-cell table:number-columns-repeated="2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284269.372611">
            <text:p>￥284,26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3354">
            <text:p>23,35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3354">
            <text:p>￥23,3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3354">
            <text:p>23354</text:p>
          </table:table-cell>
          <table:table-cell table:style-name="ce26"/>
          <table:table-cell table:style-name="ce30" table:formula="of:=SUM([.I3:.I6])" office:value-type="currency" office:currency="JPY" office:value="14213.46863055">
            <text:p>￥14,213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238367">
            <text:p>0.02238367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799500">
            <text:p>￥799,500</text:p>
          </table:table-cell>
          <table:table-cell table:style-name="ce19" table:formula="of:=[.D3]*[.G3]" office:value-type="currency" office:currency="JPY" office:value="23252.394165">
            <text:p>￥23,25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08367">
            <text:p>0.02908367</text:p>
          </table:table-cell>
          <table:table-cell table:style-name="ce27" table:formula="of:=[.G3]*[.H$1]" office:value-type="float" office:value="0.0014541835">
            <text:p>0.0015</text:p>
          </table:table-cell>
          <table:table-cell table:style-name="ce31" table:formula="of:=[.H3]*[.D3]" office:value-type="currency" office:currency="JPY" office:value="1162.61970825">
            <text:p>￥1,162.6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66.4364">
            <text:p>566.4364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6.515">
            <text:p>￥26.515</text:p>
          </table:table-cell>
          <table:table-cell table:style-name="ce19" table:formula="of:=[.D4]*([.B4]+[.C4])" office:value-type="currency" office:currency="JPY" office:value="19866.003146">
            <text:p>￥19,8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49.2364">
            <text:p>749.2364</text:p>
          </table:table-cell>
          <table:table-cell table:style-name="ce28" table:formula="of:=[.G4]*[.H$1]" office:value-type="float" office:value="37.46182">
            <text:p>37.5</text:p>
          </table:table-cell>
          <table:table-cell table:style-name="ce31" table:formula="of:=[.H4]*[.D4]" office:value-type="currency" office:currency="JPY" office:value="993.3001573">
            <text:p>￥993.3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9.5348">
            <text:p>49.5348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8.4">
            <text:p>￥378.400</text:p>
          </table:table-cell>
          <table:table-cell table:style-name="ce19" table:formula="of:=[.D5]*[.G5]" office:value-type="currency" office:currency="JPY" office:value="22527.96832">
            <text:p>￥22,52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9.5348">
            <text:p>59.5348</text:p>
          </table:table-cell>
          <table:table-cell table:style-name="ce26" table:formula="of:=[.G5]*[.H$1]" office:value-type="float" office:value="2.97674">
            <text:p>3</text:p>
          </table:table-cell>
          <table:table-cell table:style-name="ce31" table:formula="of:=[.H5]*[.D5]" office:value-type="currency" office:currency="JPY" office:value="1126.398416">
            <text:p>￥1,126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862709">
            <text:p>0.2862709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592200">
            <text:p>￥592,200</text:p>
          </table:table-cell>
          <table:table-cell table:style-name="ce19" table:formula="of:=[.D6]*[.G6]" office:value-type="currency" office:currency="JPY" office:value="218623.00698">
            <text:p>￥218,62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1709">
            <text:p>0.3691709</text:p>
          </table:table-cell>
          <table:table-cell table:style-name="ce27" table:formula="of:=[.G6]*[.H$1]" office:value-type="float" office:value="0.018458545">
            <text:p>0.0185</text:p>
          </table:table-cell>
          <table:table-cell table:style-name="ce31" table:formula="of:=[.H6]*[.D6]" office:value-type="currency" office:currency="JPY" office:value="10931.150349">
            <text:p>￥10,931.2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71067.34315275">
            <text:p>￥71,067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8236.0527792">
            <text:p>￥88,23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8827">
            <text:p>18,82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8827">
            <text:p>￥18,8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8827">
            <text:p>18827</text:p>
          </table:table-cell>
          <table:table-cell table:style-name="ce26"/>
          <table:table-cell table:style-name="ce30" table:formula="of:=SUM([.I3:.I6])" office:value-type="currency" office:currency="JPY" office:value="4411.80263896">
            <text:p>￥4,41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9634">
            <text:p>0.0219634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05405">
            <text:p>￥805,405</text:p>
          </table:table-cell>
          <table:table-cell table:style-name="ce19" table:formula="of:=[.D3]*[.G3]" office:value-type="currency" office:currency="JPY" office:value="23085.645677">
            <text:p>￥23,08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6634">
            <text:p>0.0286634</text:p>
          </table:table-cell>
          <table:table-cell table:style-name="ce27" table:formula="of:=[.G3]*[.H$1]" office:value-type="float" office:value="0.00143317">
            <text:p>0.0014</text:p>
          </table:table-cell>
          <table:table-cell table:style-name="ce31" table:formula="of:=[.H3]*[.D3]" office:value-type="currency" office:currency="JPY" office:value="1154.28228385">
            <text:p>￥1,154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51.6383">
            <text:p>551.6383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8.251">
            <text:p>￥28.251</text:p>
          </table:table-cell>
          <table:table-cell table:style-name="ce19" table:formula="of:=[.D4]*([.B4]+[.C4])" office:value-type="currency" office:currency="JPY" office:value="20748.6164133">
            <text:p>￥20,7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34.4383">
            <text:p>734.4383</text:p>
          </table:table-cell>
          <table:table-cell table:style-name="ce28" table:formula="of:=[.G4]*[.H$1]" office:value-type="float" office:value="36.721915">
            <text:p>36.7</text:p>
          </table:table-cell>
          <table:table-cell table:style-name="ce31" table:formula="of:=[.H4]*[.D4]" office:value-type="currency" office:currency="JPY" office:value="1037.430820665">
            <text:p>￥1,037.4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7.3906">
            <text:p>47.3906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0.1">
            <text:p>￥370.100</text:p>
          </table:table-cell>
          <table:table-cell table:style-name="ce19" table:formula="of:=[.D5]*[.G5]" office:value-type="currency" office:currency="JPY" office:value="21240.26106">
            <text:p>￥21,24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3906">
            <text:p>57.3906</text:p>
          </table:table-cell>
          <table:table-cell table:style-name="ce26" table:formula="of:=[.G5]*[.H$1]" office:value-type="float" office:value="2.86953">
            <text:p>3</text:p>
          </table:table-cell>
          <table:table-cell table:style-name="ce31" table:formula="of:=[.H5]*[.D5]" office:value-type="currency" office:currency="JPY" office:value="1062.013053">
            <text:p>￥1,062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8181978">
            <text:p>0.28181978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3505">
            <text:p>￥63,505</text:p>
          </table:table-cell>
          <table:table-cell table:style-name="ce19" table:formula="of:=[.D6]*[.G6]" office:value-type="currency" office:currency="JPY" office:value="23161.5296289">
            <text:p>￥23,1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471978">
            <text:p>0.36471978</text:p>
          </table:table-cell>
          <table:table-cell table:style-name="ce27" table:formula="of:=[.G6]*[.H$1]" office:value-type="float" office:value="0.018235989">
            <text:p>0.0182</text:p>
          </table:table-cell>
          <table:table-cell table:style-name="ce31" table:formula="of:=[.H6]*[.D6]" office:value-type="currency" office:currency="JPY" office:value="1158.076481445">
            <text:p>￥1,158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059.0131948">
            <text:p>￥22,059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0993.6473562">
            <text:p>￥90,99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834">
            <text:p>13,83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834">
            <text:p>￥13,8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834">
            <text:p>13834</text:p>
          </table:table-cell>
          <table:table-cell table:style-name="ce26"/>
          <table:table-cell table:style-name="ce30" table:formula="of:=SUM([.I3:.I6])" office:value-type="currency" office:currency="JPY" office:value="4549.68236781">
            <text:p>￥4,55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307807">
            <text:p>0.02307807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30025">
            <text:p>￥830,025</text:p>
          </table:table-cell>
          <table:table-cell table:style-name="ce19" table:formula="of:=[.D3]*[.G3]" office:value-type="currency" office:currency="JPY" office:value="24716.54255175">
            <text:p>￥24,71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977807">
            <text:p>0.02977807</text:p>
          </table:table-cell>
          <table:table-cell table:style-name="ce27" table:formula="of:=[.G3]*[.H$1]" office:value-type="float" office:value="0.0014889035">
            <text:p>0.0015</text:p>
          </table:table-cell>
          <table:table-cell table:style-name="ce31" table:formula="of:=[.H3]*[.D3]" office:value-type="currency" office:currency="JPY" office:value="1235.8271275875">
            <text:p>￥1,235.8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37.0529">
            <text:p>537.0529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9.222">
            <text:p>￥29.222</text:p>
          </table:table-cell>
          <table:table-cell table:style-name="ce19" table:formula="of:=[.D4]*([.B4]+[.C4])" office:value-type="currency" office:currency="JPY" office:value="21035.5414438">
            <text:p>￥21,03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19.8529">
            <text:p>719.8529</text:p>
          </table:table-cell>
          <table:table-cell table:style-name="ce28" table:formula="of:=[.G4]*[.H$1]" office:value-type="float" office:value="35.992645">
            <text:p>36.0</text:p>
          </table:table-cell>
          <table:table-cell table:style-name="ce31" table:formula="of:=[.H4]*[.D4]" office:value-type="currency" office:currency="JPY" office:value="1051.77707219">
            <text:p>￥1,051.8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7.2155">
            <text:p>47.215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5.4">
            <text:p>￥375.400</text:p>
          </table:table-cell>
          <table:table-cell table:style-name="ce19" table:formula="of:=[.D5]*[.G5]" office:value-type="currency" office:currency="JPY" office:value="21478.6987">
            <text:p>￥21,47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7.2155">
            <text:p>57.2155</text:p>
          </table:table-cell>
          <table:table-cell table:style-name="ce26" table:formula="of:=[.G5]*[.H$1]" office:value-type="float" office:value="2.860775">
            <text:p>3</text:p>
          </table:table-cell>
          <table:table-cell table:style-name="ce31" table:formula="of:=[.H5]*[.D5]" office:value-type="currency" office:currency="JPY" office:value="1073.934935">
            <text:p>￥1,073.9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7711613">
            <text:p>0.27711613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6005">
            <text:p>￥66,005</text:p>
          </table:table-cell>
          <table:table-cell table:style-name="ce19" table:formula="of:=[.D6]*[.G6]" office:value-type="currency" office:currency="JPY" office:value="23762.86466065">
            <text:p>￥23,76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01613">
            <text:p>0.36001613</text:p>
          </table:table-cell>
          <table:table-cell table:style-name="ce27" table:formula="of:=[.G6]*[.H$1]" office:value-type="float" office:value="0.0180008065">
            <text:p>0.0180</text:p>
          </table:table-cell>
          <table:table-cell table:style-name="ce31" table:formula="of:=[.H6]*[.D6]" office:value-type="currency" office:currency="JPY" office:value="1188.1432330325">
            <text:p>￥1,188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748.41183905">
            <text:p>￥22,748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832.749015">
            <text:p>￥86,83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01">
            <text:p>9,1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101">
            <text:p>￥9,10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01">
            <text:p>9101</text:p>
          </table:table-cell>
          <table:table-cell table:style-name="ce26"/>
          <table:table-cell table:style-name="ce30" table:formula="of:=SUM([.I3:.I6])" office:value-type="currency" office:currency="JPY" office:value="4341.63745075">
            <text:p>￥4,342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2195">
            <text:p>0.021219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13300">
            <text:p>￥813,300</text:p>
          </table:table-cell>
          <table:table-cell table:style-name="ce19" table:formula="of:=[.D3]*[.G3]" office:value-type="currency" office:currency="JPY" office:value="22706.92935">
            <text:p>￥22,7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195">
            <text:p>0.0279195</text:p>
          </table:table-cell>
          <table:table-cell table:style-name="ce27" table:formula="of:=[.G3]*[.H$1]" office:value-type="float" office:value="0.001395975">
            <text:p>0.0014</text:p>
          </table:table-cell>
          <table:table-cell table:style-name="ce31" table:formula="of:=[.H3]*[.D3]" office:value-type="currency" office:currency="JPY" office:value="1135.3464675">
            <text:p>￥1,135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23.1941">
            <text:p>523.194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8.899">
            <text:p>￥28.899</text:p>
          </table:table-cell>
          <table:table-cell table:style-name="ce19" table:formula="of:=[.D4]*([.B4]+[.C4])" office:value-type="currency" office:currency="JPY" office:value="20402.5234959">
            <text:p>￥20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941">
            <text:p>705.9941</text:p>
          </table:table-cell>
          <table:table-cell table:style-name="ce28" table:formula="of:=[.G4]*[.H$1]" office:value-type="float" office:value="35.299705">
            <text:p>35.3</text:p>
          </table:table-cell>
          <table:table-cell table:style-name="ce31" table:formula="of:=[.H4]*[.D4]" office:value-type="currency" office:currency="JPY" office:value="1020.126174795">
            <text:p>￥1,020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6.1157">
            <text:p>46.1157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66.6">
            <text:p>￥366.600</text:p>
          </table:table-cell>
          <table:table-cell table:style-name="ce19" table:formula="of:=[.D5]*[.G5]" office:value-type="currency" office:currency="JPY" office:value="20572.01562">
            <text:p>￥20,5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6.1157">
            <text:p>56.1157</text:p>
          </table:table-cell>
          <table:table-cell table:style-name="ce26" table:formula="of:=[.G5]*[.H$1]" office:value-type="float" office:value="2.805785">
            <text:p>3</text:p>
          </table:table-cell>
          <table:table-cell table:style-name="ce31" table:formula="of:=[.H5]*[.D5]" office:value-type="currency" office:currency="JPY" office:value="1028.600781">
            <text:p>￥1,028.6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7267181">
            <text:p>0.27267181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5110">
            <text:p>￥65,110</text:p>
          </table:table-cell>
          <table:table-cell table:style-name="ce19" table:formula="of:=[.D6]*[.G6]" office:value-type="currency" office:currency="JPY" office:value="23151.2805491">
            <text:p>￥23,15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557181">
            <text:p>0.35557181</text:p>
          </table:table-cell>
          <table:table-cell table:style-name="ce27" table:formula="of:=[.G6]*[.H$1]" office:value-type="float" office:value="0.0177785905">
            <text:p>0.0178</text:p>
          </table:table-cell>
          <table:table-cell table:style-name="ce31" table:formula="of:=[.H6]*[.D6]" office:value-type="currency" office:currency="JPY" office:value="1157.564027455">
            <text:p>￥1,157.6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708.18725375">
            <text:p>￥21,708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4396.3492392">
            <text:p>￥84,39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510">
            <text:p>4,51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510">
            <text:p>￥4,5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510">
            <text:p>4510</text:p>
          </table:table-cell>
          <table:table-cell table:style-name="ce26"/>
          <table:table-cell table:style-name="ce30" table:formula="of:=SUM([.I3:.I6])" office:value-type="currency" office:currency="JPY" office:value="4219.81746196">
            <text:p>￥4,220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87358">
            <text:p>0.0208735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15040">
            <text:p>￥815,040</text:p>
          </table:table-cell>
          <table:table-cell table:style-name="ce19" table:formula="of:=[.D3]*[.G3]" office:value-type="currency" office:currency="JPY" office:value="22473.5706432">
            <text:p>￥22,47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57358">
            <text:p>0.02757358</text:p>
          </table:table-cell>
          <table:table-cell table:style-name="ce27" table:formula="of:=[.G3]*[.H$1]" office:value-type="float" office:value="0.001378679">
            <text:p>0.0014</text:p>
          </table:table-cell>
          <table:table-cell table:style-name="ce31" table:formula="of:=[.H3]*[.D3]" office:value-type="currency" office:currency="JPY" office:value="1123.67853216">
            <text:p>￥1,123.7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07.7549">
            <text:p>507.7549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28.4">
            <text:p>￥28.400</text:p>
          </table:table-cell>
          <table:table-cell table:style-name="ce19" table:formula="of:=[.D4]*([.B4]+[.C4])" office:value-type="currency" office:currency="JPY" office:value="19611.75916">
            <text:p>￥19,61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0.5549">
            <text:p>690.5549</text:p>
          </table:table-cell>
          <table:table-cell table:style-name="ce28" table:formula="of:=[.G4]*[.H$1]" office:value-type="float" office:value="34.527745">
            <text:p>34.5</text:p>
          </table:table-cell>
          <table:table-cell table:style-name="ce31" table:formula="of:=[.H4]*[.D4]" office:value-type="currency" office:currency="JPY" office:value="980.587958">
            <text:p>￥980.6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4.9674">
            <text:p>44.967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68.4">
            <text:p>￥368.400</text:p>
          </table:table-cell>
          <table:table-cell table:style-name="ce19" table:formula="of:=[.D5]*[.G5]" office:value-type="currency" office:currency="JPY" office:value="20249.99016">
            <text:p>￥20,2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9674">
            <text:p>54.9674</text:p>
          </table:table-cell>
          <table:table-cell table:style-name="ce26" table:formula="of:=[.G5]*[.H$1]" office:value-type="float" office:value="2.74837">
            <text:p>3</text:p>
          </table:table-cell>
          <table:table-cell table:style-name="ce31" table:formula="of:=[.H5]*[.D5]" office:value-type="currency" office:currency="JPY" office:value="1012.499508">
            <text:p>￥1,012.5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77203">
            <text:p>0.2677203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2920">
            <text:p>￥62,920</text:p>
          </table:table-cell>
          <table:table-cell table:style-name="ce19" table:formula="of:=[.D6]*[.G6]" office:value-type="currency" office:currency="JPY" office:value="22061.029276">
            <text:p>￥22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6203">
            <text:p>0.3506203</text:p>
          </table:table-cell>
          <table:table-cell table:style-name="ce27" table:formula="of:=[.G6]*[.H$1]" office:value-type="float" office:value="0.017531015">
            <text:p>0.0175</text:p>
          </table:table-cell>
          <table:table-cell table:style-name="ce31" table:formula="of:=[.H6]*[.D6]" office:value-type="currency" office:currency="JPY" office:value="1103.0514638">
            <text:p>￥1,103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099.0873098">
            <text:p>￥21,099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8578.69755">
            <text:p>￥88,57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6797">
            <text:p>176,7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76797">
            <text:p>￥176,7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6797">
            <text:p>176797</text:p>
          </table:table-cell>
          <table:table-cell table:style-name="ce26"/>
          <table:table-cell table:style-name="ce30" table:formula="of:=SUM([.I3:.I6])" office:value-type="currency" office:currency="JPY" office:value="4428.9348775">
            <text:p>￥4,429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63141">
            <text:p>0.02063141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873000">
            <text:p>￥873,000</text:p>
          </table:table-cell>
          <table:table-cell table:style-name="ce19" table:formula="of:=[.D3]*[.G3]" office:value-type="currency" office:currency="JPY" office:value="23860.32093">
            <text:p>￥23,86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33141">
            <text:p>0.02733141</text:p>
          </table:table-cell>
          <table:table-cell table:style-name="ce27" table:formula="of:=[.G3]*[.H$1]" office:value-type="float" office:value="0.0013665705">
            <text:p>0.0014</text:p>
          </table:table-cell>
          <table:table-cell table:style-name="ce31" table:formula="of:=[.H3]*[.D3]" office:value-type="currency" office:currency="JPY" office:value="1193.0160465">
            <text:p>￥1,193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95.2751">
            <text:p>495.275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0.1">
            <text:p>￥30.100</text:p>
          </table:table-cell>
          <table:table-cell table:style-name="ce19" table:formula="of:=[.D4]*([.B4]+[.C4])" office:value-type="currency" office:currency="JPY" office:value="20410.06051">
            <text:p>￥20,41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8.0751">
            <text:p>678.0751</text:p>
          </table:table-cell>
          <table:table-cell table:style-name="ce28" table:formula="of:=[.G4]*[.H$1]" office:value-type="float" office:value="33.903755">
            <text:p>33.9</text:p>
          </table:table-cell>
          <table:table-cell table:style-name="ce31" table:formula="of:=[.H4]*[.D4]" office:value-type="currency" office:currency="JPY" office:value="1020.5030255">
            <text:p>￥1,020.5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3.8804">
            <text:p>43.880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72.1">
            <text:p>￥372.100</text:p>
          </table:table-cell>
          <table:table-cell table:style-name="ce19" table:formula="of:=[.D5]*[.G5]" office:value-type="currency" office:currency="JPY" office:value="20048.89684">
            <text:p>￥20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804">
            <text:p>53.8804</text:p>
          </table:table-cell>
          <table:table-cell table:style-name="ce26" table:formula="of:=[.G5]*[.H$1]" office:value-type="float" office:value="2.69402">
            <text:p>3</text:p>
          </table:table-cell>
          <table:table-cell table:style-name="ce31" table:formula="of:=[.H5]*[.D5]" office:value-type="currency" office:currency="JPY" office:value="1002.444842">
            <text:p>￥1,002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465615">
            <text:p>0.26465615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69800">
            <text:p>￥69,800</text:p>
          </table:table-cell>
          <table:table-cell table:style-name="ce19" table:formula="of:=[.D6]*[.G6]" office:value-type="currency" office:currency="JPY" office:value="24259.41927">
            <text:p>￥24,2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55615">
            <text:p>0.34755615</text:p>
          </table:table-cell>
          <table:table-cell table:style-name="ce27" table:formula="of:=[.G6]*[.H$1]" office:value-type="float" office:value="0.0173778075">
            <text:p>0.0174</text:p>
          </table:table-cell>
          <table:table-cell table:style-name="ce31" table:formula="of:=[.H6]*[.D6]" office:value-type="currency" office:currency="JPY" office:value="1212.9709635">
            <text:p>￥1,213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144.6743875">
            <text:p>￥22,145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474.827156">
            <text:p>￥97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2114">
            <text:p>172,11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72114">
            <text:p>￥172,11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2114">
            <text:p>172114</text:p>
          </table:table-cell>
          <table:table-cell table:style-name="ce26"/>
          <table:table-cell table:style-name="ce30" table:formula="of:=SUM([.I3:.I6])" office:value-type="currency" office:currency="JPY" office:value="4873.7413578">
            <text:p>￥4,874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36441">
            <text:p>0.02036441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14000">
            <text:p>￥914,000</text:p>
          </table:table-cell>
          <table:table-cell table:style-name="ce19" table:formula="of:=[.D3]*[.G3]" office:value-type="currency" office:currency="JPY" office:value="24736.87074">
            <text:p>￥24,73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06441">
            <text:p>0.02706441</text:p>
          </table:table-cell>
          <table:table-cell table:style-name="ce27" table:formula="of:=[.G3]*[.H$1]" office:value-type="float" office:value="0.0013532205">
            <text:p>0.0014</text:p>
          </table:table-cell>
          <table:table-cell table:style-name="ce31" table:formula="of:=[.H3]*[.D3]" office:value-type="currency" office:currency="JPY" office:value="1236.843537">
            <text:p>￥1,236.8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86.0291">
            <text:p>586.029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3.58">
            <text:p>￥33.580</text:p>
          </table:table-cell>
          <table:table-cell table:style-name="ce19" table:formula="of:=[.D4]*([.B4]+[.C4])" office:value-type="currency" office:currency="JPY" office:value="25817.281178">
            <text:p>￥25,8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8.8291">
            <text:p>768.8291</text:p>
          </table:table-cell>
          <table:table-cell table:style-name="ce28" table:formula="of:=[.G4]*[.H$1]" office:value-type="float" office:value="38.441455">
            <text:p>38.4</text:p>
          </table:table-cell>
          <table:table-cell table:style-name="ce31" table:formula="of:=[.H4]*[.D4]" office:value-type="currency" office:currency="JPY" office:value="1290.8640589">
            <text:p>￥1,290.9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9727">
            <text:p>42.9727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387.5">
            <text:p>￥387.500</text:p>
          </table:table-cell>
          <table:table-cell table:style-name="ce19" table:formula="of:=[.D5]*[.G5]" office:value-type="currency" office:currency="JPY" office:value="20526.92125">
            <text:p>￥20,52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27">
            <text:p>52.9727</text:p>
          </table:table-cell>
          <table:table-cell table:style-name="ce26" table:formula="of:=[.G5]*[.H$1]" office:value-type="float" office:value="2.648635">
            <text:p>3</text:p>
          </table:table-cell>
          <table:table-cell table:style-name="ce31" table:formula="of:=[.H5]*[.D5]" office:value-type="currency" office:currency="JPY" office:value="1026.3460625">
            <text:p>￥1,026.3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302076">
            <text:p>0.26302076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6300">
            <text:p>￥76,300</text:p>
          </table:table-cell>
          <table:table-cell table:style-name="ce19" table:formula="of:=[.D6]*[.G6]" office:value-type="currency" office:currency="JPY" office:value="26393.753988">
            <text:p>￥26,39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92076">
            <text:p>0.34592076</text:p>
          </table:table-cell>
          <table:table-cell table:style-name="ce27" table:formula="of:=[.G6]*[.H$1]" office:value-type="float" office:value="0.017296038">
            <text:p>0.0173</text:p>
          </table:table-cell>
          <table:table-cell table:style-name="ce31" table:formula="of:=[.H6]*[.D6]" office:value-type="currency" office:currency="JPY" office:value="1319.6876994">
            <text:p>￥1,319.7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368.706789">
            <text:p>￥24,369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905.37555645">
            <text:p>￥96,90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20">
            <text:p>167,12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20">
            <text:p>￥167,12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20">
            <text:p>167120</text:p>
          </table:table-cell>
          <table:table-cell table:style-name="ce26"/>
          <table:table-cell table:style-name="ce30" table:formula="of:=SUM([.I3:.I6])" office:value-type="currency" office:currency="JPY" office:value="4845.2687778225">
            <text:p>￥4,845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11991">
            <text:p>0.02011991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45345">
            <text:p>￥945,345</text:p>
          </table:table-cell>
          <table:table-cell table:style-name="ce19" table:formula="of:=[.D3]*[.G3]" office:value-type="currency" office:currency="JPY" office:value="25354.06781895">
            <text:p>￥25,35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81991">
            <text:p>0.02681991</text:p>
          </table:table-cell>
          <table:table-cell table:style-name="ce27" table:formula="of:=[.G3]*[.H$1]" office:value-type="float" office:value="0.0013409955">
            <text:p>0.0013</text:p>
          </table:table-cell>
          <table:table-cell table:style-name="ce31" table:formula="of:=[.H3]*[.D3]" office:value-type="currency" office:currency="JPY" office:value="1267.7033909475">
            <text:p>￥1,267.7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77.7295">
            <text:p>477.729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5.249">
            <text:p>￥35.249</text:p>
          </table:table-cell>
          <table:table-cell table:style-name="ce19" table:formula="of:=[.D4]*([.B4]+[.C4])" office:value-type="currency" office:currency="JPY" office:value="23283.0043455">
            <text:p>￥23,2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0.5295">
            <text:p>660.5295</text:p>
          </table:table-cell>
          <table:table-cell table:style-name="ce28" table:formula="of:=[.G4]*[.H$1]" office:value-type="float" office:value="33.026475">
            <text:p>33.0</text:p>
          </table:table-cell>
          <table:table-cell table:style-name="ce31" table:formula="of:=[.H4]*[.D4]" office:value-type="currency" office:currency="JPY" office:value="1164.150217275">
            <text:p>￥1,164.2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1699">
            <text:p>42.169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02">
            <text:p>￥402.000</text:p>
          </table:table-cell>
          <table:table-cell table:style-name="ce19" table:formula="of:=[.D5]*[.G5]" office:value-type="currency" office:currency="JPY" office:value="20972.2998">
            <text:p>￥20,97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699">
            <text:p>52.1699</text:p>
          </table:table-cell>
          <table:table-cell table:style-name="ce26" table:formula="of:=[.G5]*[.H$1]" office:value-type="float" office:value="2.608495">
            <text:p>3</text:p>
          </table:table-cell>
          <table:table-cell table:style-name="ce31" table:formula="of:=[.H5]*[.D5]" office:value-type="currency" office:currency="JPY" office:value="1048.61499">
            <text:p>￥1,048.6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174651">
            <text:p>0.26174651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9200">
            <text:p>￥79,200</text:p>
          </table:table-cell>
          <table:table-cell table:style-name="ce19" table:formula="of:=[.D6]*[.G6]" office:value-type="currency" office:currency="JPY" office:value="27296.003592">
            <text:p>￥27,29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64651">
            <text:p>0.34464651</text:p>
          </table:table-cell>
          <table:table-cell table:style-name="ce27" table:formula="of:=[.G6]*[.H$1]" office:value-type="float" office:value="0.0172323255">
            <text:p>0.0172</text:p>
          </table:table-cell>
          <table:table-cell table:style-name="ce31" table:formula="of:=[.H6]*[.D6]" office:value-type="currency" office:currency="JPY" office:value="1364.8001796">
            <text:p>￥1,364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26.3438891125">
            <text:p>￥24,226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99.37161025">
            <text:p>￥97,09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936">
            <text:p>161,93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936">
            <text:p>￥161,9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936">
            <text:p>161936</text:p>
          </table:table-cell>
          <table:table-cell table:style-name="ce26"/>
          <table:table-cell table:style-name="ce30" table:formula="of:=SUM([.I3:.I6])" office:value-type="currency" office:currency="JPY" office:value="4854.9685805125">
            <text:p>￥4,855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22094">
            <text:p>0.02122094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23960">
            <text:p>￥923,960</text:p>
          </table:table-cell>
          <table:table-cell table:style-name="ce19" table:formula="of:=[.D3]*[.G3]" office:value-type="currency" office:currency="JPY" office:value="25797.8317224">
            <text:p>￥25,79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792094">
            <text:p>0.02792094</text:p>
          </table:table-cell>
          <table:table-cell table:style-name="ce27" table:formula="of:=[.G3]*[.H$1]" office:value-type="float" office:value="0.001396047">
            <text:p>0.0014</text:p>
          </table:table-cell>
          <table:table-cell table:style-name="ce31" table:formula="of:=[.H3]*[.D3]" office:value-type="currency" office:currency="JPY" office:value="1289.89158612">
            <text:p>￥1,289.9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01.2533">
            <text:p>501.2533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4.869">
            <text:p>￥34.869</text:p>
          </table:table-cell>
          <table:table-cell table:style-name="ce19" table:formula="of:=[.D4]*([.B4]+[.C4])" office:value-type="currency" office:currency="JPY" office:value="23852.2545177">
            <text:p>￥23,85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4.0533">
            <text:p>684.0533</text:p>
          </table:table-cell>
          <table:table-cell table:style-name="ce28" table:formula="of:=[.G4]*[.H$1]" office:value-type="float" office:value="34.202665">
            <text:p>34.2</text:p>
          </table:table-cell>
          <table:table-cell table:style-name="ce31" table:formula="of:=[.H4]*[.D4]" office:value-type="currency" office:currency="JPY" office:value="1192.612725885">
            <text:p>￥1,192.6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3065">
            <text:p>41.306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00">
            <text:p>￥400.000</text:p>
          </table:table-cell>
          <table:table-cell table:style-name="ce19" table:formula="of:=[.D5]*[.G5]" office:value-type="currency" office:currency="JPY" office:value="20522.6">
            <text:p>￥20,5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065">
            <text:p>51.3065</text:p>
          </table:table-cell>
          <table:table-cell table:style-name="ce26" table:formula="of:=[.G5]*[.H$1]" office:value-type="float" office:value="2.565325">
            <text:p>3</text:p>
          </table:table-cell>
          <table:table-cell table:style-name="ce31" table:formula="of:=[.H5]*[.D5]" office:value-type="currency" office:currency="JPY" office:value="1026.13">
            <text:p>￥1,026.1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5983131">
            <text:p>0.25983131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8565">
            <text:p>￥78,565</text:p>
          </table:table-cell>
          <table:table-cell table:style-name="ce19" table:formula="of:=[.D6]*[.G6]" office:value-type="currency" office:currency="JPY" office:value="26926.68537015">
            <text:p>￥26,9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273131">
            <text:p>0.34273131</text:p>
          </table:table-cell>
          <table:table-cell table:style-name="ce27" table:formula="of:=[.G6]*[.H$1]" office:value-type="float" office:value="0.0171365655">
            <text:p>0.0171</text:p>
          </table:table-cell>
          <table:table-cell table:style-name="ce31" table:formula="of:=[.H6]*[.D6]" office:value-type="currency" office:currency="JPY" office:value="1346.3342685075">
            <text:p>￥1,346.3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4.8429025625">
            <text:p>￥24,275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815.112718">
            <text:p>￥93,81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6854">
            <text:p>156,85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6854">
            <text:p>￥156,85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6854">
            <text:p>156854</text:p>
          </table:table-cell>
          <table:table-cell table:style-name="ce26"/>
          <table:table-cell table:style-name="ce30" table:formula="of:=SUM([.I3:.I6])" office:value-type="currency" office:currency="JPY" office:value="4690.7556359">
            <text:p>￥4,691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52559">
            <text:p>0.01952559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22000">
            <text:p>￥922,000</text:p>
          </table:table-cell>
          <table:table-cell table:style-name="ce19" table:formula="of:=[.D3]*[.G3]" office:value-type="currency" office:currency="JPY" office:value="24179.99398">
            <text:p>￥24,1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2559">
            <text:p>0.02622559</text:p>
          </table:table-cell>
          <table:table-cell table:style-name="ce27" table:formula="of:=[.G3]*[.H$1]" office:value-type="float" office:value="0.0013112795">
            <text:p>0.0013</text:p>
          </table:table-cell>
          <table:table-cell table:style-name="ce31" table:formula="of:=[.H3]*[.D3]" office:value-type="currency" office:currency="JPY" office:value="1208.999699">
            <text:p>￥1,209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56.5623">
            <text:p>456.5623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4.6">
            <text:p>￥34.600</text:p>
          </table:table-cell>
          <table:table-cell table:style-name="ce19" table:formula="of:=[.D4]*([.B4]+[.C4])" office:value-type="currency" office:currency="JPY" office:value="22121.93558">
            <text:p>￥22,1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623">
            <text:p>639.3623</text:p>
          </table:table-cell>
          <table:table-cell table:style-name="ce28" table:formula="of:=[.G4]*[.H$1]" office:value-type="float" office:value="31.968115">
            <text:p>32.0</text:p>
          </table:table-cell>
          <table:table-cell table:style-name="ce31" table:formula="of:=[.H4]*[.D4]" office:value-type="currency" office:currency="JPY" office:value="1106.096779">
            <text:p>￥1,106.1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5645">
            <text:p>40.564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11.5">
            <text:p>￥411.500</text:p>
          </table:table-cell>
          <table:table-cell table:style-name="ce19" table:formula="of:=[.D5]*[.G5]" office:value-type="currency" office:currency="JPY" office:value="20807.29175">
            <text:p>￥20,8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645">
            <text:p>50.5645</text:p>
          </table:table-cell>
          <table:table-cell table:style-name="ce26" table:formula="of:=[.G5]*[.H$1]" office:value-type="float" office:value="2.528225">
            <text:p>3</text:p>
          </table:table-cell>
          <table:table-cell table:style-name="ce31" table:formula="of:=[.H5]*[.D5]" office:value-type="currency" office:currency="JPY" office:value="1040.3645875">
            <text:p>￥1,040.4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5773637">
            <text:p>0.25773637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8400">
            <text:p>￥78,400</text:p>
          </table:table-cell>
          <table:table-cell table:style-name="ce19" table:formula="of:=[.D6]*[.G6]" office:value-type="currency" office:currency="JPY" office:value="26705.891408">
            <text:p>￥26,70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063637">
            <text:p>0.34063637</text:p>
          </table:table-cell>
          <table:table-cell table:style-name="ce27" table:formula="of:=[.G6]*[.H$1]" office:value-type="float" office:value="0.0170318185">
            <text:p>0.0170</text:p>
          </table:table-cell>
          <table:table-cell table:style-name="ce31" table:formula="of:=[.H6]*[.D6]" office:value-type="currency" office:currency="JPY" office:value="1335.2945704">
            <text:p>￥1,335.3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453.7781795">
            <text:p>￥23,454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057.15172295">
            <text:p>￥105,05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1771">
            <text:p>151,77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1771">
            <text:p>￥151,77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1771">
            <text:p>151771</text:p>
          </table:table-cell>
          <table:table-cell table:style-name="ce26"/>
          <table:table-cell table:style-name="ce30" table:formula="of:=SUM([.I3:.I6])" office:value-type="currency" office:currency="JPY" office:value="5252.8575861475">
            <text:p>￥5,253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88515">
            <text:p>0.0218851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03375">
            <text:p>￥903,375</text:p>
          </table:table-cell>
          <table:table-cell table:style-name="ce19" table:formula="of:=[.D3]*[.G3]" office:value-type="currency" office:currency="JPY" office:value="25823.10988125">
            <text:p>￥25,82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58515">
            <text:p>0.02858515</text:p>
          </table:table-cell>
          <table:table-cell table:style-name="ce27" table:formula="of:=[.G3]*[.H$1]" office:value-type="float" office:value="0.0014292575">
            <text:p>0.0014</text:p>
          </table:table-cell>
          <table:table-cell table:style-name="ce31" table:formula="of:=[.H3]*[.D3]" office:value-type="currency" office:currency="JPY" office:value="1291.1554940625">
            <text:p>￥1,291.2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09.5631">
            <text:p>509.563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3.9">
            <text:p>￥33.900</text:p>
          </table:table-cell>
          <table:table-cell table:style-name="ce19" table:formula="of:=[.D4]*([.B4]+[.C4])" office:value-type="currency" office:currency="JPY" office:value="23471.10909">
            <text:p>￥23,47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2.3631">
            <text:p>692.3631</text:p>
          </table:table-cell>
          <table:table-cell table:style-name="ce28" table:formula="of:=[.G4]*[.H$1]" office:value-type="float" office:value="34.618155">
            <text:p>34.6</text:p>
          </table:table-cell>
          <table:table-cell table:style-name="ce31" table:formula="of:=[.H4]*[.D4]" office:value-type="currency" office:currency="JPY" office:value="1173.5554545">
            <text:p>￥1,173.6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56.4738">
            <text:p>56.4738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11">
            <text:p>￥411.000</text:p>
          </table:table-cell>
          <table:table-cell table:style-name="ce19" table:formula="of:=[.D5]*[.G5]" office:value-type="currency" office:currency="JPY" office:value="27320.7318">
            <text:p>￥27,32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66.4738">
            <text:p>66.4738</text:p>
          </table:table-cell>
          <table:table-cell table:style-name="ce26" table:formula="of:=[.G5]*[.H$1]" office:value-type="float" office:value="3.32369">
            <text:p>3</text:p>
          </table:table-cell>
          <table:table-cell table:style-name="ce31" table:formula="of:=[.H5]*[.D5]" office:value-type="currency" office:currency="JPY" office:value="1366.03659">
            <text:p>￥1,366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9033274">
            <text:p>0.29033274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6205">
            <text:p>￥76,205</text:p>
          </table:table-cell>
          <table:table-cell table:style-name="ce19" table:formula="of:=[.D6]*[.G6]" office:value-type="currency" office:currency="JPY" office:value="28442.2009517">
            <text:p>￥28,44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323274">
            <text:p>0.37323274</text:p>
          </table:table-cell>
          <table:table-cell table:style-name="ce27" table:formula="of:=[.G6]*[.H$1]" office:value-type="float" office:value="0.018661637">
            <text:p>0.0187</text:p>
          </table:table-cell>
          <table:table-cell table:style-name="ce31" table:formula="of:=[.H6]*[.D6]" office:value-type="currency" office:currency="JPY" office:value="1422.110047585">
            <text:p>￥1,422.1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264.2879307375">
            <text:p>￥26,264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184.4519482">
            <text:p>￥98,18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1923">
            <text:p>141,92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1923">
            <text:p>￥141,92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1923">
            <text:p>141923</text:p>
          </table:table-cell>
          <table:table-cell table:style-name="ce26"/>
          <table:table-cell table:style-name="ce30" table:formula="of:=SUM([.I3:.I6])" office:value-type="currency" office:currency="JPY" office:value="4909.22259741">
            <text:p>￥4,909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60558">
            <text:p>0.0216055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20770">
            <text:p>￥920,770</text:p>
          </table:table-cell>
          <table:table-cell table:style-name="ce19" table:formula="of:=[.D3]*[.G3]" office:value-type="currency" office:currency="JPY" office:value="26062.9288966">
            <text:p>￥26,06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830558">
            <text:p>0.02830558</text:p>
          </table:table-cell>
          <table:table-cell table:style-name="ce27" table:formula="of:=[.G3]*[.H$1]" office:value-type="float" office:value="0.001415279">
            <text:p>0.0014</text:p>
          </table:table-cell>
          <table:table-cell table:style-name="ce31" table:formula="of:=[.H3]*[.D3]" office:value-type="currency" office:currency="JPY" office:value="1303.14644483">
            <text:p>￥1,303.1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66.4607">
            <text:p>466.4607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5.488">
            <text:p>￥35.488</text:p>
          </table:table-cell>
          <table:table-cell table:style-name="ce19" table:formula="of:=[.D4]*([.B4]+[.C4])" office:value-type="currency" office:currency="JPY" office:value="23040.9637216">
            <text:p>￥23,04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49.2607">
            <text:p>649.2607</text:p>
          </table:table-cell>
          <table:table-cell table:style-name="ce28" table:formula="of:=[.G4]*[.H$1]" office:value-type="float" office:value="32.463035">
            <text:p>32.5</text:p>
          </table:table-cell>
          <table:table-cell table:style-name="ce31" table:formula="of:=[.H4]*[.D4]" office:value-type="currency" office:currency="JPY" office:value="1152.04818608">
            <text:p>￥1,152.0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7801">
            <text:p>41.7801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15.3">
            <text:p>￥415.300</text:p>
          </table:table-cell>
          <table:table-cell table:style-name="ce19" table:formula="of:=[.D5]*[.G5]" office:value-type="currency" office:currency="JPY" office:value="21504.27553">
            <text:p>￥21,50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7801">
            <text:p>51.7801</text:p>
          </table:table-cell>
          <table:table-cell table:style-name="ce26" table:formula="of:=[.G5]*[.H$1]" office:value-type="float" office:value="2.589005">
            <text:p>3</text:p>
          </table:table-cell>
          <table:table-cell table:style-name="ce31" table:formula="of:=[.H5]*[.D5]" office:value-type="currency" office:currency="JPY" office:value="1075.2137765">
            <text:p>￥1,075.2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706421">
            <text:p>0.2706421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8000">
            <text:p>￥78,000</text:p>
          </table:table-cell>
          <table:table-cell table:style-name="ce19" table:formula="of:=[.D6]*[.G6]" office:value-type="currency" office:currency="JPY" office:value="27576.2838">
            <text:p>￥27,57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35421">
            <text:p>0.3535421</text:p>
          </table:table-cell>
          <table:table-cell table:style-name="ce27" table:formula="of:=[.G6]*0.05" office:value-type="float" office:value="0.017677105">
            <text:p>0.0177</text:p>
          </table:table-cell>
          <table:table-cell table:style-name="ce31" table:formula="of:=[.H6]*[.D6]" office:value-type="currency" office:currency="JPY" office:value="1378.81419">
            <text:p>￥1,378.8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46.11298705">
            <text:p>￥24,546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453.3078178">
            <text:p>￥102,45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17">
            <text:p>131,51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17">
            <text:p>￥131,51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17">
            <text:p>131517</text:p>
          </table:table-cell>
          <table:table-cell table:style-name="ce26"/>
          <table:table-cell table:style-name="ce30" table:formula="of:=SUM([.I3:.I6])" office:value-type="currency" office:currency="JPY" office:value="5122.66539089">
            <text:p>￥5,123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72696">
            <text:p>0.01972696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63620">
            <text:p>￥963,620</text:p>
          </table:table-cell>
          <table:table-cell table:style-name="ce19" table:formula="of:=[.D3]*[.G3]" office:value-type="currency" office:currency="JPY" office:value="25465.5471952">
            <text:p>￥25,46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696">
            <text:p>0.02642696</text:p>
          </table:table-cell>
          <table:table-cell table:style-name="ce27" table:formula="of:=[.G3]*[.H$1]" office:value-type="float" office:value="0.001321348">
            <text:p>0.0013</text:p>
          </table:table-cell>
          <table:table-cell table:style-name="ce31" table:formula="of:=[.H3]*[.D3]" office:value-type="currency" office:currency="JPY" office:value="1273.27735976">
            <text:p>￥1,273.3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53.3654">
            <text:p>453.3654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0.09">
            <text:p>￥40.090</text:p>
          </table:table-cell>
          <table:table-cell table:style-name="ce19" table:formula="of:=[.D4]*([.B4]+[.C4])" office:value-type="currency" office:currency="JPY" office:value="25503.870886">
            <text:p>￥25,50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654">
            <text:p>636.1654</text:p>
          </table:table-cell>
          <table:table-cell table:style-name="ce28" table:formula="of:=[.G4]*[.H$1]" office:value-type="float" office:value="31.80827">
            <text:p>31.8</text:p>
          </table:table-cell>
          <table:table-cell table:style-name="ce31" table:formula="of:=[.H4]*[.D4]" office:value-type="currency" office:currency="JPY" office:value="1275.1935443">
            <text:p>￥1,275.2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8402">
            <text:p>40.8402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57">
            <text:p>￥457.000</text:p>
          </table:table-cell>
          <table:table-cell table:style-name="ce19" table:formula="of:=[.D5]*[.G5]" office:value-type="currency" office:currency="JPY" office:value="23233.9714">
            <text:p>￥23,23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8402">
            <text:p>50.8402</text:p>
          </table:table-cell>
          <table:table-cell table:style-name="ce26" table:formula="of:=[.G5]*[.H$1]" office:value-type="float" office:value="2.54201">
            <text:p>3</text:p>
          </table:table-cell>
          <table:table-cell table:style-name="ce31" table:formula="of:=[.H5]*[.D5]" office:value-type="currency" office:currency="JPY" office:value="1161.69857">
            <text:p>￥1,161.7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855457">
            <text:p>0.26855457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0380">
            <text:p>￥80,380</text:p>
          </table:table-cell>
          <table:table-cell table:style-name="ce19" table:formula="of:=[.D6]*[.G6]" office:value-type="currency" office:currency="JPY" office:value="28249.9183366">
            <text:p>￥28,2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145457">
            <text:p>0.35145457</text:p>
          </table:table-cell>
          <table:table-cell table:style-name="ce27" table:formula="of:=[.G6]*0.05" office:value-type="float" office:value="0.0175727285">
            <text:p>0.0176</text:p>
          </table:table-cell>
          <table:table-cell table:style-name="ce31" table:formula="of:=[.H6]*[.D6]" office:value-type="currency" office:currency="JPY" office:value="1412.49591683">
            <text:p>￥1,412.5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13.32695445">
            <text:p>￥25,613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9721.983303">
            <text:p>￥99,72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84">
            <text:p>125,98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84">
            <text:p>￥125,98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84">
            <text:p>125984</text:p>
          </table:table-cell>
          <table:table-cell table:style-name="ce26"/>
          <table:table-cell table:style-name="ce30" table:formula="of:=SUM([.I3:.I6])" office:value-type="currency" office:currency="JPY" office:value="4986.09916515">
            <text:p>￥4,986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50608">
            <text:p>0.0195060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26500">
            <text:p>￥926,500</text:p>
          </table:table-cell>
          <table:table-cell table:style-name="ce19" table:formula="of:=[.D3]*[.G3]" office:value-type="currency" office:currency="JPY" office:value="24279.93312">
            <text:p>￥24,28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0608">
            <text:p>0.02620608</text:p>
          </table:table-cell>
          <table:table-cell table:style-name="ce27" table:formula="of:=[.G3]*[.H$1]" office:value-type="float" office:value="0.001310304">
            <text:p>0.0013</text:p>
          </table:table-cell>
          <table:table-cell table:style-name="ce31" table:formula="of:=[.H3]*[.D3]" office:value-type="currency" office:currency="JPY" office:value="1213.996656">
            <text:p>￥1,214.0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47.2723">
            <text:p>447.2723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9.81">
            <text:p>￥39.810</text:p>
          </table:table-cell>
          <table:table-cell table:style-name="ce19" table:formula="of:=[.D4]*([.B4]+[.C4])" office:value-type="currency" office:currency="JPY" office:value="25083.178263">
            <text:p>￥25,08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0.0723">
            <text:p>630.0723</text:p>
          </table:table-cell>
          <table:table-cell table:style-name="ce28" table:formula="of:=[.G4]*[.H$1]" office:value-type="float" office:value="31.503615">
            <text:p>31.5</text:p>
          </table:table-cell>
          <table:table-cell table:style-name="ce31" table:formula="of:=[.H4]*[.D4]" office:value-type="currency" office:currency="JPY" office:value="1254.15891315">
            <text:p>￥1,254.2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5288">
            <text:p>40.5288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52.4">
            <text:p>￥452.400</text:p>
          </table:table-cell>
          <table:table-cell table:style-name="ce19" table:formula="of:=[.D5]*[.G5]" office:value-type="currency" office:currency="JPY" office:value="22859.22912">
            <text:p>￥22,85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5288">
            <text:p>50.5288</text:p>
          </table:table-cell>
          <table:table-cell table:style-name="ce26" table:formula="of:=[.G5]*[.H$1]" office:value-type="float" office:value="2.52644">
            <text:p>3</text:p>
          </table:table-cell>
          <table:table-cell table:style-name="ce31" table:formula="of:=[.H5]*[.D5]" office:value-type="currency" office:currency="JPY" office:value="1142.961456">
            <text:p>￥1,143.0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786075">
            <text:p>0.26786075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8400">
            <text:p>￥78,400</text:p>
          </table:table-cell>
          <table:table-cell table:style-name="ce19" table:formula="of:=[.D6]*[.G6]" office:value-type="currency" office:currency="JPY" office:value="27499.6428">
            <text:p>￥27,50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76075">
            <text:p>0.35076075</text:p>
          </table:table-cell>
          <table:table-cell table:style-name="ce27" table:formula="of:=[.G6]*0.05" office:value-type="float" office:value="0.0175380375">
            <text:p>0.0175</text:p>
          </table:table-cell>
          <table:table-cell table:style-name="ce31" table:formula="of:=[.H6]*[.D6]" office:value-type="currency" office:currency="JPY" office:value="1374.98214">
            <text:p>￥1,375.0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930.49582575">
            <text:p>￥24,930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62.9802203">
            <text:p>￥95,4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style-name="ce29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6"/>
          <table:table-cell table:style-name="ce30" table:formula="of:=SUM([.I3:.I6])" office:value-type="currency" office:currency="JPY" office:value="4773.149011015">
            <text:p>￥4,773</text:p>
          </table:table-cell>
          <table:table-cell table:formula="of:=[.$A2]" office:value-type="string" office:string-value="JPY">
            <text:p>JPY</text:p>
          </table:table-cell>
          <table:table-cell table:style-name="ce29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2366">
            <text:p>0.0192366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36565">
            <text:p>￥936,565</text:p>
          </table:table-cell>
          <table:table-cell table:style-name="ce19" table:formula="of:=[.D3]*[.G3]" office:value-type="currency" office:currency="JPY" office:value="24291.311779">
            <text:p>￥24,29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66">
            <text:p>0.0259366</text:p>
          </table:table-cell>
          <table:table-cell table:style-name="ce27" table:formula="of:=[.G3]*[.H$1]" office:value-type="float" office:value="0.00129683">
            <text:p>0.0013</text:p>
          </table:table-cell>
          <table:table-cell table:style-name="ce31" table:formula="of:=[.H3]*[.D3]" office:value-type="currency" office:currency="JPY" office:value="1214.56558895">
            <text:p>￥1,214.6</text:p>
          </table:table-cell>
          <table:table-cell table:formula="of:=[.$A3]" office:value-type="string" office:string-value="BTC">
            <text:p>BTC</text:p>
          </table:table-cell>
          <table:table-cell table:style-name="ce29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37.6636">
            <text:p>437.6636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6.54">
            <text:p>￥36.540</text:p>
          </table:table-cell>
          <table:table-cell table:style-name="ce19" table:formula="of:=[.D4]*([.B4]+[.C4])" office:value-type="currency" office:currency="JPY" office:value="22671.739944">
            <text:p>￥22,67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20.4636">
            <text:p>620.4636</text:p>
          </table:table-cell>
          <table:table-cell table:style-name="ce28" table:formula="of:=[.G4]*[.H$1]" office:value-type="float" office:value="31.02318">
            <text:p>31.0</text:p>
          </table:table-cell>
          <table:table-cell table:style-name="ce31" table:formula="of:=[.H4]*[.D4]" office:value-type="currency" office:currency="JPY" office:value="1133.5869972">
            <text:p>￥1,133.6</text:p>
          </table:table-cell>
          <table:table-cell table:formula="of:=[.$A4]" office:value-type="string" office:string-value="XEM">
            <text:p>XEM</text:p>
          </table:table-cell>
          <table:table-cell table:style-name="ce29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006">
            <text:p>40.006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41.4">
            <text:p>￥441.400</text:p>
          </table:table-cell>
          <table:table-cell table:style-name="ce19" table:formula="of:=[.D5]*[.G5]" office:value-type="currency" office:currency="JPY" office:value="22072.6484">
            <text:p>￥22,07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06">
            <text:p>50.006</text:p>
          </table:table-cell>
          <table:table-cell table:style-name="ce26" table:formula="of:=[.G5]*[.H$1]" office:value-type="float" office:value="2.5003">
            <text:p>3</text:p>
          </table:table-cell>
          <table:table-cell table:style-name="ce31" table:formula="of:=[.H5]*[.D5]" office:value-type="currency" office:currency="JPY" office:value="1103.63242">
            <text:p>￥1,103.6</text:p>
          </table:table-cell>
          <table:table-cell table:formula="of:=[.$A5]" office:value-type="string" office:string-value="MONA">
            <text:p>MONA</text:p>
          </table:table-cell>
          <table:table-cell table:style-name="ce29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572186">
            <text:p>0.26572186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5805">
            <text:p>￥75,805</text:p>
          </table:table-cell>
          <table:table-cell table:style-name="ce19" table:formula="of:=[.D6]*[.G6]" office:value-type="currency" office:currency="JPY" office:value="26427.2800973">
            <text:p>￥26,42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862186">
            <text:p>0.34862186</text:p>
          </table:table-cell>
          <table:table-cell table:style-name="ce27" table:formula="of:=[.G6]*0.05" office:value-type="float" office:value="0.017431093">
            <text:p>0.0174</text:p>
          </table:table-cell>
          <table:table-cell table:style-name="ce31" table:formula="of:=[.H6]*[.D6]" office:value-type="currency" office:currency="JPY" office:value="1321.364004865">
            <text:p>￥1,321.4</text:p>
          </table:table-cell>
          <table:table-cell table:formula="of:=[.$A6]" office:value-type="string" office:string-value="ETH">
            <text:p>ETH</text:p>
          </table:table-cell>
          <table:table-cell table:style-name="ce33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65.745055075">
            <text:p>￥23,866</text:p>
          </table:table-cell>
          <table:table-cell table:style-name="ce22"/>
          <table:table-cell table:style-name="ce24"/>
          <table:table-cell table:number-columns-repeated="3"/>
          <table:table-cell table:style-name="ce29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9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921.57847295">
            <text:p>￥93,92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749">
            <text:p>115,74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5749">
            <text:p>￥115,74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749">
            <text:p>115749</text:p>
          </table:table-cell>
          <table:table-cell table:style-name="ce26"/>
          <table:table-cell table:style-name="ce30" table:formula="of:=SUM([.I3:.I6])" office:value-type="currency" office:currency="JPY" office:value="4696.0789236475">
            <text:p>￥4,69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94763">
            <text:p>0.01894763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36315">
            <text:p>￥936,315</text:p>
          </table:table-cell>
          <table:table-cell table:style-name="ce19" table:formula="of:=[.D3]*[.G3]" office:value-type="currency" office:currency="JPY" office:value="24014.26068345">
            <text:p>￥24,01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4763">
            <text:p>0.02564763</text:p>
          </table:table-cell>
          <table:table-cell table:style-name="ce27" table:formula="of:=[.G3]*[.H$1]" office:value-type="float" office:value="0.0012823815">
            <text:p>0.0013</text:p>
          </table:table-cell>
          <table:table-cell table:style-name="ce31" table:formula="of:=[.H3]*[.D3]" office:value-type="currency" office:currency="JPY" office:value="1200.7130341725">
            <text:p>￥1,200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26.1681">
            <text:p>426.168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6.67">
            <text:p>￥36.670</text:p>
          </table:table-cell>
          <table:table-cell table:style-name="ce19" table:formula="of:=[.D4]*([.B4]+[.C4])" office:value-type="currency" office:currency="JPY" office:value="22330.860227">
            <text:p>￥22,33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8.9681">
            <text:p>608.9681</text:p>
          </table:table-cell>
          <table:table-cell table:style-name="ce28" table:formula="of:=[.G4]*[.H$1]" office:value-type="float" office:value="30.448405">
            <text:p>30.4</text:p>
          </table:table-cell>
          <table:table-cell table:style-name="ce31" table:formula="of:=[.H4]*[.D4]" office:value-type="currency" office:currency="JPY" office:value="1116.54301135">
            <text:p>￥1,11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3825">
            <text:p>38.382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46.8">
            <text:p>￥446.800</text:p>
          </table:table-cell>
          <table:table-cell table:style-name="ce19" table:formula="of:=[.D5]*[.G5]" office:value-type="currency" office:currency="JPY" office:value="21617.301">
            <text:p>￥21,61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825">
            <text:p>48.3825</text:p>
          </table:table-cell>
          <table:table-cell table:style-name="ce26" table:formula="of:=[.G5]*[.H$1]" office:value-type="float" office:value="2.419125">
            <text:p>2</text:p>
          </table:table-cell>
          <table:table-cell table:style-name="ce31" table:formula="of:=[.H5]*[.D5]" office:value-type="currency" office:currency="JPY" office:value="1080.86505">
            <text:p>￥1,08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33375">
            <text:p>0.2633375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4975">
            <text:p>￥74,975</text:p>
          </table:table-cell>
          <table:table-cell table:style-name="ce19" table:formula="of:=[.D6]*[.G6]" office:value-type="currency" office:currency="JPY" office:value="25959.1565625">
            <text:p>￥25,959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62375">
            <text:p>0.3462375</text:p>
          </table:table-cell>
          <table:table-cell table:style-name="ce27" table:formula="of:=[.G6]*0.05" office:value-type="float" office:value="0.017311875">
            <text:p>0.0173</text:p>
          </table:table-cell>
          <table:table-cell table:style-name="ce31" table:formula="of:=[.H6]*[.D6]" office:value-type="currency" office:currency="JPY" office:value="1297.957828125">
            <text:p>￥1,298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480.3946182375">
            <text:p>￥23,480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951.053444">
            <text:p>￥91,9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612">
            <text:p>110,61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0612">
            <text:p>￥110,61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612">
            <text:p>110612</text:p>
          </table:table-cell>
          <table:table-cell table:style-name="ce26"/>
          <table:table-cell table:style-name="ce30" table:formula="of:=SUM([.I3:.I6])" office:value-type="currency" office:currency="JPY" office:value="4597.5526722">
            <text:p>￥4,5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66083">
            <text:p>0.01866083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53000">
            <text:p>￥953,000</text:p>
          </table:table-cell>
          <table:table-cell table:style-name="ce19" table:formula="of:=[.D3]*[.G3]" office:value-type="currency" office:currency="JPY" office:value="24168.87099">
            <text:p>￥24,16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6083">
            <text:p>0.02536083</text:p>
          </table:table-cell>
          <table:table-cell table:style-name="ce27" table:formula="of:=[.G3]*[.H$1]" office:value-type="float" office:value="0.0012680415">
            <text:p>0.0013</text:p>
          </table:table-cell>
          <table:table-cell table:style-name="ce31" table:formula="of:=[.H3]*[.D3]" office:value-type="currency" office:currency="JPY" office:value="1208.4435495">
            <text:p>￥1,208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17.5945">
            <text:p>417.594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34">
            <text:p>￥34.000</text:p>
          </table:table-cell>
          <table:table-cell table:style-name="ce19" table:formula="of:=[.D4]*([.B4]+[.C4])" office:value-type="currency" office:currency="JPY" office:value="20413.413">
            <text:p>￥20,41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0.3945">
            <text:p>600.3945</text:p>
          </table:table-cell>
          <table:table-cell table:style-name="ce28" table:formula="of:=[.G4]*[.H$1]" office:value-type="float" office:value="30.019725">
            <text:p>30.0</text:p>
          </table:table-cell>
          <table:table-cell table:style-name="ce31" table:formula="of:=[.H4]*[.D4]" office:value-type="currency" office:currency="JPY" office:value="1020.67065">
            <text:p>￥1,02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1281">
            <text:p>38.1281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43.5">
            <text:p>￥443.500</text:p>
          </table:table-cell>
          <table:table-cell table:style-name="ce19" table:formula="of:=[.D5]*[.G5]" office:value-type="currency" office:currency="JPY" office:value="21344.81235">
            <text:p>￥21,34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1281">
            <text:p>48.1281</text:p>
          </table:table-cell>
          <table:table-cell table:style-name="ce26" table:formula="of:=[.G5]*[.H$1]" office:value-type="float" office:value="2.406405">
            <text:p>2</text:p>
          </table:table-cell>
          <table:table-cell table:style-name="ce31" table:formula="of:=[.H5]*[.D5]" office:value-type="currency" office:currency="JPY" office:value="1067.2406175">
            <text:p>￥1,067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270368">
            <text:p>0.26270368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75300">
            <text:p>￥75,300</text:p>
          </table:table-cell>
          <table:table-cell table:style-name="ce19" table:formula="of:=[.D6]*[.G6]" office:value-type="currency" office:currency="JPY" office:value="26023.957104">
            <text:p>￥26,02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560368">
            <text:p>0.34560368</text:p>
          </table:table-cell>
          <table:table-cell table:style-name="ce27" table:formula="of:=[.G6]*0.05" office:value-type="float" office:value="0.017280184">
            <text:p>0.0173</text:p>
          </table:table-cell>
          <table:table-cell table:style-name="ce31" table:formula="of:=[.H6]*[.D6]" office:value-type="currency" office:currency="JPY" office:value="1301.1978552">
            <text:p>￥1,301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987.763361">
            <text:p>￥22,988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1192.8248107">
            <text:p>￥101,19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6028">
            <text:p>106,0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6028">
            <text:p>￥106,0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6028">
            <text:p>106028</text:p>
          </table:table-cell>
          <table:table-cell table:style-name="ce26"/>
          <table:table-cell table:style-name="ce30" table:formula="of:=SUM([.I3:.I6])" office:value-type="currency" office:currency="JPY" office:value="5059.641240535">
            <text:p>￥5,0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43731">
            <text:p>0.01843731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11600">
            <text:p>￥1,011,600</text:p>
          </table:table-cell>
          <table:table-cell table:style-name="ce19" table:formula="of:=[.D3]*[.G3]" office:value-type="currency" office:currency="JPY" office:value="25428.902796">
            <text:p>￥25,42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3731">
            <text:p>0.02513731</text:p>
          </table:table-cell>
          <table:table-cell table:style-name="ce27" table:formula="of:=[.G3]*[.H$1]" office:value-type="float" office:value="0.0012568655">
            <text:p>0.0013</text:p>
          </table:table-cell>
          <table:table-cell table:style-name="ce31" table:formula="of:=[.H3]*[.D3]" office:value-type="currency" office:currency="JPY" office:value="1271.4451398">
            <text:p>￥1,271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12.0655">
            <text:p>412.065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0.835">
            <text:p>￥40.835</text:p>
          </table:table-cell>
          <table:table-cell table:style-name="ce19" table:formula="of:=[.D4]*([.B4]+[.C4])" office:value-type="currency" office:currency="JPY" office:value="24291.3326925">
            <text:p>￥24,2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4.8655">
            <text:p>594.8655</text:p>
          </table:table-cell>
          <table:table-cell table:style-name="ce28" table:formula="of:=[.G4]*[.H$1]" office:value-type="float" office:value="29.743275">
            <text:p>29.7</text:p>
          </table:table-cell>
          <table:table-cell table:style-name="ce31" table:formula="of:=[.H4]*[.D4]" office:value-type="currency" office:currency="JPY" office:value="1214.566634625">
            <text:p>￥1,214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7.0452">
            <text:p>37.0452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90.5">
            <text:p>￥490.500</text:p>
          </table:table-cell>
          <table:table-cell table:style-name="ce19" table:formula="of:=[.D5]*[.G5]" office:value-type="currency" office:currency="JPY" office:value="23075.6706">
            <text:p>￥23,07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0452">
            <text:p>47.0452</text:p>
          </table:table-cell>
          <table:table-cell table:style-name="ce26" table:formula="of:=[.G5]*[.H$1]" office:value-type="float" office:value="2.35226">
            <text:p>2</text:p>
          </table:table-cell>
          <table:table-cell table:style-name="ce31" table:formula="of:=[.H5]*[.D5]" office:value-type="currency" office:currency="JPY" office:value="1153.78353">
            <text:p>￥1,153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209962">
            <text:p>0.26209962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2310">
            <text:p>￥82,310</text:p>
          </table:table-cell>
          <table:table-cell table:style-name="ce19" table:formula="of:=[.D6]*[.G6]" office:value-type="currency" office:currency="JPY" office:value="28396.9187222">
            <text:p>￥28,39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499962">
            <text:p>0.34499962</text:p>
          </table:table-cell>
          <table:table-cell table:style-name="ce27" table:formula="of:=[.G6]*0.05" office:value-type="float" office:value="0.017249981">
            <text:p>0.0172</text:p>
          </table:table-cell>
          <table:table-cell table:style-name="ce31" table:formula="of:=[.H6]*[.D6]" office:value-type="currency" office:currency="JPY" office:value="1419.84593611">
            <text:p>￥1,419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298.206202675">
            <text:p>￥25,298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1968.33976635">
            <text:p>￥101,9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0469">
            <text:p>100,4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469">
            <text:p>￥100,4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469">
            <text:p>100469</text:p>
          </table:table-cell>
          <table:table-cell table:style-name="ce26"/>
          <table:table-cell table:style-name="ce30" table:formula="of:=SUM([.I3:.I6])" office:value-type="currency" office:currency="JPY" office:value="5098.4169883175">
            <text:p>￥5,0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4655">
            <text:p>0.018465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11610">
            <text:p>￥1,011,610</text:p>
          </table:table-cell>
          <table:table-cell table:style-name="ce19" table:formula="of:=[.D3]*[.G3]" office:value-type="currency" office:currency="JPY" office:value="25457.671455">
            <text:p>￥25,4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655">
            <text:p>0.0251655</text:p>
          </table:table-cell>
          <table:table-cell table:style-name="ce27" table:formula="of:=[.G3]*[.H$1]" office:value-type="float" office:value="0.001258275">
            <text:p>0.0013</text:p>
          </table:table-cell>
          <table:table-cell table:style-name="ce31" table:formula="of:=[.H3]*[.D3]" office:value-type="currency" office:currency="JPY" office:value="1272.88357275">
            <text:p>￥1,27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12.2085">
            <text:p>412.208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1.167">
            <text:p>￥41.167</text:p>
          </table:table-cell>
          <table:table-cell table:style-name="ce19" table:formula="of:=[.D4]*([.B4]+[.C4])" office:value-type="currency" office:currency="JPY" office:value="24494.7149195">
            <text:p>￥24,49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5.0085">
            <text:p>595.0085</text:p>
          </table:table-cell>
          <table:table-cell table:style-name="ce28" table:formula="of:=[.G4]*[.H$1]" office:value-type="float" office:value="29.750425">
            <text:p>29.8</text:p>
          </table:table-cell>
          <table:table-cell table:style-name="ce31" table:formula="of:=[.H4]*[.D4]" office:value-type="currency" office:currency="JPY" office:value="1224.735745975">
            <text:p>￥1,224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7.5127">
            <text:p>37.5127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98.1">
            <text:p>￥498.100</text:p>
          </table:table-cell>
          <table:table-cell table:style-name="ce19" table:formula="of:=[.D5]*[.G5]" office:value-type="currency" office:currency="JPY" office:value="23666.07587">
            <text:p>￥23,66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5127">
            <text:p>47.5127</text:p>
          </table:table-cell>
          <table:table-cell table:style-name="ce26" table:formula="of:=[.G5]*[.H$1]" office:value-type="float" office:value="2.375635">
            <text:p>2</text:p>
          </table:table-cell>
          <table:table-cell table:style-name="ce31" table:formula="of:=[.H5]*[.D5]" office:value-type="currency" office:currency="JPY" office:value="1183.3037935">
            <text:p>￥1,18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471667">
            <text:p>0.26471667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1555">
            <text:p>￥81,555</text:p>
          </table:table-cell>
          <table:table-cell table:style-name="ce19" table:formula="of:=[.D6]*[.G6]" office:value-type="currency" office:currency="JPY" office:value="28349.87752185">
            <text:p>￥28,3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4761667">
            <text:p>0.34761667</text:p>
          </table:table-cell>
          <table:table-cell table:style-name="ce27" table:formula="of:=[.G6]*[.H$1]" office:value-type="float" office:value="0.0173808335">
            <text:p>0.0174</text:p>
          </table:table-cell>
          <table:table-cell table:style-name="ce31" table:formula="of:=[.H6]*[.D6]" office:value-type="currency" office:currency="JPY" office:value="1417.4938760925">
            <text:p>￥1,417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492.0849415875">
            <text:p>￥25,492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5.2157899">
            <text:p>￥102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4890">
            <text:p>94,8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4890">
            <text:p>￥94,8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4890">
            <text:p>94890</text:p>
          </table:table-cell>
          <table:table-cell table:style-name="ce26"/>
          <table:table-cell table:style-name="ce30" table:formula="of:=SUM([.I3:.I6])" office:value-type="currency" office:currency="JPY" office:value="5127.760789495">
            <text:p>￥5,12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52118">
            <text:p>0.0185211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03205">
            <text:p>￥1,003,205</text:p>
          </table:table-cell>
          <table:table-cell table:style-name="ce19" table:formula="of:=[.D3]*[.G3]" office:value-type="currency" office:currency="JPY" office:value="25302.0138819">
            <text:p>￥25,30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22118">
            <text:p>0.02522118</text:p>
          </table:table-cell>
          <table:table-cell table:style-name="ce27" table:formula="of:=[.G3]*[.H$1]" office:value-type="float" office:value="0.001261059">
            <text:p>0.0013</text:p>
          </table:table-cell>
          <table:table-cell table:style-name="ce31" table:formula="of:=[.H3]*[.D3]" office:value-type="currency" office:currency="JPY" office:value="1265.100694095">
            <text:p>￥1,265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13.7936">
            <text:p>413.7936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1.2">
            <text:p>￥41.200</text:p>
          </table:table-cell>
          <table:table-cell table:style-name="ce19" table:formula="of:=[.D4]*([.B4]+[.C4])" office:value-type="currency" office:currency="JPY" office:value="24579.65632">
            <text:p>￥24,58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596.5936">
            <text:p>596.5936</text:p>
          </table:table-cell>
          <table:table-cell table:style-name="ce28" table:formula="of:=[.G4]*[.H$1]" office:value-type="float" office:value="29.82968">
            <text:p>29.8</text:p>
          </table:table-cell>
          <table:table-cell table:style-name="ce31" table:formula="of:=[.H4]*[.D4]" office:value-type="currency" office:currency="JPY" office:value="1228.982816">
            <text:p>￥1,229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7.9914">
            <text:p>37.991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08.8">
            <text:p>￥508.800</text:p>
          </table:table-cell>
          <table:table-cell table:style-name="ce19" table:formula="of:=[.D5]*[.G5]" office:value-type="currency" office:currency="JPY" office:value="24418.02432">
            <text:p>￥24,4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7.9914">
            <text:p>47.9914</text:p>
          </table:table-cell>
          <table:table-cell table:style-name="ce26" table:formula="of:=[.G5]*[.H$1]" office:value-type="float" office:value="2.39957">
            <text:p>2</text:p>
          </table:table-cell>
          <table:table-cell table:style-name="ce31" table:formula="of:=[.H5]*[.D5]" office:value-type="currency" office:currency="JPY" office:value="1220.901216">
            <text:p>￥1,220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6766478">
            <text:p>0.26766478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0600">
            <text:p>￥80,600</text:p>
          </table:table-cell>
          <table:table-cell table:style-name="ce19" table:formula="of:=[.D6]*[.G6]" office:value-type="currency" office:currency="JPY" office:value="28255.521268">
            <text:p>￥28,2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5056478">
            <text:p>0.35056478</text:p>
          </table:table-cell>
          <table:table-cell table:style-name="ce27" table:formula="of:=[.G6]*[.H$1]" office:value-type="float" office:value="0.017528239">
            <text:p>0.0175</text:p>
          </table:table-cell>
          <table:table-cell table:style-name="ce31" table:formula="of:=[.H6]*[.D6]" office:value-type="currency" office:currency="JPY" office:value="1412.7760634">
            <text:p>￥1,412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803947475">
            <text:p>￥25,639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188.959487">
            <text:p>￥113,1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761">
            <text:p>83,7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761">
            <text:p>￥83,7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761">
            <text:p>83761</text:p>
          </table:table-cell>
          <table:table-cell table:style-name="ce26"/>
          <table:table-cell table:style-name="ce30" table:formula="of:=SUM([.I3:.I6])" office:value-type="currency" office:currency="JPY" office:value="5659.44797435">
            <text:p>￥5,65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891972">
            <text:p>0.01891972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62000">
            <text:p>￥1,062,000</text:p>
          </table:table-cell>
          <table:table-cell table:style-name="ce19" table:formula="of:=[.D3]*[.G3]" office:value-type="currency" office:currency="JPY" office:value="27208.14264">
            <text:p>￥27,20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1972">
            <text:p>0.02561972</text:p>
          </table:table-cell>
          <table:table-cell table:style-name="ce27" table:formula="of:=[.G3]*0.05" office:value-type="float" office:value="0.001280986">
            <text:p>0.0013</text:p>
          </table:table-cell>
          <table:table-cell table:style-name="ce31" table:formula="of:=[.H3]*[.D3]" office:value-type="currency" office:currency="JPY" office:value="1360.407132">
            <text:p>￥1,360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24.5195">
            <text:p>424.519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5.15">
            <text:p>￥45.150</text:p>
          </table:table-cell>
          <table:table-cell table:style-name="ce19" table:formula="of:=[.D4]*([.B4]+[.C4])" office:value-type="currency" office:currency="JPY" office:value="27420.475425">
            <text:p>￥27,4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07.3195">
            <text:p>607.3195</text:p>
          </table:table-cell>
          <table:table-cell table:style-name="ce28" table:formula="of:=[.G4]*0.05" office:value-type="float" office:value="30.365975">
            <text:p>30.4</text:p>
          </table:table-cell>
          <table:table-cell table:style-name="ce31" table:formula="of:=[.H4]*[.D4]" office:value-type="currency" office:currency="JPY" office:value="1371.02377125">
            <text:p>￥1,37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3689">
            <text:p>38.368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60">
            <text:p>￥560.000</text:p>
          </table:table-cell>
          <table:table-cell table:style-name="ce19" table:formula="of:=[.D5]*[.G5]" office:value-type="currency" office:currency="JPY" office:value="27086.584">
            <text:p>￥27,08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8.3689">
            <text:p>48.3689</text:p>
          </table:table-cell>
          <table:table-cell table:style-name="ce26" table:formula="of:=[.G5]*0.05" office:value-type="float" office:value="2.418445">
            <text:p>2</text:p>
          </table:table-cell>
          <table:table-cell table:style-name="ce31" table:formula="of:=[.H5]*[.D5]" office:value-type="currency" office:currency="JPY" office:value="1354.3292">
            <text:p>￥1,354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27762414">
            <text:p>0.27762414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7300">
            <text:p>￥87,300</text:p>
          </table:table-cell>
          <table:table-cell table:style-name="ce19" table:formula="of:=[.D6]*[.G6]" office:value-type="currency" office:currency="JPY" office:value="31473.757422">
            <text:p>￥31,47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052414">
            <text:p>0.36052414</text:p>
          </table:table-cell>
          <table:table-cell table:style-name="ce27" table:formula="of:=[.G6]*0.05" office:value-type="float" office:value="0.018026207">
            <text:p>0.0180</text:p>
          </table:table-cell>
          <table:table-cell table:style-name="ce31" table:formula="of:=[.H6]*[.D6]" office:value-type="currency" office:currency="JPY" office:value="1573.6878711">
            <text:p>￥1,573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97.23987175">
            <text:p>￥28,29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5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989.5318926">
            <text:p>￥119,99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8144">
            <text:p>78,14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8144">
            <text:p>￥78,14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8144">
            <text:p>78144</text:p>
          </table:table-cell>
          <table:table-cell table:style-name="ce26"/>
          <table:table-cell table:style-name="ce30" table:formula="of:=SUM([.I3:.I6])" office:value-type="currency" office:currency="JPY" office:value="5999.47659463">
            <text:p>￥5,99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71972">
            <text:p>0.01971972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67000">
            <text:p>￥1,067,000</text:p>
          </table:table-cell>
          <table:table-cell table:style-name="ce19" table:formula="of:=[.D3]*[.G3]" office:value-type="currency" office:currency="JPY" office:value="28189.84124">
            <text:p>￥28,19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1972">
            <text:p>0.02641972</text:p>
          </table:table-cell>
          <table:table-cell table:style-name="ce27" table:formula="of:=[.G3]*0.05" office:value-type="float" office:value="0.001320986">
            <text:p>0.0013</text:p>
          </table:table-cell>
          <table:table-cell table:style-name="ce31" table:formula="of:=[.H3]*[.D3]" office:value-type="currency" office:currency="JPY" office:value="1409.492062">
            <text:p>￥1,409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56.5195">
            <text:p>456.5195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6.598">
            <text:p>￥46.598</text:p>
          </table:table-cell>
          <table:table-cell table:style-name="ce19" table:formula="of:=[.D4]*([.B4]+[.C4])" office:value-type="currency" office:currency="JPY" office:value="29791.010061">
            <text:p>￥29,79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9.3195">
            <text:p>639.3195</text:p>
          </table:table-cell>
          <table:table-cell table:style-name="ce28" table:formula="of:=[.G4]*0.05" office:value-type="float" office:value="31.965975">
            <text:p>32.0</text:p>
          </table:table-cell>
          <table:table-cell table:style-name="ce31" table:formula="of:=[.H4]*[.D4]" office:value-type="currency" office:currency="JPY" office:value="1489.55050305">
            <text:p>￥1,489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1.3689">
            <text:p>41.368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61.1">
            <text:p>￥561.100</text:p>
          </table:table-cell>
          <table:table-cell table:style-name="ce19" table:formula="of:=[.D5]*[.G5]" office:value-type="currency" office:currency="JPY" office:value="28823.08979">
            <text:p>￥28,82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3689">
            <text:p>51.3689</text:p>
          </table:table-cell>
          <table:table-cell table:style-name="ce26" table:formula="of:=[.G5]*0.05" office:value-type="float" office:value="2.568445">
            <text:p>3</text:p>
          </table:table-cell>
          <table:table-cell table:style-name="ce31" table:formula="of:=[.H5]*[.D5]" office:value-type="currency" office:currency="JPY" office:value="1441.1544895">
            <text:p>￥1,441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9662414">
            <text:p>0.29662414</text:p>
          </table:table-cell>
          <table:table-cell table:style-name="ce11" office:value-type="float" office:value="0.0829">
            <text:p>0.0829</text:p>
          </table:table-cell>
          <table:table-cell table:style-name="ce16" office:value-type="currency" office:currency="JPY" office:value="87440">
            <text:p>￥87,440</text:p>
          </table:table-cell>
          <table:table-cell table:style-name="ce19" table:formula="of:=[.D6]*[.G6]" office:value-type="currency" office:currency="JPY" office:value="33185.5908016">
            <text:p>￥33,18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952414">
            <text:p>0.37952414</text:p>
          </table:table-cell>
          <table:table-cell table:style-name="ce27" table:formula="of:=[.G6]*0.05" office:value-type="float" office:value="0.018976207">
            <text:p>0.0190</text:p>
          </table:table-cell>
          <table:table-cell table:style-name="ce31" table:formula="of:=[.H6]*[.D6]" office:value-type="currency" office:currency="JPY" office:value="1659.27954008">
            <text:p>￥1,659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9997.38297315">
            <text:p>￥29,99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6396.4646476">
            <text:p>￥116,39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71752">
            <text:p>71,7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1752">
            <text:p>￥71,7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1752">
            <text:p>71752</text:p>
          </table:table-cell>
          <table:table-cell table:style-name="ce26"/>
          <table:table-cell table:style-name="ce30" table:formula="of:=SUM([.I3:.I6])" office:value-type="currency" office:currency="JPY" office:value="5819.82323238">
            <text:p>￥5,8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862072">
            <text:p>0.01862072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55000">
            <text:p>￥1,055,000</text:p>
          </table:table-cell>
          <table:table-cell table:style-name="ce19" table:formula="of:=[.D3]*[.G3]" office:value-type="currency" office:currency="JPY" office:value="26713.3596">
            <text:p>￥26,71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32072">
            <text:p>0.02532072</text:p>
          </table:table-cell>
          <table:table-cell table:style-name="ce27" table:formula="of:=[.G3]*0.05" office:value-type="float" office:value="0.001266036">
            <text:p>0.0013</text:p>
          </table:table-cell>
          <table:table-cell table:style-name="ce31" table:formula="of:=[.H3]*[.D3]" office:value-type="currency" office:currency="JPY" office:value="1335.66798">
            <text:p>￥1,335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36.4012">
            <text:p>436.4012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7.248">
            <text:p>￥47.248</text:p>
          </table:table-cell>
          <table:table-cell table:style-name="ce19" table:formula="of:=[.D4]*([.B4]+[.C4])" office:value-type="currency" office:currency="JPY" office:value="29256.0182976">
            <text:p>￥29,25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19.2012">
            <text:p>619.2012</text:p>
          </table:table-cell>
          <table:table-cell table:style-name="ce28" table:formula="of:=[.G4]*0.05" office:value-type="float" office:value="30.96006">
            <text:p>31.0</text:p>
          </table:table-cell>
          <table:table-cell table:style-name="ce31" table:formula="of:=[.H4]*[.D4]" office:value-type="currency" office:currency="JPY" office:value="1462.80091488">
            <text:p>￥1,462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39.915">
            <text:p>39.91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63.1">
            <text:p>￥563.100</text:p>
          </table:table-cell>
          <table:table-cell table:style-name="ce19" table:formula="of:=[.D5]*[.G5]" office:value-type="currency" office:currency="JPY" office:value="28107.1365">
            <text:p>￥28,10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915">
            <text:p>49.915</text:p>
          </table:table-cell>
          <table:table-cell table:style-name="ce26" table:formula="of:=[.G5]*0.05" office:value-type="float" office:value="2.49575">
            <text:p>2</text:p>
          </table:table-cell>
          <table:table-cell table:style-name="ce31" table:formula="of:=[.H5]*[.D5]" office:value-type="currency" office:currency="JPY" office:value="1405.356825">
            <text:p>￥1,405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8107086">
            <text:p>0.28107086</text:p>
          </table:table-cell>
          <table:table-cell table:style-name="ce11" office:value-type="float" office:value="0.0883">
            <text:p>0.0883</text:p>
          </table:table-cell>
          <table:table-cell table:style-name="ce16" office:value-type="currency" office:currency="JPY" office:value="87500">
            <text:p>￥87,500</text:p>
          </table:table-cell>
          <table:table-cell table:style-name="ce19" table:formula="of:=[.D6]*[.G6]" office:value-type="currency" office:currency="JPY" office:value="32319.95025">
            <text:p>￥32,32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6937086">
            <text:p>0.36937086</text:p>
          </table:table-cell>
          <table:table-cell table:style-name="ce27" table:formula="of:=[.G6]*0.05" office:value-type="float" office:value="0.018468543">
            <text:p>0.0185</text:p>
          </table:table-cell>
          <table:table-cell table:style-name="ce31" table:formula="of:=[.H6]*[.D6]" office:value-type="currency" office:currency="JPY" office:value="1615.9975125">
            <text:p>￥1,616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9099.1161619">
            <text:p>￥29,099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48.7456273">
            <text:p>￥110,34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9410">
            <text:p>59,41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9410">
            <text:p>￥59,41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9410">
            <text:p>59410</text:p>
          </table:table-cell>
          <table:table-cell table:style-name="ce26"/>
          <table:table-cell table:style-name="ce30" table:formula="of:=SUM([.I3:.I6])" office:value-type="currency" office:currency="JPY" office:value="5517.437281365">
            <text:p>￥5,51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888958">
            <text:p>0.0188895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01405">
            <text:p>￥1,001,405</text:p>
          </table:table-cell>
          <table:table-cell table:style-name="ce19" table:formula="of:=[.D3]*[.G3]" office:value-type="currency" office:currency="JPY" office:value="25625.5333599">
            <text:p>￥25,6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8958">
            <text:p>0.02558958</text:p>
          </table:table-cell>
          <table:table-cell table:style-name="ce27" table:formula="of:=[.G3]*0.05" office:value-type="float" office:value="0.001279479">
            <text:p>0.0013</text:p>
          </table:table-cell>
          <table:table-cell table:style-name="ce31" table:formula="of:=[.H3]*[.D3]" office:value-type="currency" office:currency="JPY" office:value="1281.276667995">
            <text:p>￥1,281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48.8616">
            <text:p>448.8616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4.489">
            <text:p>￥44.489</text:p>
          </table:table-cell>
          <table:table-cell table:style-name="ce19" table:formula="of:=[.D4]*([.B4]+[.C4])" office:value-type="currency" office:currency="JPY" office:value="28101.9929224">
            <text:p>￥28,10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1.6616">
            <text:p>631.6616</text:p>
          </table:table-cell>
          <table:table-cell table:style-name="ce28" table:formula="of:=[.G4]*0.05" office:value-type="float" office:value="31.58308">
            <text:p>31.6</text:p>
          </table:table-cell>
          <table:table-cell table:style-name="ce31" table:formula="of:=[.H4]*[.D4]" office:value-type="currency" office:currency="JPY" office:value="1405.09964612">
            <text:p>￥1,405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0.4228">
            <text:p>40.4228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68.5">
            <text:p>￥568.500</text:p>
          </table:table-cell>
          <table:table-cell table:style-name="ce19" table:formula="of:=[.D5]*[.G5]" office:value-type="currency" office:currency="JPY" office:value="28665.3618">
            <text:p>￥28,66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4228">
            <text:p>50.4228</text:p>
          </table:table-cell>
          <table:table-cell table:style-name="ce26" table:formula="of:=[.G5]*0.05" office:value-type="float" office:value="2.52114">
            <text:p>3</text:p>
          </table:table-cell>
          <table:table-cell table:style-name="ce31" table:formula="of:=[.H5]*[.D5]" office:value-type="currency" office:currency="JPY" office:value="1433.26809">
            <text:p>￥1,433.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6654641">
            <text:p>0.26654641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74500">
            <text:p>￥74,500</text:p>
          </table:table-cell>
          <table:table-cell table:style-name="ce19" table:formula="of:=[.D6]*[.G6]" office:value-type="currency" office:currency="JPY" office:value="27955.857545">
            <text:p>￥27,95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7524641">
            <text:p>0.37524641</text:p>
          </table:table-cell>
          <table:table-cell table:style-name="ce27" table:formula="of:=[.G6]*0.05" office:value-type="float" office:value="0.0187623205">
            <text:p>0.0188</text:p>
          </table:table-cell>
          <table:table-cell table:style-name="ce31" table:formula="of:=[.H6]*[.D6]" office:value-type="currency" office:currency="JPY" office:value="1397.79287725">
            <text:p>￥1,397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7587.186406825">
            <text:p>￥27,58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5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029.7807922">
            <text:p>￥108,03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52691">
            <text:p>52,69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2691">
            <text:p>￥52,6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691">
            <text:p>52691</text:p>
          </table:table-cell>
          <table:table-cell table:style-name="ce26"/>
          <table:table-cell table:style-name="ce30" table:formula="of:=SUM([.I3:.I6])" office:value-type="currency" office:currency="JPY" office:value="5401.48903961">
            <text:p>￥5,40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89229">
            <text:p>0.0189229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80000">
            <text:p>￥980,000</text:p>
          </table:table-cell>
          <table:table-cell table:style-name="ce19" table:formula="of:=[.D3]*[.G3]" office:value-type="currency" office:currency="JPY" office:value="25110.442">
            <text:p>￥25,11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6229">
            <text:p>0.0256229</text:p>
          </table:table-cell>
          <table:table-cell table:style-name="ce27" table:formula="of:=[.G3]*0.05" office:value-type="float" office:value="0.001281145">
            <text:p>0.0013</text:p>
          </table:table-cell>
          <table:table-cell table:style-name="ce31" table:formula="of:=[.H3]*[.D3]" office:value-type="currency" office:currency="JPY" office:value="1255.5221">
            <text:p>￥1,255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53.3471">
            <text:p>453.347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2.882">
            <text:p>￥42.882</text:p>
          </table:table-cell>
          <table:table-cell table:style-name="ce19" table:formula="of:=[.D4]*([.B4]+[.C4])" office:value-type="currency" office:currency="JPY" office:value="27279.2599422">
            <text:p>￥27,27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36.1471">
            <text:p>636.1471</text:p>
          </table:table-cell>
          <table:table-cell table:style-name="ce28" table:formula="of:=[.G4]*0.05" office:value-type="float" office:value="31.807355">
            <text:p>31.8</text:p>
          </table:table-cell>
          <table:table-cell table:style-name="ce31" table:formula="of:=[.H4]*[.D4]" office:value-type="currency" office:currency="JPY" office:value="1363.96299711">
            <text:p>￥1,364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1.186">
            <text:p>41.186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45">
            <text:p>￥545.000</text:p>
          </table:table-cell>
          <table:table-cell table:style-name="ce19" table:formula="of:=[.D5]*[.G5]" office:value-type="currency" office:currency="JPY" office:value="27896.37">
            <text:p>￥27,896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186">
            <text:p>51.186</text:p>
          </table:table-cell>
          <table:table-cell table:style-name="ce26" table:formula="of:=[.G5]*0.05" office:value-type="float" office:value="2.5593">
            <text:p>3</text:p>
          </table:table-cell>
          <table:table-cell table:style-name="ce31" table:formula="of:=[.H5]*[.D5]" office:value-type="currency" office:currency="JPY" office:value="1394.8185">
            <text:p>￥1,394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793239">
            <text:p>0.2793239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71500">
            <text:p>￥71,500</text:p>
          </table:table-cell>
          <table:table-cell table:style-name="ce19" table:formula="of:=[.D6]*[.G6]" office:value-type="currency" office:currency="JPY" office:value="27743.70885">
            <text:p>￥27,74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880239">
            <text:p>0.3880239</text:p>
          </table:table-cell>
          <table:table-cell table:style-name="ce27" table:formula="of:=[.G6]*0.05" office:value-type="float" office:value="0.019401195">
            <text:p>0.0194</text:p>
          </table:table-cell>
          <table:table-cell table:style-name="ce31" table:formula="of:=[.H6]*[.D6]" office:value-type="currency" office:currency="JPY" office:value="1387.1854425">
            <text:p>￥1,38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7007.44519805">
            <text:p>￥27,00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3.2221201">
            <text:p>￥114,4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03">
            <text:p>40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0603">
            <text:p>￥40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03">
            <text:p>40603</text:p>
          </table:table-cell>
          <table:table-cell table:style-name="ce26"/>
          <table:table-cell table:style-name="ce30" table:formula="of:=SUM([.I3:.I6])" office:value-type="currency" office:currency="JPY" office:value="5723.161106005">
            <text:p>￥5,72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2258">
            <text:p>0.0192258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08425">
            <text:p>￥1,008,425</text:p>
          </table:table-cell>
          <table:table-cell table:style-name="ce19" table:formula="of:=[.D3]*[.G3]" office:value-type="currency" office:currency="JPY" office:value="26144.224865">
            <text:p>￥26,14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258">
            <text:p>0.0259258</text:p>
          </table:table-cell>
          <table:table-cell table:style-name="ce27" table:formula="of:=[.G3]*0.05" office:value-type="float" office:value="0.00129629">
            <text:p>0.0013</text:p>
          </table:table-cell>
          <table:table-cell table:style-name="ce31" table:formula="of:=[.H3]*[.D3]" office:value-type="currency" office:currency="JPY" office:value="1307.21124325">
            <text:p>￥1,307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68.9677">
            <text:p>468.9677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4.9">
            <text:p>￥44.900</text:p>
          </table:table-cell>
          <table:table-cell table:style-name="ce19" table:formula="of:=[.D4]*([.B4]+[.C4])" office:value-type="currency" office:currency="JPY" office:value="29264.36973">
            <text:p>￥29,26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1.7677">
            <text:p>651.7677</text:p>
          </table:table-cell>
          <table:table-cell table:style-name="ce28" table:formula="of:=[.G4]*0.05" office:value-type="float" office:value="32.588385">
            <text:p>32.6</text:p>
          </table:table-cell>
          <table:table-cell table:style-name="ce31" table:formula="of:=[.H4]*[.D4]" office:value-type="currency" office:currency="JPY" office:value="1463.2184865">
            <text:p>￥1,463.2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2.8987">
            <text:p>42.8987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63">
            <text:p>￥563.000</text:p>
          </table:table-cell>
          <table:table-cell table:style-name="ce19" table:formula="of:=[.D5]*[.G5]" office:value-type="currency" office:currency="JPY" office:value="29781.9681">
            <text:p>￥29,78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987">
            <text:p>52.8987</text:p>
          </table:table-cell>
          <table:table-cell table:style-name="ce26" table:formula="of:=[.G5]*0.05" office:value-type="float" office:value="2.644935">
            <text:p>3</text:p>
          </table:table-cell>
          <table:table-cell table:style-name="ce31" table:formula="of:=[.H5]*[.D5]" office:value-type="currency" office:currency="JPY" office:value="1489.098405">
            <text:p>￥1,489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8843281">
            <text:p>0.28843281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73710">
            <text:p>￥73,710</text:p>
          </table:table-cell>
          <table:table-cell table:style-name="ce19" table:formula="of:=[.D6]*[.G6]" office:value-type="currency" office:currency="JPY" office:value="29272.6594251">
            <text:p>￥29,27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39713281">
            <text:p>0.39713281</text:p>
          </table:table-cell>
          <table:table-cell table:style-name="ce27" table:formula="of:=[.G6]*0.05" office:value-type="float" office:value="0.0198566405">
            <text:p>0.0199</text:p>
          </table:table-cell>
          <table:table-cell table:style-name="ce31" table:formula="of:=[.H6]*[.D6]" office:value-type="currency" office:currency="JPY" office:value="1463.632971255">
            <text:p>￥1,463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8615.805530025">
            <text:p>￥28,616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6573.6905415">
            <text:p>￥116,5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34428">
            <text:p>34,42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4428">
            <text:p>￥34,42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4428">
            <text:p>34428</text:p>
          </table:table-cell>
          <table:table-cell table:style-name="ce26"/>
          <table:table-cell table:style-name="ce30" table:formula="of:=SUM([.I3:.I6])" office:value-type="currency" office:currency="JPY" office:value="5828.684527075">
            <text:p>￥5,82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33897">
            <text:p>0.01933897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17000">
            <text:p>￥1,017,000</text:p>
          </table:table-cell>
          <table:table-cell table:style-name="ce19" table:formula="of:=[.D3]*[.G3]" office:value-type="currency" office:currency="JPY" office:value="26481.63249">
            <text:p>￥26,482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03897">
            <text:p>0.02603897</text:p>
          </table:table-cell>
          <table:table-cell table:style-name="ce27" table:formula="of:=[.G3]*0.05" office:value-type="float" office:value="0.0013019485">
            <text:p>0.0013</text:p>
          </table:table-cell>
          <table:table-cell table:style-name="ce31" table:formula="of:=[.H3]*[.D3]" office:value-type="currency" office:currency="JPY" office:value="1324.0816245">
            <text:p>￥1,324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73.4531">
            <text:p>473.4531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3.503">
            <text:p>￥43.503</text:p>
          </table:table-cell>
          <table:table-cell table:style-name="ce19" table:formula="of:=[.D4]*([.B4]+[.C4])" office:value-type="currency" office:currency="JPY" office:value="28548.9786093">
            <text:p>￥28,5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56.2531">
            <text:p>656.2531</text:p>
          </table:table-cell>
          <table:table-cell table:style-name="ce28" table:formula="of:=[.G4]*0.05" office:value-type="float" office:value="32.812655">
            <text:p>32.8</text:p>
          </table:table-cell>
          <table:table-cell table:style-name="ce31" table:formula="of:=[.H4]*[.D4]" office:value-type="currency" office:currency="JPY" office:value="1427.448930465">
            <text:p>￥1,42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3.8364">
            <text:p>43.8364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87">
            <text:p>￥587.000</text:p>
          </table:table-cell>
          <table:table-cell table:style-name="ce19" table:formula="of:=[.D5]*[.G5]" office:value-type="currency" office:currency="JPY" office:value="31601.9668">
            <text:p>￥31,60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8364">
            <text:p>53.8364</text:p>
          </table:table-cell>
          <table:table-cell table:style-name="ce26" table:formula="of:=[.G5]*0.05" office:value-type="float" office:value="2.69182">
            <text:p>3</text:p>
          </table:table-cell>
          <table:table-cell table:style-name="ce31" table:formula="of:=[.H5]*[.D5]" office:value-type="currency" office:currency="JPY" office:value="1580.09834">
            <text:p>￥1,580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9174286">
            <text:p>0.29174286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74770">
            <text:p>￥74,770</text:p>
          </table:table-cell>
          <table:table-cell table:style-name="ce19" table:formula="of:=[.D6]*[.G6]" office:value-type="currency" office:currency="JPY" office:value="29941.1126422">
            <text:p>￥2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044286">
            <text:p>0.40044286</text:p>
          </table:table-cell>
          <table:table-cell table:style-name="ce27" table:formula="of:=[.G6]*0.05" office:value-type="float" office:value="0.020022143">
            <text:p>0.0200</text:p>
          </table:table-cell>
          <table:table-cell table:style-name="ce31" table:formula="of:=[.H6]*[.D6]" office:value-type="currency" office:currency="JPY" office:value="1497.05563211">
            <text:p>￥1,4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9143.422635375">
            <text:p>￥29,143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388.11126995">
            <text:p>￥117,3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8202">
            <text:p>28,2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8202">
            <text:p>￥28,2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8202">
            <text:p>28202</text:p>
          </table:table-cell>
          <table:table-cell table:style-name="ce26"/>
          <table:table-cell table:style-name="ce30" table:formula="of:=SUM([.I3:.I6])" office:value-type="currency" office:currency="JPY" office:value="5869.4055634975">
            <text:p>￥5,869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47963">
            <text:p>0.01947963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03365">
            <text:p>￥1,003,365</text:p>
          </table:table-cell>
          <table:table-cell table:style-name="ce19" table:formula="of:=[.D3]*[.G3]" office:value-type="currency" office:currency="JPY" office:value="26267.72445495">
            <text:p>￥26,2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7963">
            <text:p>0.02617963</text:p>
          </table:table-cell>
          <table:table-cell table:style-name="ce27" table:formula="of:=[.G3]*0.05" office:value-type="float" office:value="0.0013089815">
            <text:p>0.0013</text:p>
          </table:table-cell>
          <table:table-cell table:style-name="ce31" table:formula="of:=[.H3]*[.D3]" office:value-type="currency" office:currency="JPY" office:value="1313.3862227475">
            <text:p>￥1,31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78.9719">
            <text:p>478.9719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3.4">
            <text:p>￥43.400</text:p>
          </table:table-cell>
          <table:table-cell table:style-name="ce19" table:formula="of:=[.D4]*([.B4]+[.C4])" office:value-type="currency" office:currency="JPY" office:value="28720.90046">
            <text:p>￥28,72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1.7719">
            <text:p>661.7719</text:p>
          </table:table-cell>
          <table:table-cell table:style-name="ce28" table:formula="of:=[.G4]*0.05" office:value-type="float" office:value="33.088595">
            <text:p>33.1</text:p>
          </table:table-cell>
          <table:table-cell table:style-name="ce31" table:formula="of:=[.H4]*[.D4]" office:value-type="currency" office:currency="JPY" office:value="1436.045023">
            <text:p>￥1,43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4.6391">
            <text:p>44.6391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600">
            <text:p>￥600.000</text:p>
          </table:table-cell>
          <table:table-cell table:style-name="ce19" table:formula="of:=[.D5]*[.G5]" office:value-type="currency" office:currency="JPY" office:value="32783.46">
            <text:p>￥32,78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4.6391">
            <text:p>54.6391</text:p>
          </table:table-cell>
          <table:table-cell table:style-name="ce26" table:formula="of:=[.G5]*0.05" office:value-type="float" office:value="2.731955">
            <text:p>3</text:p>
          </table:table-cell>
          <table:table-cell table:style-name="ce31" table:formula="of:=[.H5]*[.D5]" office:value-type="currency" office:currency="JPY" office:value="1639.173">
            <text:p>￥1,6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95311">
            <text:p>0.295311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73305">
            <text:p>￥73,305</text:p>
          </table:table-cell>
          <table:table-cell table:style-name="ce19" table:formula="of:=[.D6]*[.G6]" office:value-type="currency" office:currency="JPY" office:value="29616.026355">
            <text:p>￥29,61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4011">
            <text:p>0.404011</text:p>
          </table:table-cell>
          <table:table-cell table:style-name="ce27" table:formula="of:=[.G6]*0.05" office:value-type="float" office:value="0.02020055">
            <text:p>0.0202</text:p>
          </table:table-cell>
          <table:table-cell table:style-name="ce31" table:formula="of:=[.H6]*[.D6]" office:value-type="currency" office:currency="JPY" office:value="1480.80131775">
            <text:p>￥1,4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9347.0278174875">
            <text:p>￥29,34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809.4701982">
            <text:p>￥110,8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2570">
            <text:p>22,57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2570">
            <text:p>￥22,57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2570">
            <text:p>22570</text:p>
          </table:table-cell>
          <table:table-cell table:style-name="ce26"/>
          <table:table-cell table:style-name="ce30" table:formula="of:=SUM([.I3:.I6])" office:value-type="currency" office:currency="JPY" office:value="5540.47350991">
            <text:p>￥5,54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46535">
            <text:p>0.01946535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970120">
            <text:p>￥970,120</text:p>
          </table:table-cell>
          <table:table-cell table:style-name="ce19" table:formula="of:=[.D3]*[.G3]" office:value-type="currency" office:currency="JPY" office:value="25383.529342">
            <text:p>￥25,384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16535">
            <text:p>0.02616535</text:p>
          </table:table-cell>
          <table:table-cell table:style-name="ce27" table:formula="of:=[.G3]*0.05" office:value-type="float" office:value="0.0013082675">
            <text:p>0.0013</text:p>
          </table:table-cell>
          <table:table-cell table:style-name="ce31" table:formula="of:=[.H3]*[.D3]" office:value-type="currency" office:currency="JPY" office:value="1269.1764671">
            <text:p>￥1,269.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482.9206">
            <text:p>482.9206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1.659">
            <text:p>￥41.659</text:p>
          </table:table-cell>
          <table:table-cell table:style-name="ce19" table:formula="of:=[.D4]*([.B4]+[.C4])" office:value-type="currency" office:currency="JPY" office:value="27733.2544754">
            <text:p>￥27,73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65.7206">
            <text:p>665.7206</text:p>
          </table:table-cell>
          <table:table-cell table:style-name="ce28" table:formula="of:=[.G4]*0.05" office:value-type="float" office:value="33.28603">
            <text:p>33.3</text:p>
          </table:table-cell>
          <table:table-cell table:style-name="ce31" table:formula="of:=[.H4]*[.D4]" office:value-type="currency" office:currency="JPY" office:value="1386.66272377">
            <text:p>￥1,386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3.9825">
            <text:p>43.9825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45.5">
            <text:p>￥545.500</text:p>
          </table:table-cell>
          <table:table-cell table:style-name="ce19" table:formula="of:=[.D5]*[.G5]" office:value-type="currency" office:currency="JPY" office:value="29447.45375">
            <text:p>￥29,44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9825">
            <text:p>53.9825</text:p>
          </table:table-cell>
          <table:table-cell table:style-name="ce26" table:formula="of:=[.G5]*0.05" office:value-type="float" office:value="2.699125">
            <text:p>3</text:p>
          </table:table-cell>
          <table:table-cell table:style-name="ce31" table:formula="of:=[.H5]*[.D5]" office:value-type="currency" office:currency="JPY" office:value="1472.3726875">
            <text:p>￥1,47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29782321">
            <text:p>0.29782321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69480">
            <text:p>￥69,480</text:p>
          </table:table-cell>
          <table:table-cell table:style-name="ce19" table:formula="of:=[.D6]*[.G6]" office:value-type="currency" office:currency="JPY" office:value="28245.2326308">
            <text:p>￥28,2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0652321">
            <text:p>0.40652321</text:p>
          </table:table-cell>
          <table:table-cell table:style-name="ce27" table:formula="of:=[.G6]*0.05" office:value-type="float" office:value="0.0203261605">
            <text:p>0.0203</text:p>
          </table:table-cell>
          <table:table-cell table:style-name="ce31" table:formula="of:=[.H6]*[.D6]" office:value-type="currency" office:currency="JPY" office:value="1412.26163154">
            <text:p>￥1,412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27702.36754955">
            <text:p>￥27,702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91.984471">
            <text:p>￥110,3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7142">
            <text:p>17,14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7142">
            <text:p>￥17,14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7142">
            <text:p>17142</text:p>
          </table:table-cell>
          <table:table-cell table:style-name="ce26"/>
          <table:table-cell table:style-name="ce30" table:formula="of:=SUM([.I3:.I6])" office:value-type="currency" office:currency="JPY" office:value="5519.59922355">
            <text:p>￥5,52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68236">
            <text:p>0.01968236</text:p>
          </table:table-cell>
          <table:table-cell table:style-name="ce11" office:value-type="float" office:value="0.0067">
            <text:p>0.0067</text:p>
          </table:table-cell>
          <table:table-cell table:style-name="ce36" office:value-type="currency" office:currency="JPY" office:value="1010800">
            <text:p>￥1,010,800</text:p>
          </table:table-cell>
          <table:table-cell table:style-name="ce19" table:formula="of:=[.D3]*[.G3]" office:value-type="currency" office:currency="JPY" office:value="26667.289488">
            <text:p>￥26,66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8236">
            <text:p>0.02638236</text:p>
          </table:table-cell>
          <table:table-cell table:style-name="ce27" table:formula="of:=[.G3]*0.05" office:value-type="float" office:value="0.001319118">
            <text:p>0.0013</text:p>
          </table:table-cell>
          <table:table-cell table:style-name="ce31" table:formula="of:=[.H3]*[.D3]" office:value-type="currency" office:currency="JPY" office:value="1333.3644744">
            <text:p>￥1,33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491.4224">
            <text:p>491.4224</text:p>
          </table:table-cell>
          <table:table-cell table:style-name="ce35" office:value-type="float" office:value="182.8">
            <text:p>182.8</text:p>
          </table:table-cell>
          <table:table-cell table:style-name="ce37" office:value-type="currency" office:currency="JPY" office:value="42.3">
            <text:p>￥42.300</text:p>
          </table:table-cell>
          <table:table-cell table:style-name="ce19" table:formula="of:=[.D4]*([.B4]+[.C4])" office:value-type="currency" office:currency="JPY" office:value="28519.60752">
            <text:p>￥28,5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74.2224">
            <text:p>674.2224</text:p>
          </table:table-cell>
          <table:table-cell table:style-name="ce28" table:formula="of:=[.G4]*0.05" office:value-type="float" office:value="33.71112">
            <text:p>33.7</text:p>
          </table:table-cell>
          <table:table-cell table:style-name="ce31" table:formula="of:=[.H4]*[.D4]" office:value-type="currency" office:currency="JPY" office:value="1425.980376">
            <text:p>￥1,426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3.3889">
            <text:p>43.388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500">
            <text:p>￥500.000</text:p>
          </table:table-cell>
          <table:table-cell table:style-name="ce19" table:formula="of:=[.D5]*[.G5]" office:value-type="currency" office:currency="JPY" office:value="26694.45">
            <text:p>￥26,69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3.3889">
            <text:p>53.3889</text:p>
          </table:table-cell>
          <table:table-cell table:style-name="ce26" table:formula="of:=[.G5]*0.05" office:value-type="float" office:value="2.669445">
            <text:p>3</text:p>
          </table:table-cell>
          <table:table-cell table:style-name="ce31" table:formula="of:=[.H5]*[.D5]" office:value-type="currency" office:currency="JPY" office:value="1334.7225">
            <text:p>￥1,334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0270891">
            <text:p>0.30270891</text:p>
          </table:table-cell>
          <table:table-cell table:style-name="ce11" office:value-type="float" office:value="0.1087">
            <text:p>0.1087</text:p>
          </table:table-cell>
          <table:table-cell table:style-name="ce16" office:value-type="currency" office:currency="JPY" office:value="69300">
            <text:p>￥69,300</text:p>
          </table:table-cell>
          <table:table-cell table:style-name="ce19" table:formula="of:=[.D6]*[.G6]" office:value-type="currency" office:currency="JPY" office:value="28510.637463">
            <text:p>￥28,51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140891">
            <text:p>0.41140891</text:p>
          </table:table-cell>
          <table:table-cell table:style-name="ce27" table:formula="of:=[.G6]*0.05" office:value-type="float" office:value="0.0205704455">
            <text:p>0.0206</text:p>
          </table:table-cell>
          <table:table-cell table:style-name="ce31" table:formula="of:=[.H6]*[.D6]" office:value-type="currency" office:currency="JPY" office:value="1425.53187315">
            <text:p>￥1,425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97.99611775">
            <text:p>￥27,598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812.389174">
            <text:p>￥112,81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660">
            <text:p>11,66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660">
            <text:p>￥11,6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660">
            <text:p>11660</text:p>
          </table:table-cell>
          <table:table-cell table:style-name="ce26"/>
          <table:table-cell table:style-name="ce30" table:formula="of:=SUM([.I3:.I6])" office:value-type="currency" office:currency="JPY" office:value="5640.6194587">
            <text:p>￥5,64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188236">
            <text:p>0.02188236</text:p>
          </table:table-cell>
          <table:table-cell table:style-name="ce11" office:value-type="float" office:value="0.0046">
            <text:p>0.0046</text:p>
          </table:table-cell>
          <table:table-cell table:style-name="ce36" office:value-type="currency" office:currency="JPY" office:value="1019525">
            <text:p>￥1,019,525</text:p>
          </table:table-cell>
          <table:table-cell table:style-name="ce19" table:formula="of:=[.D3]*[.G3]" office:value-type="currency" office:currency="JPY" office:value="26999.428079">
            <text:p>￥26,99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236">
            <text:p>0.02648236</text:p>
          </table:table-cell>
          <table:table-cell table:style-name="ce27" table:formula="of:=[.G3]*0.05" office:value-type="float" office:value="0.001324118">
            <text:p>0.0013</text:p>
          </table:table-cell>
          <table:table-cell table:style-name="ce31" table:formula="of:=[.H3]*[.D3]" office:value-type="currency" office:currency="JPY" office:value="1349.97140395">
            <text:p>￥1,350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51.1267">
            <text:p>551.1267</text:p>
          </table:table-cell>
          <table:table-cell table:style-name="ce35" office:value-type="float" office:value="129.2">
            <text:p>129.2</text:p>
          </table:table-cell>
          <table:table-cell table:style-name="ce37" office:value-type="currency" office:currency="JPY" office:value="44.91">
            <text:p>￥44.910</text:p>
          </table:table-cell>
          <table:table-cell table:style-name="ce19" table:formula="of:=[.D4]*([.B4]+[.C4])" office:value-type="currency" office:currency="JPY" office:value="30553.472097">
            <text:p>￥30,55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0.3267">
            <text:p>680.3267</text:p>
          </table:table-cell>
          <table:table-cell table:style-name="ce28" table:formula="of:=[.G4]*0.05" office:value-type="float" office:value="34.016335">
            <text:p>34.0</text:p>
          </table:table-cell>
          <table:table-cell table:style-name="ce31" table:formula="of:=[.H4]*[.D4]" office:value-type="currency" office:currency="JPY" office:value="1527.67360485">
            <text:p>￥1,527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5314">
            <text:p>40.5314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450.1">
            <text:p>￥450.100</text:p>
          </table:table-cell>
          <table:table-cell table:style-name="ce19" table:formula="of:=[.D5]*[.G5]" office:value-type="currency" office:currency="JPY" office:value="23644.38314">
            <text:p>￥23,64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5314">
            <text:p>52.5314</text:p>
          </table:table-cell>
          <table:table-cell table:style-name="ce26" table:formula="of:=[.G5]*0.05" office:value-type="float" office:value="2.62657">
            <text:p>3</text:p>
          </table:table-cell>
          <table:table-cell table:style-name="ce31" table:formula="of:=[.H5]*[.D5]" office:value-type="currency" office:currency="JPY" office:value="1182.219157">
            <text:p>￥1,182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398962">
            <text:p>0.3398962</text:p>
          </table:table-cell>
          <table:table-cell table:style-name="ce11" office:value-type="float" office:value="0.0756">
            <text:p>0.0756</text:p>
          </table:table-cell>
          <table:table-cell table:style-name="ce16" office:value-type="currency" office:currency="JPY" office:value="76090">
            <text:p>￥76,090</text:p>
          </table:table-cell>
          <table:table-cell table:style-name="ce19" table:formula="of:=[.D6]*[.G6]" office:value-type="currency" office:currency="JPY" office:value="31615.105858">
            <text:p>￥31,61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54962">
            <text:p>0.4154962</text:p>
          </table:table-cell>
          <table:table-cell table:style-name="ce27" table:formula="of:=[.G6]*0.05" office:value-type="float" office:value="0.02077481">
            <text:p>0.0208</text:p>
          </table:table-cell>
          <table:table-cell table:style-name="ce31" table:formula="of:=[.H6]*[.D6]" office:value-type="currency" office:currency="JPY" office:value="1580.7552929">
            <text:p>￥1,580.8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03.0972935">
            <text:p>￥28,203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306.6690143">
            <text:p>￥106,3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62">
            <text:p>5,86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62">
            <text:p>￥5,86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62">
            <text:p>5862</text:p>
          </table:table-cell>
          <table:table-cell table:style-name="ce26"/>
          <table:table-cell table:style-name="ce30" table:formula="of:=SUM([.I3:.I6])" office:value-type="currency" office:currency="JPY" office:value="5315.333450715">
            <text:p>￥5,31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55438">
            <text:p>0.02055438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966810">
            <text:p>￥966,810</text:p>
          </table:table-cell>
          <table:table-cell table:style-name="ce19" table:formula="of:=[.D3]*[.G3]" office:value-type="currency" office:currency="JPY" office:value="25576.3591278">
            <text:p>￥25,57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5438">
            <text:p>0.02645438</text:p>
          </table:table-cell>
          <table:table-cell table:style-name="ce27" table:formula="of:=[.G3]*0.05" office:value-type="float" office:value="0.001322719">
            <text:p>0.0013</text:p>
          </table:table-cell>
          <table:table-cell table:style-name="ce31" table:formula="of:=[.H3]*[.D3]" office:value-type="currency" office:currency="JPY" office:value="1278.81795639">
            <text:p>￥1,278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20.5111">
            <text:p>520.5111</text:p>
          </table:table-cell>
          <table:table-cell table:style-name="ce35" office:value-type="float" office:value="165.6">
            <text:p>165.6</text:p>
          </table:table-cell>
          <table:table-cell table:style-name="ce37" office:value-type="currency" office:currency="JPY" office:value="41.84">
            <text:p>￥41.840</text:p>
          </table:table-cell>
          <table:table-cell table:style-name="ce19" table:formula="of:=[.D4]*([.B4]+[.C4])" office:value-type="currency" office:currency="JPY" office:value="28706.888424">
            <text:p>￥28,70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6.1111">
            <text:p>686.1111</text:p>
          </table:table-cell>
          <table:table-cell table:style-name="ce28" table:formula="of:=[.G4]*0.05" office:value-type="float" office:value="34.305555">
            <text:p>34.3</text:p>
          </table:table-cell>
          <table:table-cell table:style-name="ce31" table:formula="of:=[.H4]*[.D4]" office:value-type="currency" office:currency="JPY" office:value="1435.3444212">
            <text:p>￥1,435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6229">
            <text:p>42.622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38">
            <text:p>￥438.000</text:p>
          </table:table-cell>
          <table:table-cell table:style-name="ce19" table:formula="of:=[.D5]*[.G5]" office:value-type="currency" office:currency="JPY" office:value="23048.8302">
            <text:p>￥23,049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229">
            <text:p>52.6229</text:p>
          </table:table-cell>
          <table:table-cell table:style-name="ce26" table:formula="of:=[.G5]*0.05" office:value-type="float" office:value="2.631145">
            <text:p>3</text:p>
          </table:table-cell>
          <table:table-cell table:style-name="ce31" table:formula="of:=[.H5]*[.D5]" office:value-type="currency" office:currency="JPY" office:value="1152.44151">
            <text:p>￥1,15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2130565">
            <text:p>0.32130565</text:p>
          </table:table-cell>
          <table:table-cell table:style-name="ce11" office:value-type="float" office:value="0.0971">
            <text:p>0.0971</text:p>
          </table:table-cell>
          <table:table-cell table:style-name="ce16" office:value-type="currency" office:currency="JPY" office:value="69250">
            <text:p>￥69,250</text:p>
          </table:table-cell>
          <table:table-cell table:style-name="ce19" table:formula="of:=[.D6]*[.G6]" office:value-type="currency" office:currency="JPY" office:value="28974.5912625">
            <text:p>￥28,97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1840565">
            <text:p>0.41840565</text:p>
          </table:table-cell>
          <table:table-cell table:style-name="ce27" table:formula="of:=[.G6]*0.05" office:value-type="float" office:value="0.0209202825">
            <text:p>0.0209</text:p>
          </table:table-cell>
          <table:table-cell table:style-name="ce31" table:formula="of:=[.H6]*[.D6]" office:value-type="currency" office:currency="JPY" office:value="1448.729563125">
            <text:p>￥1,448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576.667253575">
            <text:p>￥26,577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205.6973419">
            <text:p>￥105,20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611">
            <text:p>121,61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611">
            <text:p>￥121,61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611">
            <text:p>121611</text:p>
          </table:table-cell>
          <table:table-cell table:style-name="ce26"/>
          <table:table-cell table:style-name="ce30" table:formula="of:=SUM([.I3:.I6])" office:value-type="currency" office:currency="JPY" office:value="5260.284867095">
            <text:p>￥5,26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52959">
            <text:p>0.02052959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961300">
            <text:p>￥961,300</text:p>
          </table:table-cell>
          <table:table-cell table:style-name="ce19" table:formula="of:=[.D3]*[.G3]" office:value-type="currency" office:currency="JPY" office:value="25406.764867">
            <text:p>￥25,40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2959">
            <text:p>0.02642959</text:p>
          </table:table-cell>
          <table:table-cell table:style-name="ce27" table:formula="of:=[.G3]*0.05" office:value-type="float" office:value="0.0013214795">
            <text:p>0.0013</text:p>
          </table:table-cell>
          <table:table-cell table:style-name="ce31" table:formula="of:=[.H3]*[.D3]" office:value-type="currency" office:currency="JPY" office:value="1270.33824335">
            <text:p>￥1,270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26.2337">
            <text:p>526.2337</text:p>
          </table:table-cell>
          <table:table-cell table:style-name="ce35" office:value-type="float" office:value="165.6">
            <text:p>165.6</text:p>
          </table:table-cell>
          <table:table-cell table:style-name="ce37" office:value-type="currency" office:currency="JPY" office:value="41.798">
            <text:p>￥41.798</text:p>
          </table:table-cell>
          <table:table-cell table:style-name="ce19" table:formula="of:=[.D4]*([.B4]+[.C4])" office:value-type="currency" office:currency="JPY" office:value="28917.2649926">
            <text:p>￥28,91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1.8337">
            <text:p>691.8337</text:p>
          </table:table-cell>
          <table:table-cell table:style-name="ce28" table:formula="of:=[.G4]*0.05" office:value-type="float" office:value="34.591685">
            <text:p>34.6</text:p>
          </table:table-cell>
          <table:table-cell table:style-name="ce31" table:formula="of:=[.H4]*[.D4]" office:value-type="currency" office:currency="JPY" office:value="1445.86324963">
            <text:p>￥1,445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669">
            <text:p>42.669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33.8">
            <text:p>￥433.800</text:p>
          </table:table-cell>
          <table:table-cell table:style-name="ce19" table:formula="of:=[.D5]*[.G5]" office:value-type="currency" office:currency="JPY" office:value="22847.8122">
            <text:p>￥22,84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669">
            <text:p>52.669</text:p>
          </table:table-cell>
          <table:table-cell table:style-name="ce26" table:formula="of:=[.G5]*0.05" office:value-type="float" office:value="2.63345">
            <text:p>3</text:p>
          </table:table-cell>
          <table:table-cell table:style-name="ce31" table:formula="of:=[.H5]*[.D5]" office:value-type="currency" office:currency="JPY" office:value="1142.39061">
            <text:p>￥1,142.4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2389197">
            <text:p>0.32389197</text:p>
          </table:table-cell>
          <table:table-cell table:style-name="ce11" office:value-type="float" office:value="0.0971">
            <text:p>0.0971</text:p>
          </table:table-cell>
          <table:table-cell table:style-name="ce16" office:value-type="currency" office:currency="JPY" office:value="66590">
            <text:p>￥66,590</text:p>
          </table:table-cell>
          <table:table-cell table:style-name="ce19" table:formula="of:=[.D6]*[.G6]" office:value-type="currency" office:currency="JPY" office:value="28033.8552823">
            <text:p>￥28,03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099197">
            <text:p>0.42099197</text:p>
          </table:table-cell>
          <table:table-cell table:style-name="ce27" table:formula="of:=[.G6]*0.05" office:value-type="float" office:value="0.0210495985">
            <text:p>0.0210</text:p>
          </table:table-cell>
          <table:table-cell table:style-name="ce31" table:formula="of:=[.H6]*[.D6]" office:value-type="currency" office:currency="JPY" office:value="1401.692764115">
            <text:p>￥1,401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01.424335475">
            <text:p>￥26,301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315.27993">
            <text:p>￥104,31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5960">
            <text:p>115,96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5960">
            <text:p>￥115,96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5960">
            <text:p>115960</text:p>
          </table:table-cell>
          <table:table-cell table:style-name="ce26"/>
          <table:table-cell table:style-name="ce30" table:formula="of:=SUM([.I3:.I6])" office:value-type="currency" office:currency="JPY" office:value="5215.7639965">
            <text:p>￥5,21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6012">
            <text:p>0.0206012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950050">
            <text:p>￥950,050</text:p>
          </table:table-cell>
          <table:table-cell table:style-name="ce19" table:formula="of:=[.D3]*[.G3]" office:value-type="currency" office:currency="JPY" office:value="25177.46506">
            <text:p>￥25,17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5012">
            <text:p>0.0265012</text:p>
          </table:table-cell>
          <table:table-cell table:style-name="ce27" table:formula="of:=[.G3]*0.05" office:value-type="float" office:value="0.00132506">
            <text:p>0.0013</text:p>
          </table:table-cell>
          <table:table-cell table:style-name="ce31" table:formula="of:=[.H3]*[.D3]" office:value-type="currency" office:currency="JPY" office:value="1258.873253">
            <text:p>￥1,258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33.6403">
            <text:p>533.6403</text:p>
          </table:table-cell>
          <table:table-cell table:style-name="ce35" office:value-type="float" office:value="165.6">
            <text:p>165.6</text:p>
          </table:table-cell>
          <table:table-cell table:style-name="ce37" office:value-type="currency" office:currency="JPY" office:value="41.4">
            <text:p>￥41.400</text:p>
          </table:table-cell>
          <table:table-cell table:style-name="ce19" table:formula="of:=[.D4]*([.B4]+[.C4])" office:value-type="currency" office:currency="JPY" office:value="28948.54842">
            <text:p>￥28,94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99.2403">
            <text:p>699.2403</text:p>
          </table:table-cell>
          <table:table-cell table:style-name="ce28" table:formula="of:=[.G4]*0.05" office:value-type="float" office:value="34.962015">
            <text:p>35.0</text:p>
          </table:table-cell>
          <table:table-cell table:style-name="ce31" table:formula="of:=[.H4]*[.D4]" office:value-type="currency" office:currency="JPY" office:value="1447.427421">
            <text:p>￥1,447.4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8547">
            <text:p>42.8547</text:p>
          </table:table-cell>
          <table:table-cell table:style-name="ce11" office:value-type="float" office:value="10">
            <text:p>10</text:p>
          </table:table-cell>
          <table:table-cell table:style-name="ce37" office:value-type="currency" office:currency="JPY" office:value="428">
            <text:p>￥428.000</text:p>
          </table:table-cell>
          <table:table-cell table:style-name="ce19" table:formula="of:=[.D5]*[.G5]" office:value-type="currency" office:currency="JPY" office:value="22621.8116">
            <text:p>￥22,6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547">
            <text:p>52.8547</text:p>
          </table:table-cell>
          <table:table-cell table:style-name="ce26" table:formula="of:=[.G5]*0.05" office:value-type="float" office:value="2.642735">
            <text:p>3</text:p>
          </table:table-cell>
          <table:table-cell table:style-name="ce31" table:formula="of:=[.H5]*[.D5]" office:value-type="currency" office:currency="JPY" office:value="1131.09058">
            <text:p>￥1,131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2701469">
            <text:p>0.32701469</text:p>
          </table:table-cell>
          <table:table-cell table:style-name="ce11" office:value-type="float" office:value="0.0971">
            <text:p>0.0971</text:p>
          </table:table-cell>
          <table:table-cell table:style-name="ce16" office:value-type="currency" office:currency="JPY" office:value="65000">
            <text:p>￥65,000</text:p>
          </table:table-cell>
          <table:table-cell table:style-name="ce19" table:formula="of:=[.D6]*[.G6]" office:value-type="currency" office:currency="JPY" office:value="27567.45485">
            <text:p>￥27,567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411469">
            <text:p>0.42411469</text:p>
          </table:table-cell>
          <table:table-cell table:style-name="ce27" table:formula="of:=[.G6]*0.05" office:value-type="float" office:value="0.0212057345">
            <text:p>0.0212</text:p>
          </table:table-cell>
          <table:table-cell table:style-name="ce31" table:formula="of:=[.H6]*[.D6]" office:value-type="currency" office:currency="JPY" office:value="1378.3727425">
            <text:p>￥1,378.4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78.8199825">
            <text:p>￥26,079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3674.738167">
            <text:p>￥103,6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0336">
            <text:p>110,33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0336">
            <text:p>￥110,33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0336">
            <text:p>110336</text:p>
          </table:table-cell>
          <table:table-cell table:style-name="ce26"/>
          <table:table-cell table:style-name="ce30" table:formula="of:=SUM([.I3:.I6])" office:value-type="currency" office:currency="JPY" office:value="5183.73690835">
            <text:p>￥5,184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58866">
            <text:p>0.02058866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914000">
            <text:p>￥914,000</text:p>
          </table:table-cell>
          <table:table-cell table:style-name="ce19" table:formula="of:=[.D3]*[.G3]" office:value-type="currency" office:currency="JPY" office:value="24210.63524">
            <text:p>￥24,2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8866">
            <text:p>0.02648866</text:p>
          </table:table-cell>
          <table:table-cell table:style-name="ce27" table:formula="of:=[.G3]*0.05" office:value-type="float" office:value="0.001324433">
            <text:p>0.0013</text:p>
          </table:table-cell>
          <table:table-cell table:style-name="ce31" table:formula="of:=[.H3]*[.D3]" office:value-type="currency" office:currency="JPY" office:value="1210.531762">
            <text:p>￥1,210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40.3417">
            <text:p>540.3417</text:p>
          </table:table-cell>
          <table:table-cell table:style-name="ce35" office:value-type="float" office:value="165.6">
            <text:p>165.6</text:p>
          </table:table-cell>
          <table:table-cell table:style-name="ce37" office:value-type="currency" office:currency="JPY" office:value="41.95">
            <text:p>￥41.950</text:p>
          </table:table-cell>
          <table:table-cell table:style-name="ce19" table:formula="of:=[.D4]*([.B4]+[.C4])" office:value-type="currency" office:currency="JPY" office:value="29614.254315">
            <text:p>￥29,6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05.9417">
            <text:p>705.9417</text:p>
          </table:table-cell>
          <table:table-cell table:style-name="ce28" table:formula="of:=[.G4]*0.05" office:value-type="float" office:value="35.297085">
            <text:p>35.3</text:p>
          </table:table-cell>
          <table:table-cell table:style-name="ce31" table:formula="of:=[.H4]*[.D4]" office:value-type="currency" office:currency="JPY" office:value="1480.71271575">
            <text:p>￥1,480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9735">
            <text:p>41.9735</text:p>
          </table:table-cell>
          <table:table-cell table:style-name="ce11" office:value-type="float" office:value="11">
            <text:p>11</text:p>
          </table:table-cell>
          <table:table-cell table:style-name="ce37" office:value-type="currency" office:currency="JPY" office:value="431">
            <text:p>￥431.000</text:p>
          </table:table-cell>
          <table:table-cell table:style-name="ce19" table:formula="of:=[.D5]*[.G5]" office:value-type="currency" office:currency="JPY" office:value="22831.5785">
            <text:p>￥22,83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9735">
            <text:p>52.9735</text:p>
          </table:table-cell>
          <table:table-cell table:style-name="ce26" table:formula="of:=[.G5]*0.05" office:value-type="float" office:value="2.648675">
            <text:p>3</text:p>
          </table:table-cell>
          <table:table-cell table:style-name="ce31" table:formula="of:=[.H5]*[.D5]" office:value-type="currency" office:currency="JPY" office:value="1141.578925">
            <text:p>￥1,141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0.32905568" office:value-type="float" office:value="0.32905568">
            <text:p>0.32905568</text:p>
          </table:table-cell>
          <table:table-cell table:style-name="ce11" office:value-type="float" office:value="0.0971">
            <text:p>0.0971</text:p>
          </table:table-cell>
          <table:table-cell table:style-name="ce16" office:value-type="currency" office:currency="JPY" office:value="63400">
            <text:p>￥63,400</text:p>
          </table:table-cell>
          <table:table-cell table:style-name="ce19" table:formula="of:=[.D6]*[.G6]" office:value-type="currency" office:currency="JPY" office:value="27018.270112">
            <text:p>￥27,018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2615568">
            <text:p>0.42615568</text:p>
          </table:table-cell>
          <table:table-cell table:style-name="ce27" table:formula="of:=[.G6]*0.05" office:value-type="float" office:value="0.021307784">
            <text:p>0.0213</text:p>
          </table:table-cell>
          <table:table-cell table:style-name="ce31" table:formula="of:=[.H6]*[.D6]" office:value-type="currency" office:currency="JPY" office:value="1350.9135056">
            <text:p>￥1,350.9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918.68454175">
            <text:p>￥25,919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9452.6148954">
            <text:p>￥99,45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3279">
            <text:p>103,2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279">
            <text:p>￥103,2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279">
            <text:p>103279</text:p>
          </table:table-cell>
          <table:table-cell table:style-name="ce26"/>
          <table:table-cell table:style-name="ce30" table:formula="of:=SUM([.I3:.I6])" office:value-type="currency" office:currency="JPY" office:value="4972.63074477">
            <text:p>￥4,9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54185">
            <text:p>0.02054185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881600">
            <text:p>￥881,600</text:p>
          </table:table-cell>
          <table:table-cell table:style-name="ce19" table:formula="of:=[.D3]*[.G3]" office:value-type="currency" office:currency="JPY" office:value="23311.13496">
            <text:p>￥23,31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44185">
            <text:p>0.02644185</text:p>
          </table:table-cell>
          <table:table-cell table:style-name="ce27" table:formula="of:=[.G3]*0.05" office:value-type="float" office:value="0.0013220925">
            <text:p>0.0013</text:p>
          </table:table-cell>
          <table:table-cell table:style-name="ce31" table:formula="of:=[.H3]*[.D3]" office:value-type="currency" office:currency="JPY" office:value="1165.556748">
            <text:p>￥1,165.6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46.6586">
            <text:p>546.6586</text:p>
          </table:table-cell>
          <table:table-cell table:style-name="ce35" office:value-type="float" office:value="134.9">
            <text:p>134.9</text:p>
          </table:table-cell>
          <table:table-cell table:style-name="ce37" office:value-type="currency" office:currency="JPY" office:value="41.23">
            <text:p>￥41.230</text:p>
          </table:table-cell>
          <table:table-cell table:style-name="ce19" table:formula="of:=[.D4]*([.B4]+[.C4])" office:value-type="currency" office:currency="JPY" office:value="28100.661078">
            <text:p>￥28,101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681.5586">
            <text:p>681.5586</text:p>
          </table:table-cell>
          <table:table-cell table:style-name="ce28" table:formula="of:=[.G4]*0.05" office:value-type="float" office:value="34.07793">
            <text:p>34.1</text:p>
          </table:table-cell>
          <table:table-cell table:style-name="ce31" table:formula="of:=[.H4]*[.D4]" office:value-type="currency" office:currency="JPY" office:value="1405.0330539">
            <text:p>￥1,405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8345">
            <text:p>41.8345</text:p>
          </table:table-cell>
          <table:table-cell table:style-name="ce11" office:value-type="float" office:value="11">
            <text:p>11</text:p>
          </table:table-cell>
          <table:table-cell table:style-name="ce37" office:value-type="currency" office:currency="JPY" office:value="419.7">
            <text:p>￥419.700</text:p>
          </table:table-cell>
          <table:table-cell table:style-name="ce19" table:formula="of:=[.D5]*[.G5]" office:value-type="currency" office:currency="JPY" office:value="22174.63965">
            <text:p>￥22,175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8345">
            <text:p>52.8345</text:p>
          </table:table-cell>
          <table:table-cell table:style-name="ce26" table:formula="of:=[.G5]*0.05" office:value-type="float" office:value="2.641725">
            <text:p>3</text:p>
          </table:table-cell>
          <table:table-cell table:style-name="ce31" table:formula="of:=[.H5]*[.D5]" office:value-type="currency" office:currency="JPY" office:value="1108.7319825">
            <text:p>￥1,108.7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4768142">
            <text:p>0.34768142</text:p>
          </table:table-cell>
          <table:table-cell table:style-name="ce11" office:value-type="float" office:value="0.1024">
            <text:p>0.1024</text:p>
          </table:table-cell>
          <table:table-cell table:style-name="ce16" office:value-type="currency" office:currency="JPY" office:value="57470">
            <text:p>￥57,470</text:p>
          </table:table-cell>
          <table:table-cell table:style-name="ce19" table:formula="of:=[.D6]*[.G6]" office:value-type="currency" office:currency="JPY" office:value="25866.1792074">
            <text:p>￥25,866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08142">
            <text:p>0.45008142</text:p>
          </table:table-cell>
          <table:table-cell table:style-name="ce27" table:formula="of:=[.G6]*0.05" office:value-type="float" office:value="0.022504071">
            <text:p>0.0225</text:p>
          </table:table-cell>
          <table:table-cell table:style-name="ce31" table:formula="of:=[.H6]*[.D6]" office:value-type="currency" office:currency="JPY" office:value="1293.30896037">
            <text:p>￥1,293.3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863.15372385">
            <text:p>￥24,863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60.938033">
            <text:p>￥97,96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6351">
            <text:p>96,35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6351">
            <text:p>￥96,35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6351">
            <text:p>96351</text:p>
          </table:table-cell>
          <table:table-cell table:style-name="ce26"/>
          <table:table-cell table:style-name="ce30" table:formula="of:=SUM([.I3:.I6])" office:value-type="currency" office:currency="JPY" office:value="4898.04690165">
            <text:p>￥4,89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4539">
            <text:p>0.0204539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868445">
            <text:p>￥868,445</text:p>
          </table:table-cell>
          <table:table-cell table:style-name="ce19" table:formula="of:=[.D3]*[.G3]" office:value-type="currency" office:currency="JPY" office:value="22886.9126855">
            <text:p>￥22,8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3539">
            <text:p>0.0263539</text:p>
          </table:table-cell>
          <table:table-cell table:style-name="ce27" table:formula="of:=[.G3]*0.05" office:value-type="float" office:value="0.001317695">
            <text:p>0.0013</text:p>
          </table:table-cell>
          <table:table-cell table:style-name="ce31" table:formula="of:=[.H3]*[.D3]" office:value-type="currency" office:currency="JPY" office:value="1144.345634275">
            <text:p>￥1,144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80.4953">
            <text:p>580.4953</text:p>
          </table:table-cell>
          <table:table-cell table:style-name="ce35" office:value-type="float" office:value="173.2">
            <text:p>173.2</text:p>
          </table:table-cell>
          <table:table-cell table:style-name="ce37" office:value-type="currency" office:currency="JPY" office:value="38.795">
            <text:p>￥38.795</text:p>
          </table:table-cell>
          <table:table-cell table:style-name="ce19" table:formula="of:=[.D4]*([.B4]+[.C4])" office:value-type="currency" office:currency="JPY" office:value="29239.6091635">
            <text:p>￥29,24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3.6953">
            <text:p>753.6953</text:p>
          </table:table-cell>
          <table:table-cell table:style-name="ce28" table:formula="of:=[.G4]*0.05" office:value-type="float" office:value="37.684765">
            <text:p>37.7</text:p>
          </table:table-cell>
          <table:table-cell table:style-name="ce31" table:formula="of:=[.H4]*[.D4]" office:value-type="currency" office:currency="JPY" office:value="1461.980458175">
            <text:p>￥1,462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4861">
            <text:p>41.4861</text:p>
          </table:table-cell>
          <table:table-cell table:style-name="ce11" office:value-type="float" office:value="11">
            <text:p>11</text:p>
          </table:table-cell>
          <table:table-cell table:style-name="ce37" office:value-type="currency" office:currency="JPY" office:value="396">
            <text:p>￥396.000</text:p>
          </table:table-cell>
          <table:table-cell table:style-name="ce19" table:formula="of:=[.D5]*[.G5]" office:value-type="currency" office:currency="JPY" office:value="20784.4956">
            <text:p>￥20,784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4861">
            <text:p>52.4861</text:p>
          </table:table-cell>
          <table:table-cell table:style-name="ce26" table:formula="of:=[.G5]*0.05" office:value-type="float" office:value="2.624305">
            <text:p>3</text:p>
          </table:table-cell>
          <table:table-cell table:style-name="ce31" table:formula="of:=[.H5]*[.D5]" office:value-type="currency" office:currency="JPY" office:value="1039.22478">
            <text:p>￥1,039.2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4813814">
            <text:p>0.34813814</text:p>
          </table:table-cell>
          <table:table-cell table:style-name="ce11" office:value-type="float" office:value="0.1024">
            <text:p>0.1024</text:p>
          </table:table-cell>
          <table:table-cell table:style-name="ce16" office:value-type="currency" office:currency="JPY" office:value="55600">
            <text:p>￥55,600</text:p>
          </table:table-cell>
          <table:table-cell table:style-name="ce19" table:formula="of:=[.D6]*[.G6]" office:value-type="currency" office:currency="JPY" office:value="25049.920584">
            <text:p>￥25,050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53814">
            <text:p>0.45053814</text:p>
          </table:table-cell>
          <table:table-cell table:style-name="ce27" table:formula="of:=[.G6]*0.05" office:value-type="float" office:value="0.022526907">
            <text:p>0.0225</text:p>
          </table:table-cell>
          <table:table-cell table:style-name="ce31" table:formula="of:=[.H6]*[.D6]" office:value-type="currency" office:currency="JPY" office:value="1252.4960292">
            <text:p>￥1,252.5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90.23450825">
            <text:p>￥24,490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502.4061676">
            <text:p>￥95,5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1104">
            <text:p>91,1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1104">
            <text:p>￥91,1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1104">
            <text:p>91104</text:p>
          </table:table-cell>
          <table:table-cell table:style-name="ce26"/>
          <table:table-cell table:style-name="ce30" table:formula="of:=SUM([.I3:.I6])" office:value-type="currency" office:currency="JPY" office:value="4775.12030838">
            <text:p>￥4,775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38784">
            <text:p>0.02038784</text:p>
          </table:table-cell>
          <table:table-cell table:style-name="ce11" office:value-type="float" office:value="0.0059">
            <text:p>0.0059</text:p>
          </table:table-cell>
          <table:table-cell table:style-name="ce36" office:value-type="currency" office:currency="JPY" office:value="868800">
            <text:p>￥868,800</text:p>
          </table:table-cell>
          <table:table-cell table:style-name="ce19" table:formula="of:=[.D3]*[.G3]" office:value-type="currency" office:currency="JPY" office:value="22838.875392">
            <text:p>￥22,839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784">
            <text:p>0.02628784</text:p>
          </table:table-cell>
          <table:table-cell table:style-name="ce27" table:formula="of:=[.G3]*0.05" office:value-type="float" office:value="0.001314392">
            <text:p>0.0013</text:p>
          </table:table-cell>
          <table:table-cell table:style-name="ce31" table:formula="of:=[.H3]*[.D3]" office:value-type="currency" office:currency="JPY" office:value="1141.9437696">
            <text:p>￥1,141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85.7482">
            <text:p>585.7482</text:p>
          </table:table-cell>
          <table:table-cell table:style-name="ce35" office:value-type="float" office:value="173.2">
            <text:p>173.2</text:p>
          </table:table-cell>
          <table:table-cell table:style-name="ce37" office:value-type="currency" office:currency="JPY" office:value="36.92">
            <text:p>￥36.920</text:p>
          </table:table-cell>
          <table:table-cell table:style-name="ce19" table:formula="of:=[.D4]*([.B4]+[.C4])" office:value-type="currency" office:currency="JPY" office:value="28020.367544">
            <text:p>￥28,02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8.9482">
            <text:p>758.9482</text:p>
          </table:table-cell>
          <table:table-cell table:style-name="ce28" table:formula="of:=[.G4]*0.05" office:value-type="float" office:value="37.94741">
            <text:p>37.9</text:p>
          </table:table-cell>
          <table:table-cell table:style-name="ce31" table:formula="of:=[.H4]*[.D4]" office:value-type="currency" office:currency="JPY" office:value="1401.0183772">
            <text:p>￥1,401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1939">
            <text:p>41.1939</text:p>
          </table:table-cell>
          <table:table-cell table:style-name="ce11" office:value-type="float" office:value="11">
            <text:p>11</text:p>
          </table:table-cell>
          <table:table-cell table:style-name="ce37" office:value-type="currency" office:currency="JPY" office:value="378.4">
            <text:p>￥378.400</text:p>
          </table:table-cell>
          <table:table-cell table:style-name="ce19" table:formula="of:=[.D5]*[.G5]" office:value-type="currency" office:currency="JPY" office:value="19750.17176">
            <text:p>￥19,75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1939">
            <text:p>52.1939</text:p>
          </table:table-cell>
          <table:table-cell table:style-name="ce26" table:formula="of:=[.G5]*0.05" office:value-type="float" office:value="2.609695">
            <text:p>3</text:p>
          </table:table-cell>
          <table:table-cell table:style-name="ce31" table:formula="of:=[.H5]*[.D5]" office:value-type="currency" office:currency="JPY" office:value="987.508588">
            <text:p>￥987.5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4888701">
            <text:p>0.34888701</text:p>
          </table:table-cell>
          <table:table-cell table:style-name="ce11" office:value-type="float" office:value="0.1024">
            <text:p>0.1024</text:p>
          </table:table-cell>
          <table:table-cell table:style-name="ce16" office:value-type="currency" office:currency="JPY" office:value="55160">
            <text:p>￥55,160</text:p>
          </table:table-cell>
          <table:table-cell table:style-name="ce19" table:formula="of:=[.D6]*[.G6]" office:value-type="currency" office:currency="JPY" office:value="24892.9914716">
            <text:p>￥24,89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128701">
            <text:p>0.45128701</text:p>
          </table:table-cell>
          <table:table-cell table:style-name="ce27" table:formula="of:=[.G6]*0.05" office:value-type="float" office:value="0.0225643505">
            <text:p>0.0226</text:p>
          </table:table-cell>
          <table:table-cell table:style-name="ce31" table:formula="of:=[.H6]*[.D6]" office:value-type="currency" office:currency="JPY" office:value="1244.64957358">
            <text:p>￥1,244.6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75.6015419">
            <text:p>￥23,876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924.922458">
            <text:p>￥94,92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957">
            <text:p>85,95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957">
            <text:p>￥85,95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957">
            <text:p>85957</text:p>
          </table:table-cell>
          <table:table-cell table:style-name="ce26"/>
          <table:table-cell table:style-name="ce30" table:formula="of:=SUM([.I3:.I6])" office:value-type="currency" office:currency="JPY" office:value="4746.2461229">
            <text:p>￥4,74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628344">
            <text:p>0.02628344</text:p>
          </table:table-cell>
          <table:table-cell table:style-name="ce11"/>
          <table:table-cell table:style-name="ce36" office:value-type="currency" office:currency="JPY" office:value="866975">
            <text:p>￥866,975</text:p>
          </table:table-cell>
          <table:table-cell table:style-name="ce19" table:formula="of:=[.D3]*[.G3]" office:value-type="currency" office:currency="JPY" office:value="22787.085394">
            <text:p>￥22,787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8344">
            <text:p>0.02628344</text:p>
          </table:table-cell>
          <table:table-cell table:style-name="ce27" table:formula="of:=[.G3]*0.05" office:value-type="float" office:value="0.001314172">
            <text:p>0.0013</text:p>
          </table:table-cell>
          <table:table-cell table:style-name="ce31" table:formula="of:=[.H3]*[.D3]" office:value-type="currency" office:currency="JPY" office:value="1139.3542697">
            <text:p>￥1,139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593.8943">
            <text:p>593.8943</text:p>
          </table:table-cell>
          <table:table-cell table:style-name="ce35" office:value-type="float" office:value="173.2">
            <text:p>173.2</text:p>
          </table:table-cell>
          <table:table-cell table:style-name="ce37" office:value-type="currency" office:currency="JPY" office:value="35.1">
            <text:p>￥35.100</text:p>
          </table:table-cell>
          <table:table-cell table:style-name="ce19" table:formula="of:=[.D4]*([.B4]+[.C4])" office:value-type="currency" office:currency="JPY" office:value="26925.00993">
            <text:p>￥26,92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7.0943">
            <text:p>767.0943</text:p>
          </table:table-cell>
          <table:table-cell table:style-name="ce28" table:formula="of:=[.G4]*0.05" office:value-type="float" office:value="38.354715">
            <text:p>38.4</text:p>
          </table:table-cell>
          <table:table-cell table:style-name="ce31" table:formula="of:=[.H4]*[.D4]" office:value-type="currency" office:currency="JPY" office:value="1346.2504965">
            <text:p>￥1,346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1.0841">
            <text:p>41.0841</text:p>
          </table:table-cell>
          <table:table-cell table:style-name="ce11" office:value-type="float" office:value="11">
            <text:p>11</text:p>
          </table:table-cell>
          <table:table-cell table:style-name="ce37" office:value-type="currency" office:currency="JPY" office:value="386.9">
            <text:p>￥386.900</text:p>
          </table:table-cell>
          <table:table-cell table:style-name="ce19" table:formula="of:=[.D5]*[.G5]" office:value-type="currency" office:currency="JPY" office:value="20151.33829">
            <text:p>￥20,151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2.0841">
            <text:p>52.0841</text:p>
          </table:table-cell>
          <table:table-cell table:style-name="ce26" table:formula="of:=[.G5]*0.05" office:value-type="float" office:value="2.604205">
            <text:p>3</text:p>
          </table:table-cell>
          <table:table-cell table:style-name="ce31" table:formula="of:=[.H5]*[.D5]" office:value-type="currency" office:currency="JPY" office:value="1007.5669145">
            <text:p>￥1,007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5079148">
            <text:p>0.35079148</text:p>
          </table:table-cell>
          <table:table-cell table:style-name="ce11" office:value-type="float" office:value="0.1024">
            <text:p>0.1024</text:p>
          </table:table-cell>
          <table:table-cell table:style-name="ce16" office:value-type="currency" office:currency="JPY" office:value="55300">
            <text:p>￥55,300</text:p>
          </table:table-cell>
          <table:table-cell table:style-name="ce19" table:formula="of:=[.D6]*[.G6]" office:value-type="currency" office:currency="JPY" office:value="25061.488844">
            <text:p>￥25,06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19148">
            <text:p>0.45319148</text:p>
          </table:table-cell>
          <table:table-cell table:style-name="ce27" table:formula="of:=[.G6]*0.05" office:value-type="float" office:value="0.022659574">
            <text:p>0.0227</text:p>
          </table:table-cell>
          <table:table-cell table:style-name="ce31" table:formula="of:=[.H6]*[.D6]" office:value-type="currency" office:currency="JPY" office:value="1253.0744422">
            <text:p>￥1,25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731.2306145">
            <text:p>￥23,731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257.7994685">
            <text:p>￥97,2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48">
            <text:p>74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48">
            <text:p>￥74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48">
            <text:p>74948</text:p>
          </table:table-cell>
          <table:table-cell table:style-name="ce26"/>
          <table:table-cell table:style-name="ce30" table:formula="of:=SUM([.I3:.I6])" office:value-type="currency" office:currency="JPY" office:value="4862.889973425">
            <text:p>￥4,86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63741">
            <text:p>0.02063741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892450">
            <text:p>￥892,450</text:p>
          </table:table-cell>
          <table:table-cell table:style-name="ce19" table:formula="of:=[.D3]*[.G3]" office:value-type="currency" office:currency="JPY" office:value="23147.8415545">
            <text:p>￥23,14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93741">
            <text:p>0.02593741</text:p>
          </table:table-cell>
          <table:table-cell table:style-name="ce27" table:formula="of:=[.G3]*0.05" office:value-type="float" office:value="0.0012968705">
            <text:p>0.0013</text:p>
          </table:table-cell>
          <table:table-cell table:style-name="ce31" table:formula="of:=[.H3]*[.D3]" office:value-type="currency" office:currency="JPY" office:value="1157.392077725">
            <text:p>￥1,157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51.1442">
            <text:p>651.1442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35.9">
            <text:p>￥35.900</text:p>
          </table:table-cell>
          <table:table-cell table:style-name="ce19" table:formula="of:=[.D4]*([.B4]+[.C4])" office:value-type="currency" office:currency="JPY" office:value="28265.65678">
            <text:p>￥28,266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7.3442">
            <text:p>787.3442</text:p>
          </table:table-cell>
          <table:table-cell table:style-name="ce28" table:formula="of:=[.G4]*0.05" office:value-type="float" office:value="39.36721">
            <text:p>39.4</text:p>
          </table:table-cell>
          <table:table-cell table:style-name="ce31" table:formula="of:=[.H4]*[.D4]" office:value-type="currency" office:currency="JPY" office:value="1413.282839">
            <text:p>￥1,413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9.5484">
            <text:p>39.5484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96.9">
            <text:p>￥396.900</text:p>
          </table:table-cell>
          <table:table-cell table:style-name="ce19" table:formula="of:=[.D5]*[.G5]" office:value-type="currency" office:currency="JPY" office:value="20459.55996">
            <text:p>￥20,46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5484">
            <text:p>51.5484</text:p>
          </table:table-cell>
          <table:table-cell table:style-name="ce26" table:formula="of:=[.G5]*0.05" office:value-type="float" office:value="2.57742">
            <text:p>3</text:p>
          </table:table-cell>
          <table:table-cell table:style-name="ce31" table:formula="of:=[.H5]*[.D5]" office:value-type="currency" office:currency="JPY" office:value="1022.977998">
            <text:p>￥1,023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8130986">
            <text:p>0.38130986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55900">
            <text:p>￥55,900</text:p>
          </table:table-cell>
          <table:table-cell table:style-name="ce19" table:formula="of:=[.D6]*[.G6]" office:value-type="currency" office:currency="JPY" office:value="25384.741174">
            <text:p>￥25,38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10986">
            <text:p>0.45410986</text:p>
          </table:table-cell>
          <table:table-cell table:style-name="ce27" table:formula="of:=[.G6]*0.05" office:value-type="float" office:value="0.022705493">
            <text:p>0.0227</text:p>
          </table:table-cell>
          <table:table-cell table:style-name="ce31" table:formula="of:=[.H6]*[.D6]" office:value-type="currency" office:currency="JPY" office:value="1269.2370587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314.449867125">
            <text:p>￥24,314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0632.8351263">
            <text:p>￥90,63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1127">
            <text:p>81,12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1127">
            <text:p>￥81,12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1127">
            <text:p>81127</text:p>
          </table:table-cell>
          <table:table-cell table:style-name="ce26"/>
          <table:table-cell table:style-name="ce30" table:formula="of:=SUM([.I3:.I6])" office:value-type="currency" office:currency="JPY" office:value="4531.641756315">
            <text:p>￥4,532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93741">
            <text:p>0.02093741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853010">
            <text:p>￥853,010</text:p>
          </table:table-cell>
          <table:table-cell table:style-name="ce19" table:formula="of:=[.D3]*[.G3]" office:value-type="currency" office:currency="JPY" office:value="22380.7731041">
            <text:p>￥22,38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623741">
            <text:p>0.02623741</text:p>
          </table:table-cell>
          <table:table-cell table:style-name="ce27" table:formula="of:=[.G3]*0.05" office:value-type="float" office:value="0.0013118705">
            <text:p>0.0013</text:p>
          </table:table-cell>
          <table:table-cell table:style-name="ce31" table:formula="of:=[.H3]*[.D3]" office:value-type="currency" office:currency="JPY" office:value="1119.038655205">
            <text:p>￥1,119.0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50.7541">
            <text:p>650.7541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31.17">
            <text:p>￥31.170</text:p>
          </table:table-cell>
          <table:table-cell table:style-name="ce19" table:formula="of:=[.D4]*([.B4]+[.C4])" office:value-type="currency" office:currency="JPY" office:value="24529.359297">
            <text:p>￥24,52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9541">
            <text:p>786.9541</text:p>
          </table:table-cell>
          <table:table-cell table:style-name="ce28" table:formula="of:=[.G4]*0.05" office:value-type="float" office:value="39.347705">
            <text:p>39.3</text:p>
          </table:table-cell>
          <table:table-cell table:style-name="ce31" table:formula="of:=[.H4]*[.D4]" office:value-type="currency" office:currency="JPY" office:value="1226.46796485">
            <text:p>￥1,226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9.8291">
            <text:p>39.8291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81.6">
            <text:p>￥381.600</text:p>
          </table:table-cell>
          <table:table-cell table:style-name="ce19" table:formula="of:=[.D5]*[.G5]" office:value-type="currency" office:currency="JPY" office:value="19777.98456">
            <text:p>￥19,77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8291">
            <text:p>51.8291</text:p>
          </table:table-cell>
          <table:table-cell table:style-name="ce26" table:formula="of:=[.G5]*0.05" office:value-type="float" office:value="2.591455">
            <text:p>3</text:p>
          </table:table-cell>
          <table:table-cell table:style-name="ce31" table:formula="of:=[.H5]*[.D5]" office:value-type="currency" office:currency="JPY" office:value="988.899228">
            <text:p>￥988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8104227">
            <text:p>0.38104227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52760">
            <text:p>￥52,760</text:p>
          </table:table-cell>
          <table:table-cell table:style-name="ce19" table:formula="of:=[.D6]*[.G6]" office:value-type="currency" office:currency="JPY" office:value="23944.7181652">
            <text:p>￥23,945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384227">
            <text:p>0.45384227</text:p>
          </table:table-cell>
          <table:table-cell table:style-name="ce27" table:formula="of:=[.G6]*0.05" office:value-type="float" office:value="0.0226921135">
            <text:p>0.0227</text:p>
          </table:table-cell>
          <table:table-cell table:style-name="ce31" table:formula="of:=[.H6]*[.D6]" office:value-type="currency" office:currency="JPY" office:value="1197.23590826">
            <text:p>￥1,197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658.208781575">
            <text:p>￥22,658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57.2800121">
            <text:p>￥93,45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0063">
            <text:p>70,06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0063">
            <text:p>￥70,06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0063">
            <text:p>70063</text:p>
          </table:table-cell>
          <table:table-cell table:style-name="ce26"/>
          <table:table-cell table:style-name="ce30" table:formula="of:=SUM([.I3:.I6])" office:value-type="currency" office:currency="JPY" office:value="4672.864000605">
            <text:p>￥4,67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54371">
            <text:p>0.02054371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873510">
            <text:p>￥873,510</text:p>
          </table:table-cell>
          <table:table-cell table:style-name="ce19" table:formula="of:=[.D3]*[.G3]" office:value-type="currency" office:currency="JPY" office:value="22574.7391221">
            <text:p>￥22,575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84371">
            <text:p>0.02584371</text:p>
          </table:table-cell>
          <table:table-cell table:style-name="ce27" table:formula="of:=[.G3]*0.05" office:value-type="float" office:value="0.0012921855">
            <text:p>0.0013</text:p>
          </table:table-cell>
          <table:table-cell table:style-name="ce31" table:formula="of:=[.H3]*[.D3]" office:value-type="currency" office:currency="JPY" office:value="1128.736956105">
            <text:p>￥1,128.7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50.4075">
            <text:p>650.4075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31.7">
            <text:p>￥31.700</text:p>
          </table:table-cell>
          <table:table-cell table:style-name="ce19" table:formula="of:=[.D4]*([.B4]+[.C4])" office:value-type="currency" office:currency="JPY" office:value="24935.45775">
            <text:p>￥24,93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86.6075">
            <text:p>786.6075</text:p>
          </table:table-cell>
          <table:table-cell table:style-name="ce28" table:formula="of:=[.G4]*0.05" office:value-type="float" office:value="39.330375">
            <text:p>39.3</text:p>
          </table:table-cell>
          <table:table-cell table:style-name="ce31" table:formula="of:=[.H4]*[.D4]" office:value-type="currency" office:currency="JPY" office:value="1246.7728875">
            <text:p>￥1,246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9.2916">
            <text:p>39.2916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400.9">
            <text:p>￥400.900</text:p>
          </table:table-cell>
          <table:table-cell table:style-name="ce19" table:formula="of:=[.D5]*[.G5]" office:value-type="currency" office:currency="JPY" office:value="20562.80244">
            <text:p>￥20,5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1.2916">
            <text:p>51.2916</text:p>
          </table:table-cell>
          <table:table-cell table:style-name="ce26" table:formula="of:=[.G5]*0.05" office:value-type="float" office:value="2.56458">
            <text:p>3</text:p>
          </table:table-cell>
          <table:table-cell table:style-name="ce31" table:formula="of:=[.H5]*[.D5]" office:value-type="currency" office:currency="JPY" office:value="1028.140122">
            <text:p>￥1,028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815048">
            <text:p>0.3815048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55875">
            <text:p>￥55,875</text:p>
          </table:table-cell>
          <table:table-cell table:style-name="ce19" table:formula="of:=[.D6]*[.G6]" office:value-type="currency" office:currency="JPY" office:value="25384.2807">
            <text:p>￥25,38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43048">
            <text:p>0.4543048</text:p>
          </table:table-cell>
          <table:table-cell table:style-name="ce27" table:formula="of:=[.G6]*0.05" office:value-type="float" office:value="0.02271524">
            <text:p>0.0227</text:p>
          </table:table-cell>
          <table:table-cell table:style-name="ce31" table:formula="of:=[.H6]*[.D6]" office:value-type="currency" office:currency="JPY" office:value="1269.214035">
            <text:p>￥1,269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4.320003025">
            <text:p>￥23,364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512.3363435">
            <text:p>￥83,51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4978">
            <text:p>64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4978">
            <text:p>￥64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4978">
            <text:p>64978</text:p>
          </table:table-cell>
          <table:table-cell table:style-name="ce26"/>
          <table:table-cell table:style-name="ce30" table:formula="of:=SUM([.I3:.I6])" office:value-type="currency" office:currency="JPY" office:value="4175.616817175">
            <text:p>￥4,17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23313">
            <text:p>0.02023313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819550">
            <text:p>￥819,550</text:p>
          </table:table-cell>
          <table:table-cell table:style-name="ce19" table:formula="of:=[.D3]*[.G3]" office:value-type="currency" office:currency="JPY" office:value="20925.6766915">
            <text:p>￥20,92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53313">
            <text:p>0.02553313</text:p>
          </table:table-cell>
          <table:table-cell table:style-name="ce27" table:formula="of:=[.G3]*0.05" office:value-type="float" office:value="0.0012766565">
            <text:p>0.0013</text:p>
          </table:table-cell>
          <table:table-cell table:style-name="ce31" table:formula="of:=[.H3]*[.D3]" office:value-type="currency" office:currency="JPY" office:value="1046.283834575">
            <text:p>￥1,046.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43.5082">
            <text:p>643.5082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7.45">
            <text:p>￥27.450</text:p>
          </table:table-cell>
          <table:table-cell table:style-name="ce19" table:formula="of:=[.D4]*([.B4]+[.C4])" office:value-type="currency" office:currency="JPY" office:value="21402.99009">
            <text:p>￥21,403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9.7082">
            <text:p>779.7082</text:p>
          </table:table-cell>
          <table:table-cell table:style-name="ce28" table:formula="of:=[.G4]*0.05" office:value-type="float" office:value="38.98541">
            <text:p>39.0</text:p>
          </table:table-cell>
          <table:table-cell table:style-name="ce31" table:formula="of:=[.H4]*[.D4]" office:value-type="currency" office:currency="JPY" office:value="1070.1495045">
            <text:p>￥1,070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7563">
            <text:p>38.7563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70">
            <text:p>￥370.000</text:p>
          </table:table-cell>
          <table:table-cell table:style-name="ce19" table:formula="of:=[.D5]*[.G5]" office:value-type="currency" office:currency="JPY" office:value="18779.831">
            <text:p>￥18,780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7563">
            <text:p>50.7563</text:p>
          </table:table-cell>
          <table:table-cell table:style-name="ce26" table:formula="of:=[.G5]*0.05" office:value-type="float" office:value="2.537815">
            <text:p>3</text:p>
          </table:table-cell>
          <table:table-cell table:style-name="ce31" table:formula="of:=[.H5]*[.D5]" office:value-type="currency" office:currency="JPY" office:value="938.99155">
            <text:p>￥939.0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7798146">
            <text:p>0.37798146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9700">
            <text:p>￥49,700</text:p>
          </table:table-cell>
          <table:table-cell table:style-name="ce19" table:formula="of:=[.D6]*[.G6]" office:value-type="currency" office:currency="JPY" office:value="22403.838562">
            <text:p>￥22,404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5078146">
            <text:p>0.45078146</text:p>
          </table:table-cell>
          <table:table-cell table:style-name="ce27" table:formula="of:=[.G6]*0.05" office:value-type="float" office:value="0.022539073">
            <text:p>0.0225</text:p>
          </table:table-cell>
          <table:table-cell table:style-name="ce31" table:formula="of:=[.H6]*[.D6]" office:value-type="currency" office:currency="JPY" office:value="1120.1919281">
            <text:p>￥1,120.2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878.084085875">
            <text:p>￥20,878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5815.4643928">
            <text:p>￥75,81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491">
            <text:p>60,49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491">
            <text:p>￥60,49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491">
            <text:p>60491</text:p>
          </table:table-cell>
          <table:table-cell table:style-name="ce26"/>
          <table:table-cell table:style-name="ce30" table:formula="of:=SUM([.I3:.I6])" office:value-type="currency" office:currency="JPY" office:value="3790.77321964">
            <text:p>￥3,791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80612">
            <text:p>0.01980612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34320">
            <text:p>￥734,320</text:p>
          </table:table-cell>
          <table:table-cell table:style-name="ce19" table:formula="of:=[.D3]*[.G3]" office:value-type="currency" office:currency="JPY" office:value="18435.9260384">
            <text:p>￥18,436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510612">
            <text:p>0.02510612</text:p>
          </table:table-cell>
          <table:table-cell table:style-name="ce27" table:formula="of:=[.G3]*0.05" office:value-type="float" office:value="0.001255306">
            <text:p>0.0013</text:p>
          </table:table-cell>
          <table:table-cell table:style-name="ce31" table:formula="of:=[.H3]*[.D3]" office:value-type="currency" office:currency="JPY" office:value="921.79630192">
            <text:p>￥921.8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34.196">
            <text:p>634.196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5.15">
            <text:p>￥25.150</text:p>
          </table:table-cell>
          <table:table-cell table:style-name="ce19" table:formula="of:=[.D4]*([.B4]+[.C4])" office:value-type="currency" office:currency="JPY" office:value="19375.4594">
            <text:p>￥19,375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70.396">
            <text:p>770.396</text:p>
          </table:table-cell>
          <table:table-cell table:style-name="ce28" table:formula="of:=[.G4]*0.05" office:value-type="float" office:value="38.5198">
            <text:p>38.5</text:p>
          </table:table-cell>
          <table:table-cell table:style-name="ce31" table:formula="of:=[.H4]*[.D4]" office:value-type="currency" office:currency="JPY" office:value="968.77297">
            <text:p>￥968.8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1878">
            <text:p>38.1878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59.9">
            <text:p>￥359.900</text:p>
          </table:table-cell>
          <table:table-cell table:style-name="ce19" table:formula="of:=[.D5]*[.G5]" office:value-type="currency" office:currency="JPY" office:value="18062.58922">
            <text:p>￥18,063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1878">
            <text:p>50.1878</text:p>
          </table:table-cell>
          <table:table-cell table:style-name="ce26" table:formula="of:=[.G5]*0.05" office:value-type="float" office:value="2.50939">
            <text:p>3</text:p>
          </table:table-cell>
          <table:table-cell table:style-name="ce31" table:formula="of:=[.H5]*[.D5]" office:value-type="currency" office:currency="JPY" office:value="903.129461">
            <text:p>￥903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7391796">
            <text:p>0.37391796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4640">
            <text:p>￥44,640</text:p>
          </table:table-cell>
          <table:table-cell table:style-name="ce19" table:formula="of:=[.D6]*[.G6]" office:value-type="currency" office:currency="JPY" office:value="19941.4897344">
            <text:p>￥19,9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671796">
            <text:p>0.44671796</text:p>
          </table:table-cell>
          <table:table-cell table:style-name="ce27" table:formula="of:=[.G6]*0.05" office:value-type="float" office:value="0.022335898">
            <text:p>0.0223</text:p>
          </table:table-cell>
          <table:table-cell table:style-name="ce31" table:formula="of:=[.H6]*[.D6]" office:value-type="currency" office:currency="JPY" office:value="997.07448672">
            <text:p>￥997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953.8660982">
            <text:p>￥18,954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2522.458651">
            <text:p>￥72,52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6422">
            <text:p>56,42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6422">
            <text:p>￥56,42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6422">
            <text:p>56422</text:p>
          </table:table-cell>
          <table:table-cell table:style-name="ce26"/>
          <table:table-cell table:style-name="ce30" table:formula="of:=SUM([.I3:.I6])" office:value-type="currency" office:currency="JPY" office:value="3626.12293255">
            <text:p>￥3,626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3589">
            <text:p>0.0193589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24200">
            <text:p>￥724,200</text:p>
          </table:table-cell>
          <table:table-cell table:style-name="ce19" table:formula="of:=[.D3]*[.G3]" office:value-type="currency" office:currency="JPY" office:value="17857.97538">
            <text:p>￥17,85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589">
            <text:p>0.0246589</text:p>
          </table:table-cell>
          <table:table-cell table:style-name="ce27" table:formula="of:=[.G3]*0.05" office:value-type="float" office:value="0.001232945">
            <text:p>0.0012</text:p>
          </table:table-cell>
          <table:table-cell table:style-name="ce31" table:formula="of:=[.H3]*[.D3]" office:value-type="currency" office:currency="JPY" office:value="892.898769">
            <text:p>￥892.9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3.1754">
            <text:p>623.1754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4.38">
            <text:p>￥24.380</text:p>
          </table:table-cell>
          <table:table-cell table:style-name="ce19" table:formula="of:=[.D4]*([.B4]+[.C4])" office:value-type="currency" office:currency="JPY" office:value="18513.572252">
            <text:p>￥18,514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59.3754">
            <text:p>759.3754</text:p>
          </table:table-cell>
          <table:table-cell table:style-name="ce28" table:formula="of:=[.G4]*0.05" office:value-type="float" office:value="37.96877">
            <text:p>38.0</text:p>
          </table:table-cell>
          <table:table-cell table:style-name="ce31" table:formula="of:=[.H4]*[.D4]" office:value-type="currency" office:currency="JPY" office:value="925.6786126">
            <text:p>￥925.7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7.5636">
            <text:p>37.5636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9">
            <text:p>￥349.000</text:p>
          </table:table-cell>
          <table:table-cell table:style-name="ce19" table:formula="of:=[.D5]*[.G5]" office:value-type="currency" office:currency="JPY" office:value="17297.6964">
            <text:p>￥17,29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5636">
            <text:p>49.5636</text:p>
          </table:table-cell>
          <table:table-cell table:style-name="ce26" table:formula="of:=[.G5]*0.05" office:value-type="float" office:value="2.47818">
            <text:p>2</text:p>
          </table:table-cell>
          <table:table-cell table:style-name="ce31" table:formula="of:=[.H5]*[.D5]" office:value-type="currency" office:currency="JPY" office:value="864.88482">
            <text:p>￥864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6743852">
            <text:p>0.36743852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2825">
            <text:p>￥42,825</text:p>
          </table:table-cell>
          <table:table-cell table:style-name="ce19" table:formula="of:=[.D6]*[.G6]" office:value-type="currency" office:currency="JPY" office:value="18853.214619">
            <text:p>￥18,853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23852">
            <text:p>0.44023852</text:p>
          </table:table-cell>
          <table:table-cell table:style-name="ce27" table:formula="of:=[.G6]*0.05" office:value-type="float" office:value="0.022011926">
            <text:p>0.0220</text:p>
          </table:table-cell>
          <table:table-cell table:style-name="ce31" table:formula="of:=[.H6]*[.D6]" office:value-type="currency" office:currency="JPY" office:value="942.66073095">
            <text:p>￥942.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130.61466275">
            <text:p>￥18,131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2197.086061">
            <text:p>￥72,1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2472">
            <text:p>52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2472">
            <text:p>￥52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2472">
            <text:p>52472</text:p>
          </table:table-cell>
          <table:table-cell table:style-name="ce26"/>
          <table:table-cell table:style-name="ce30" table:formula="of:=SUM([.I3:.I6])" office:value-type="currency" office:currency="JPY" office:value="3609.85430305">
            <text:p>￥3,610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38351">
            <text:p>0.01938351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24000">
            <text:p>￥724,000</text:p>
          </table:table-cell>
          <table:table-cell table:style-name="ce19" table:formula="of:=[.D3]*[.G3]" office:value-type="currency" office:currency="JPY" office:value="17870.86124">
            <text:p>￥17,871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8351">
            <text:p>0.02468351</text:p>
          </table:table-cell>
          <table:table-cell table:style-name="ce27" table:formula="of:=[.G3]*0.05" office:value-type="float" office:value="0.0012341755">
            <text:p>0.0012</text:p>
          </table:table-cell>
          <table:table-cell table:style-name="ce31" table:formula="of:=[.H3]*[.D3]" office:value-type="currency" office:currency="JPY" office:value="893.543062">
            <text:p>￥89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5.188">
            <text:p>625.188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4.195">
            <text:p>￥24.195</text:p>
          </table:table-cell>
          <table:table-cell table:style-name="ce19" table:formula="of:=[.D4]*([.B4]+[.C4])" office:value-type="currency" office:currency="JPY" office:value="18421.78266">
            <text:p>￥18,422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388">
            <text:p>761.388</text:p>
          </table:table-cell>
          <table:table-cell table:style-name="ce28" table:formula="of:=[.G4]*0.05" office:value-type="float" office:value="38.0694">
            <text:p>38.1</text:p>
          </table:table-cell>
          <table:table-cell table:style-name="ce31" table:formula="of:=[.H4]*[.D4]" office:value-type="currency" office:currency="JPY" office:value="921.089133">
            <text:p>￥921.1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7.8343">
            <text:p>37.8343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7.6">
            <text:p>￥347.600</text:p>
          </table:table-cell>
          <table:table-cell table:style-name="ce19" table:formula="of:=[.D5]*[.G5]" office:value-type="currency" office:currency="JPY" office:value="17322.40268">
            <text:p>￥17,32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49.8343">
            <text:p>49.8343</text:p>
          </table:table-cell>
          <table:table-cell table:style-name="ce26" table:formula="of:=[.G5]*0.05" office:value-type="float" office:value="2.491715">
            <text:p>2</text:p>
          </table:table-cell>
          <table:table-cell table:style-name="ce31" table:formula="of:=[.H5]*[.D5]" office:value-type="currency" office:currency="JPY" office:value="866.120134">
            <text:p>￥866.1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6857861">
            <text:p>0.36857861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2100">
            <text:p>￥42,100</text:p>
          </table:table-cell>
          <table:table-cell table:style-name="ce19" table:formula="of:=[.D6]*[.G6]" office:value-type="currency" office:currency="JPY" office:value="18582.039481">
            <text:p>￥18,58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7861">
            <text:p>0.44137861</text:p>
          </table:table-cell>
          <table:table-cell table:style-name="ce27" table:formula="of:=[.G6]*0.05" office:value-type="float" office:value="0.0220689305">
            <text:p>0.0221</text:p>
          </table:table-cell>
          <table:table-cell table:style-name="ce31" table:formula="of:=[.H6]*[.D6]" office:value-type="currency" office:currency="JPY" office:value="929.10197405">
            <text:p>￥929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049.27151525">
            <text:p>￥18,049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3859.8860038">
            <text:p>￥73,8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8534">
            <text:p>48,53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8534">
            <text:p>￥48,53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8534">
            <text:p>48534</text:p>
          </table:table-cell>
          <table:table-cell table:style-name="ce26"/>
          <table:table-cell table:style-name="ce30" table:formula="of:=SUM([.I3:.I6])" office:value-type="currency" office:currency="JPY" office:value="3692.99430019">
            <text:p>￥3,693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37763">
            <text:p>0.01937763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56545">
            <text:p>￥756,545</text:p>
          </table:table-cell>
          <table:table-cell table:style-name="ce19" table:formula="of:=[.D3]*[.G3]" office:value-type="currency" office:currency="JPY" office:value="18669.73758835">
            <text:p>￥18,670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7763">
            <text:p>0.02467763</text:p>
          </table:table-cell>
          <table:table-cell table:style-name="ce27" table:formula="of:=[.G3]*0.05" office:value-type="float" office:value="0.0012338815">
            <text:p>0.0012</text:p>
          </table:table-cell>
          <table:table-cell table:style-name="ce31" table:formula="of:=[.H3]*[.D3]" office:value-type="currency" office:currency="JPY" office:value="933.4868794175">
            <text:p>￥933.5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4.8028">
            <text:p>624.8028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4.569">
            <text:p>￥24.569</text:p>
          </table:table-cell>
          <table:table-cell table:style-name="ce19" table:formula="of:=[.D4]*([.B4]+[.C4])" office:value-type="currency" office:currency="JPY" office:value="18697.0777932">
            <text:p>￥18,697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1.0028">
            <text:p>761.0028</text:p>
          </table:table-cell>
          <table:table-cell table:style-name="ce28" table:formula="of:=[.G4]*0.05" office:value-type="float" office:value="38.05014">
            <text:p>38.1</text:p>
          </table:table-cell>
          <table:table-cell table:style-name="ce31" table:formula="of:=[.H4]*[.D4]" office:value-type="currency" office:currency="JPY" office:value="934.85388966">
            <text:p>￥934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8.0921">
            <text:p>38.0921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51.2">
            <text:p>￥351.200</text:p>
          </table:table-cell>
          <table:table-cell table:style-name="ce19" table:formula="of:=[.D5]*[.G5]" office:value-type="currency" office:currency="JPY" office:value="17592.34552">
            <text:p>￥17,592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0921">
            <text:p>50.0921</text:p>
          </table:table-cell>
          <table:table-cell table:style-name="ce26" table:formula="of:=[.G5]*0.05" office:value-type="float" office:value="2.504605">
            <text:p>3</text:p>
          </table:table-cell>
          <table:table-cell table:style-name="ce31" table:formula="of:=[.H5]*[.D5]" office:value-type="currency" office:currency="JPY" office:value="879.617276">
            <text:p>￥879.6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6854793">
            <text:p>0.36854793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2825">
            <text:p>￥42,825</text:p>
          </table:table-cell>
          <table:table-cell table:style-name="ce19" table:formula="of:=[.D6]*[.G6]" office:value-type="currency" office:currency="JPY" office:value="18900.72510225">
            <text:p>￥18,90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134793">
            <text:p>0.44134793</text:p>
          </table:table-cell>
          <table:table-cell table:style-name="ce27" table:formula="of:=[.G6]*0.05" office:value-type="float" office:value="0.0220673965">
            <text:p>0.0221</text:p>
          </table:table-cell>
          <table:table-cell table:style-name="ce31" table:formula="of:=[.H6]*[.D6]" office:value-type="currency" office:currency="JPY" office:value="945.0362551125">
            <text:p>￥945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464.97150095">
            <text:p>￥18,465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1937.6655681">
            <text:p>￥71,9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4530">
            <text:p>44,5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4530">
            <text:p>￥44,5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4530">
            <text:p>44530</text:p>
          </table:table-cell>
          <table:table-cell table:style-name="ce26"/>
          <table:table-cell table:style-name="ce30" table:formula="of:=SUM([.I3:.I6])" office:value-type="currency" office:currency="JPY" office:value="3596.883278405">
            <text:p>￥3,597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33245">
            <text:p>0.01933245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33500">
            <text:p>￥733,500</text:p>
          </table:table-cell>
          <table:table-cell table:style-name="ce19" table:formula="of:=[.D3]*[.G3]" office:value-type="currency" office:currency="JPY" office:value="18067.902075">
            <text:p>￥18,068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3245">
            <text:p>0.02463245</text:p>
          </table:table-cell>
          <table:table-cell table:style-name="ce27" table:formula="of:=[.G3]*0.05" office:value-type="float" office:value="0.0012316225">
            <text:p>0.0012</text:p>
          </table:table-cell>
          <table:table-cell table:style-name="ce31" table:formula="of:=[.H3]*[.D3]" office:value-type="currency" office:currency="JPY" office:value="903.39510375">
            <text:p>￥903.4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623.8969">
            <text:p>623.8969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3.799">
            <text:p>￥23.799</text:p>
          </table:table-cell>
          <table:table-cell table:style-name="ce19" table:formula="of:=[.D4]*([.B4]+[.C4])" office:value-type="currency" office:currency="JPY" office:value="18089.5461231">
            <text:p>￥18,090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0969">
            <text:p>760.0969</text:p>
          </table:table-cell>
          <table:table-cell table:style-name="ce28" table:formula="of:=[.G4]*0.05" office:value-type="float" office:value="38.004845">
            <text:p>38.0</text:p>
          </table:table-cell>
          <table:table-cell table:style-name="ce31" table:formula="of:=[.H4]*[.D4]" office:value-type="currency" office:currency="JPY" office:value="904.477306155">
            <text:p>￥904.5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38.3358">
            <text:p>38.3358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52">
            <text:p>￥352.000</text:p>
          </table:table-cell>
          <table:table-cell table:style-name="ce19" table:formula="of:=[.D5]*[.G5]" office:value-type="currency" office:currency="JPY" office:value="17718.2016">
            <text:p>￥17,718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3358">
            <text:p>50.3358</text:p>
          </table:table-cell>
          <table:table-cell table:style-name="ce26" table:formula="of:=[.G5]*0.05" office:value-type="float" office:value="2.51679">
            <text:p>3</text:p>
          </table:table-cell>
          <table:table-cell table:style-name="ce31" table:formula="of:=[.H5]*[.D5]" office:value-type="currency" office:currency="JPY" office:value="885.91008">
            <text:p>￥885.9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36773697">
            <text:p>0.36773697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1000">
            <text:p>￥41,000</text:p>
          </table:table-cell>
          <table:table-cell table:style-name="ce19" table:formula="of:=[.D6]*[.G6]" office:value-type="currency" office:currency="JPY" office:value="18062.01577">
            <text:p>￥18,062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53697">
            <text:p>0.44053697</text:p>
          </table:table-cell>
          <table:table-cell table:style-name="ce27" table:formula="of:=[.G6]*0.05" office:value-type="float" office:value="0.0220268485">
            <text:p>0.0220</text:p>
          </table:table-cell>
          <table:table-cell table:style-name="ce31" table:formula="of:=[.H6]*[.D6]" office:value-type="currency" office:currency="JPY" office:value="903.1007885">
            <text:p>￥903.1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17984.416392025">
            <text:p>￥17,984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0158.5597861">
            <text:p>￥70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9" office:value-type="percentage" office:value="0.05">
            <text:p>5.0%</text:p>
          </table:table-cell>
          <table:table-cell table:style-name="ce29" office:value-type="string">
            <text:p>JPY建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40638">
            <text:p>40,6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0638">
            <text:p>￥40,6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0638">
            <text:p>40638</text:p>
          </table:table-cell>
          <table:table-cell table:style-name="ce26"/>
          <table:table-cell table:style-name="ce30" table:formula="of:=SUM([.I3:.I6])" office:value-type="currency" office:currency="JPY" office:value="3507.927989305">
            <text:p>￥3,508</text:p>
          </table:table-cell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31293">
            <text:p>0.01931293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12745">
            <text:p>￥712,745</text:p>
          </table:table-cell>
          <table:table-cell table:style-name="ce19" table:formula="of:=[.D3]*[.G3]" office:value-type="currency" office:currency="JPY" office:value="17542.74279285">
            <text:p>￥17,543</text:p>
          </table:table-cell>
          <table:table-cell table:style-name="ce1" table:formula="of:=[.$A3]" office:value-type="string" office:string-value="BTC">
            <text:p>BTC</text:p>
          </table:table-cell>
          <table:table-cell table:formula="of:=[.B3]+[.C3]" office:value-type="float" office:value="0.02461293">
            <text:p>0.02461293</text:p>
          </table:table-cell>
          <table:table-cell table:style-name="ce27" table:formula="of:=[.G3]*0.05" office:value-type="float" office:value="0.0012306465">
            <text:p>0.0012</text:p>
          </table:table-cell>
          <table:table-cell table:style-name="ce31" table:formula="of:=[.H3]*[.D3]" office:value-type="currency" office:currency="JPY" office:value="877.1371396425">
            <text:p>￥877.1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624.0324">
            <text:p>624.0324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3.07">
            <text:p>￥23.070</text:p>
          </table:table-cell>
          <table:table-cell table:style-name="ce19" table:formula="of:=[.D4]*([.B4]+[.C4])" office:value-type="currency" office:currency="JPY" office:value="17538.561468">
            <text:p>￥17,539</text:p>
          </table:table-cell>
          <table:table-cell table:style-name="ce1" table:formula="of:=[.$A4]" office:value-type="string" office:string-value="XEM">
            <text:p>XEM</text:p>
          </table:table-cell>
          <table:table-cell table:formula="of:=[.B4]+[.C4]" office:value-type="float" office:value="760.2324">
            <text:p>760.2324</text:p>
          </table:table-cell>
          <table:table-cell table:style-name="ce26" table:formula="of:=[.G4]*0.05" office:value-type="float" office:value="38.01162">
            <text:p>38</text:p>
          </table:table-cell>
          <table:table-cell table:style-name="ce31" table:formula="of:=[.H4]*[.D4]" office:value-type="currency" office:currency="JPY" office:value="876.9280734">
            <text:p>￥876.9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38.6104">
            <text:p>38.6104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6.5">
            <text:p>￥346.500</text:p>
          </table:table-cell>
          <table:table-cell table:style-name="ce19" table:formula="of:=[.D5]*[.G5]" office:value-type="currency" office:currency="JPY" office:value="17536.5036">
            <text:p>￥17,537</text:p>
          </table:table-cell>
          <table:table-cell table:style-name="ce1" table:formula="of:=[.$A5]" office:value-type="string" office:string-value="MONA">
            <text:p>MONA</text:p>
          </table:table-cell>
          <table:table-cell table:formula="of:=[.B5]+[.C5]" office:value-type="float" office:value="50.6104">
            <text:p>50.6104</text:p>
          </table:table-cell>
          <table:table-cell table:style-name="ce26" table:formula="of:=[.G5]*0.05" office:value-type="float" office:value="2.53052">
            <text:p>3</text:p>
          </table:table-cell>
          <table:table-cell table:style-name="ce31" table:formula="of:=[.H5]*[.D5]" office:value-type="currency" office:currency="JPY" office:value="876.82518">
            <text:p>￥876.8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36786705">
            <text:p>0.36786705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39805">
            <text:p>￥39,805</text:p>
          </table:table-cell>
          <table:table-cell table:style-name="ce19" table:formula="of:=[.D6]*[.G6]" office:value-type="currency" office:currency="JPY" office:value="17540.75192525">
            <text:p>￥17,541</text:p>
          </table:table-cell>
          <table:table-cell table:style-name="ce1" table:formula="of:=[.$A6]" office:value-type="string" office:string-value="ETH">
            <text:p>ETH</text:p>
          </table:table-cell>
          <table:table-cell table:formula="of:=[.B6]+[.C6]" office:value-type="float" office:value="0.44066705">
            <text:p>0.44066705</text:p>
          </table:table-cell>
          <table:table-cell table:style-name="ce27" table:formula="of:=[.G6]*0.05" office:value-type="float" office:value="0.0220333525">
            <text:p>0.0220</text:p>
          </table:table-cell>
          <table:table-cell table:style-name="ce31" table:formula="of:=[.H6]*[.D6]" office:value-type="currency" office:currency="JPY" office:value="877.0375962625">
            <text:p>￥877.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17539.639946525">
            <text:p>￥17,540</text:p>
          </table:table-cell>
          <table:table-cell table:style-name="ce22"/>
          <table:table-cell table:style-name="ce24"/>
          <table:table-cell table:number-columns-repeated="1013"/>
        </table:table-row>
        <table:table-row table:style-name="ro4">
          <table:table-cell table:number-columns-repeated="4"/>
          <table:table-cell table:style-name="ce20" table:number-columns-repeated="2"/>
          <table:table-cell table:number-columns-repeated="4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table:number-columns-repeated="2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style-name="ce24"/>
          <table:table-cell table:number-columns-repeated="3"/>
          <table:table-cell table:style-name="ce21"/>
          <table:table-cell table:number-columns-repeated="1009"/>
        </table:table-row>
        <table:table-row table:style-name="ro4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4" table:number-rows-repeated="1048562">
          <table:table-cell table:number-columns-repeated="1020"/>
        </table:table-row>
        <table:table-row table:style-name="ro4">
          <table:table-cell table:number-columns-repeated="1020"/>
        </table:table-row>
      </table:table>
      <table:table table:name="4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0446.20321">
            <text:p>￥70,446</text:p>
          </table:table-cell>
          <table:table-cell table:style-name="ce7" office:value-type="string">
            <text:p>除←資産→含</text:p>
          </table:table-cell>
          <table:table-cell table:style-name="ce40" table:formula="of:=SUM([.$E2:.$E6])+[.G7]" office:value-type="currency" office:currency="JPY" office:value="106982.20321">
            <text:p>￥106,982</text:p>
          </table:table-cell>
          <table:table-cell table:style-name="ce1" office:value-type="string">
            <text:p>資産</text:p>
          </table:table-cell>
          <table:table-cell table:style-name="ce43" office:value-type="string">
            <text:p>資産5%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536">
            <text:p>36,53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H2]" office:value-type="currency" office:currency="JPY" office:value="36536">
            <text:p>￥36,5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41"/>
          <table:table-cell table:formula="of:=[.B2]+[.C2]" office:value-type="float" office:value="36536">
            <text:p>365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27196">
            <text:p>0.01927196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17000">
            <text:p>￥717,000</text:p>
          </table:table-cell>
          <table:table-cell table:style-name="ce19" table:formula="of:=[.D3]*[.H3]" office:value-type="currency" office:currency="JPY" office:value="17618.09532">
            <text:p>￥17,618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7196">
            <text:p>0.02457196</text:p>
          </table:table-cell>
          <table:table-cell table:style-name="ce27" table:formula="of:=[.H3]*0.05" office:value-type="float" office:value="0.001228598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9.9042">
            <text:p>629.9042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3">
            <text:p>￥23.000</text:p>
          </table:table-cell>
          <table:table-cell table:style-name="ce19" table:formula="of:=[.D4]*([.B4]+[.C4])" office:value-type="currency" office:currency="JPY" office:value="17620.3966">
            <text:p>￥17,62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66.1042">
            <text:p>766.1042</text:p>
          </table:table-cell>
          <table:table-cell table:style-name="ce44" table:formula="of:=[.H4]*0.05" office:value-type="float" office:value="38.30521">
            <text:p>38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39.7621">
            <text:p>39.7621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0">
            <text:p>￥340.000</text:p>
          </table:table-cell>
          <table:table-cell table:style-name="ce19" table:formula="of:=[.D5]*[.H5]" office:value-type="currency" office:currency="JPY" office:value="17599.114">
            <text:p>￥17,599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1.7621">
            <text:p>51.7621</text:p>
          </table:table-cell>
          <table:table-cell table:style-name="ce26" table:formula="of:=[.H5]*0.05" office:value-type="float" office:value="2.58810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6198018">
            <text:p>0.36198018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0500">
            <text:p>￥40,500</text:p>
          </table:table-cell>
          <table:table-cell table:style-name="ce19" table:formula="of:=[.D6]*[.H6]" office:value-type="currency" office:currency="JPY" office:value="17608.59729">
            <text:p>￥17,609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3478018">
            <text:p>0.43478018</text:p>
          </table:table-cell>
          <table:table-cell table:style-name="ce27" table:formula="of:=[.H6]*0.05" office:value-type="float" office:value="0.021739009">
            <text:p>0.021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7611.5508025">
            <text:p>￥17,612</text:p>
          </table:table-cell>
          <table:table-cell table:style-name="ce22" table:formula="of:=[.$E7]-([.$E8]-[.$E$2])/4" office:value-type="currency" office:currency="JPY" office:value="17745.5508025">
            <text:p>￥17,746</text:p>
          </table:table-cell>
          <table:table-cell table:style-name="ce22"/>
          <table:table-cell table:style-name="ce24"/>
          <table:table-cell table:number-columns-repeated="1012"/>
        </table:table-row>
        <table:table-row table:style-name="ro1">
          <table:table-cell table:number-columns-repeated="4"/>
          <table:table-cell table:style-name="ce38" office:value-type="currency" office:currency="JPY" office:value="36000">
            <text:p>￥36,000</text:p>
          </table:table-cell>
          <table:table-cell table:style-name="ce39" office:value-type="currency" office:currency="JPY" office:value="17674">
            <text:p>￥17,674</text:p>
          </table:table-cell>
          <table:table-cell table:style-name="ce21"/>
          <table:table-cell table:number-columns-repeated="3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20" office:value-type="currency" office:currency="JPY" office:value="4000">
            <text:p>￥4,000</text:p>
          </table:table-cell>
          <table:table-cell table:style-name="ce20" table:formula="of:=[.E3]-[.F$8]" office:value-type="currency" office:currency="JPY" office:value="-55.9046799999996">
            <text:p>-￥56</text:p>
          </table:table-cell>
          <table:table-cell table:style-name="ce1" office:value-type="string">
            <text:p>BTC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4]-[.F$8]" office:value-type="currency" office:currency="JPY" office:value="-53.6034">
            <text:p>-￥54</text:p>
          </table:table-cell>
          <table:table-cell table:style-name="ce1" office:value-type="string">
            <text:p>XEM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5]-[.F$8]" office:value-type="currency" office:currency="JPY" office:value="-74.8860000000022">
            <text:p>-￥75</text:p>
          </table:table-cell>
          <table:table-cell table:style-name="ce1" office:value-type="string">
            <text:p>MONA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6]-[.F$8]" office:value-type="currency" office:currency="JPY" office:value="-65.4027100000021">
            <text:p>-￥6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5"/>
          <table:table-cell table:style-name="ce20"/>
          <table:table-cell table:style-name="ce42"/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6"/>
          <table:table-cell table:style-name="ce4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5538.951002">
            <text:p>￥75,539</text:p>
          </table:table-cell>
          <table:table-cell table:style-name="ce7" office:value-type="string">
            <text:p>除←資産→含</text:p>
          </table:table-cell>
          <table:table-cell table:style-name="ce40" table:formula="of:=SUM([.$E2:.$E6])+[.G7]" office:value-type="currency" office:currency="JPY" office:value="106885.951002">
            <text:p>￥106,886</text:p>
          </table:table-cell>
          <table:table-cell table:style-name="ce1" office:value-type="string">
            <text:p>資産</text:p>
          </table:table-cell>
          <table:table-cell table:style-name="ce43" office:value-type="string">
            <text:p>資産5%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1347">
            <text:p>31,3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H2]" office:value-type="currency" office:currency="JPY" office:value="31347">
            <text:p>￥31,347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41"/>
          <table:table-cell table:formula="of:=[.B2]+[.C2]" office:value-type="float" office:value="31347">
            <text:p>31347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1955162">
            <text:p>0.01955162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60000">
            <text:p>￥760,000</text:p>
          </table:table-cell>
          <table:table-cell table:style-name="ce19" table:formula="of:=[.D3]*[.H3]" office:value-type="currency" office:currency="JPY" office:value="18887.2312">
            <text:p>￥18,887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85162">
            <text:p>0.02485162</text:p>
          </table:table-cell>
          <table:table-cell table:style-name="ce27" table:formula="of:=[.H3]*0.05" office:value-type="float" office:value="0.001242581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16.0063">
            <text:p>616.0063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5.1">
            <text:p>￥25.100</text:p>
          </table:table-cell>
          <table:table-cell table:style-name="ce19" table:formula="of:=[.D4]*([.B4]+[.C4])" office:value-type="currency" office:currency="JPY" office:value="18880.37813">
            <text:p>￥18,88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2.2063">
            <text:p>752.2063</text:p>
          </table:table-cell>
          <table:table-cell table:style-name="ce44" table:formula="of:=[.H4]*0.05" office:value-type="float" office:value="37.610315">
            <text:p>37.6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2.2356">
            <text:p>42.2356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8.5">
            <text:p>￥348.500</text:p>
          </table:table-cell>
          <table:table-cell table:style-name="ce19" table:formula="of:=[.D5]*[.H5]" office:value-type="currency" office:currency="JPY" office:value="18901.1066">
            <text:p>￥18,90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4.2356">
            <text:p>54.2356</text:p>
          </table:table-cell>
          <table:table-cell table:style-name="ce26" table:formula="of:=[.H5]*0.05" office:value-type="float" office:value="2.71178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8081142">
            <text:p>0.38081142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1600">
            <text:p>￥41,600</text:p>
          </table:table-cell>
          <table:table-cell table:style-name="ce19" table:formula="of:=[.D6]*[.H6]" office:value-type="currency" office:currency="JPY" office:value="18870.235072">
            <text:p>￥18,870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361142">
            <text:p>0.45361142</text:p>
          </table:table-cell>
          <table:table-cell table:style-name="ce27" table:formula="of:=[.H6]*0.05" office:value-type="float" office:value="0.022680571">
            <text:p>0.0227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8884.7377505">
            <text:p>￥18,885</text:p>
          </table:table-cell>
          <table:table-cell table:style-name="ce22" table:formula="of:=[.$E7]-([.$E8]-[.$E$2])/4" office:value-type="currency" office:currency="JPY" office:value="18721.4877505">
            <text:p>￥18,721</text:p>
          </table:table-cell>
          <table:table-cell table:style-name="ce22"/>
          <table:table-cell table:style-name="ce24"/>
          <table:table-cell table:number-columns-repeated="1012"/>
        </table:table-row>
        <table:table-row table:style-name="ro1">
          <table:table-cell table:number-columns-repeated="4"/>
          <table:table-cell table:style-name="ce38" office:value-type="currency" office:currency="JPY" office:value="32000">
            <text:p>￥32,000</text:p>
          </table:table-cell>
          <table:table-cell table:style-name="ce39" office:value-type="currency" office:currency="JPY" office:value="18808">
            <text:p>￥18,808</text:p>
          </table:table-cell>
          <table:table-cell table:style-name="ce21"/>
          <table:table-cell table:number-columns-repeated="3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20" office:value-type="currency" office:currency="JPY" office:value="4000">
            <text:p>￥4,000</text:p>
          </table:table-cell>
          <table:table-cell table:style-name="ce20" table:formula="of:=[.E3]-[.F$8]" office:value-type="currency" office:currency="JPY" office:value="79.2311999999984">
            <text:p>￥79</text:p>
          </table:table-cell>
          <table:table-cell table:style-name="ce1" office:value-type="string">
            <text:p>BTC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4]-[.F$8]" office:value-type="currency" office:currency="JPY" office:value="72.378130000001">
            <text:p>￥72</text:p>
          </table:table-cell>
          <table:table-cell table:style-name="ce1" office:value-type="string">
            <text:p>XEM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5]-[.F$8]" office:value-type="currency" office:currency="JPY" office:value="93.1065999999992">
            <text:p>￥93</text:p>
          </table:table-cell>
          <table:table-cell table:style-name="ce1" office:value-type="string">
            <text:p>MONA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6]-[.F$8]" office:value-type="currency" office:currency="JPY" office:value="62.2350719999995">
            <text:p>￥62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5"/>
          <table:table-cell table:style-name="ce20"/>
          <table:table-cell table:style-name="ce42"/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6"/>
          <table:table-cell table:style-name="ce4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9804.1835757">
            <text:p>￥79,804</text:p>
          </table:table-cell>
          <table:table-cell table:style-name="ce7" office:value-type="string">
            <text:p>除←資産→含</text:p>
          </table:table-cell>
          <table:table-cell table:style-name="ce40" table:formula="of:=SUM([.$E2:.$E6])+[.G7]" office:value-type="currency" office:currency="JPY" office:value="107405.1835757">
            <text:p>￥107,405</text:p>
          </table:table-cell>
          <table:table-cell table:style-name="ce1" office:value-type="string">
            <text:p>資産</text:p>
          </table:table-cell>
          <table:table-cell table:style-name="ce43" office:value-type="string">
            <text:p>資産5%</text:p>
          </table:table-cell>
          <table:table-cell table:style-name="ce32"/>
          <table:table-cell table:number-columns-repeated="1010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7601">
            <text:p>27,60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H2]" office:value-type="currency" office:currency="JPY" office:value="27601">
            <text:p>￥27,601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41"/>
          <table:table-cell table:formula="of:=[.B2]+[.C2]" office:value-type="float" office:value="27601">
            <text:p>27601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1">
          <table:table-cell office:value-type="string">
            <text:p>BTC</text:p>
          </table:table-cell>
          <table:table-cell table:style-name="ce6" office:value-type="float" office:value="0.02006363">
            <text:p>0.02006363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86700">
            <text:p>￥786,700</text:p>
          </table:table-cell>
          <table:table-cell table:style-name="ce19" table:formula="of:=[.D3]*[.H3]" office:value-type="currency" office:currency="JPY" office:value="19953.567721">
            <text:p>￥19,95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536363">
            <text:p>0.02536363</text:p>
          </table:table-cell>
          <table:table-cell table:style-name="ce27" table:formula="of:=[.H3]*0.05" office:value-type="float" office:value="0.0012681815">
            <text:p>0.0013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1">
          <table:table-cell office:value-type="string">
            <text:p>XEM</text:p>
          </table:table-cell>
          <table:table-cell table:style-name="ce34" office:value-type="float" office:value="623.2044">
            <text:p>623.2044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6.269">
            <text:p>￥26.269</text:p>
          </table:table-cell>
          <table:table-cell table:style-name="ce19" table:formula="of:=[.D4]*([.B4]+[.C4])" office:value-type="currency" office:currency="JPY" office:value="19948.7941836">
            <text:p>￥19,949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59.4044">
            <text:p>759.4044</text:p>
          </table:table-cell>
          <table:table-cell table:style-name="ce44" table:formula="of:=[.H4]*0.05" office:value-type="float" office:value="37.97022">
            <text:p>38.0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1">
          <table:table-cell office:value-type="string">
            <text:p>MONA</text:p>
          </table:table-cell>
          <table:table-cell table:style-name="ce34" office:value-type="float" office:value="40.5015">
            <text:p>40.5015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80">
            <text:p>￥380.000</text:p>
          </table:table-cell>
          <table:table-cell table:style-name="ce19" table:formula="of:=[.D5]*[.H5]" office:value-type="currency" office:currency="JPY" office:value="19950.57">
            <text:p>￥19,951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2.5015">
            <text:p>52.5015</text:p>
          </table:table-cell>
          <table:table-cell table:style-name="ce26" table:formula="of:=[.H5]*0.05" office:value-type="float" office:value="2.62507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0.38632442">
            <text:p>0.38632442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3455">
            <text:p>￥43,455</text:p>
          </table:table-cell>
          <table:table-cell table:style-name="ce19" table:formula="of:=[.D6]*[.H6]" office:value-type="currency" office:currency="JPY" office:value="19951.2516711">
            <text:p>￥19,951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5912442">
            <text:p>0.45912442</text:p>
          </table:table-cell>
          <table:table-cell table:style-name="ce27" table:formula="of:=[.H6]*0.05" office:value-type="float" office:value="0.022956221">
            <text:p>0.023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19951.045893925">
            <text:p>￥19,951</text:p>
          </table:table-cell>
          <table:table-cell table:style-name="ce22" table:formula="of:=[.$E7]-([.$E8]-[.$E$2])/4" office:value-type="currency" office:currency="JPY" office:value="19851.295893925">
            <text:p>￥19,851</text:p>
          </table:table-cell>
          <table:table-cell table:style-name="ce22"/>
          <table:table-cell table:style-name="ce24"/>
          <table:table-cell table:number-columns-repeated="1012"/>
        </table:table-row>
        <table:table-row table:style-name="ro1">
          <table:table-cell table:number-columns-repeated="4"/>
          <table:table-cell table:style-name="ce38" office:value-type="currency" office:currency="JPY" office:value="28000">
            <text:p>￥28,000</text:p>
          </table:table-cell>
          <table:table-cell table:style-name="ce39" office:value-type="currency" office:currency="JPY" office:value="19853">
            <text:p>￥19,853</text:p>
          </table:table-cell>
          <table:table-cell table:style-name="ce21"/>
          <table:table-cell table:number-columns-repeated="3"/>
          <table:table-cell table:style-name="ce21"/>
          <table:table-cell table:number-columns-repeated="1009"/>
        </table:table-row>
        <table:table-row table:style-name="ro1">
          <table:table-cell table:number-columns-repeated="4"/>
          <table:table-cell table:style-name="ce20" office:value-type="currency" office:currency="JPY" office:value="4000">
            <text:p>￥4,000</text:p>
          </table:table-cell>
          <table:table-cell table:style-name="ce20" table:formula="of:=[.E3]-[.F$8]" office:value-type="currency" office:currency="JPY" office:value="100.567720999999">
            <text:p>￥101</text:p>
          </table:table-cell>
          <table:table-cell table:style-name="ce1" office:value-type="string">
            <text:p>BTC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4]-[.F$8]" office:value-type="currency" office:currency="JPY" office:value="95.7941835999955">
            <text:p>￥96</text:p>
          </table:table-cell>
          <table:table-cell table:style-name="ce1" office:value-type="string">
            <text:p>XEM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5]-[.F$8]" office:value-type="currency" office:currency="JPY" office:value="97.5699999999997">
            <text:p>￥98</text:p>
          </table:table-cell>
          <table:table-cell table:style-name="ce1" office:value-type="string">
            <text:p>MONA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1">
          <table:table-cell table:number-columns-repeated="5"/>
          <table:table-cell table:style-name="ce20" table:formula="of:=[.E6]-[.F$8]" office:value-type="currency" office:currency="JPY" office:value="98.2516710999989">
            <text:p>￥98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5"/>
          <table:table-cell table:style-name="ce20"/>
          <table:table-cell table:style-name="ce42"/>
          <table:table-cell table:number-columns-repeated="3"/>
          <table:table-cell table:style-name="ce21"/>
          <table:table-cell table:number-columns-repeated="1009"/>
        </table:table-row>
        <table:table-row table:style-name="ro3">
          <table:table-cell table:number-columns-repeated="6"/>
          <table:table-cell table:style-name="ce42"/>
          <table:table-cell table:number-columns-repeated="1013"/>
        </table:table-row>
        <table:table-row table:style-name="ro3" table:number-rows-repeated="1048561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4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4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73981.69169865">
            <text:p>￥73,982</text:p>
          </table:table-cell>
          <table:table-cell table:style-name="ce7" office:value-type="string">
            <text:p>除←資産→含</text:p>
          </table:table-cell>
          <table:table-cell table:style-name="ce40" table:formula="of:=SUM([.$E2:.$E6])+[.G7]" office:value-type="currency" office:currency="JPY" office:value="97617.69169865">
            <text:p>￥97,618</text:p>
          </table:table-cell>
          <table:table-cell table:style-name="ce1" office:value-type="string">
            <text:p>資産</text:p>
          </table:table-cell>
          <table:table-cell table:style-name="ce43" office:value-type="string">
            <text:p>資産5%</text:p>
          </table:table-cell>
          <table:table-cell table:style-name="ce32"/>
          <table:table-cell table:number-columns-repeated="1010"/>
        </table:table-row>
        <table:table-row table:style-name="ro4">
          <table:table-cell office:value-type="string">
            <text:p>JPY</text:p>
          </table:table-cell>
          <table:table-cell table:style-name="ce3" office:value-type="float" office:value="23636">
            <text:p>23,63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H2]" office:value-type="currency" office:currency="JPY" office:value="23636">
            <text:p>￥23,636</text:p>
          </table:table-cell>
          <table:table-cell table:style-name="ce1" table:formula="of:=[.$A2]" office:value-type="string" office:string-value="JPY">
            <text:p>JPY</text:p>
          </table:table-cell>
          <table:table-cell table:style-name="ce41"/>
          <table:table-cell table:formula="of:=[.B2]+[.C2]" office:value-type="float" office:value="23636">
            <text:p>23636</text:p>
          </table:table-cell>
          <table:table-cell/>
          <table:table-cell table:formula="of:=[.$A2]" office:value-type="string" office:string-value="JPY">
            <text:p>JPY</text:p>
          </table:table-cell>
          <table:table-cell table:number-columns-repeated="1010"/>
        </table:table-row>
        <table:table-row table:style-name="ro4">
          <table:table-cell office:value-type="string">
            <text:p>BTC</text:p>
          </table:table-cell>
          <table:table-cell table:style-name="ce6" office:value-type="float" office:value="0.01925081">
            <text:p>0.01925081</text:p>
          </table:table-cell>
          <table:table-cell table:style-name="ce11" office:value-type="float" office:value="0.0053">
            <text:p>0.0053</text:p>
          </table:table-cell>
          <table:table-cell table:style-name="ce36" office:value-type="currency" office:currency="JPY" office:value="753290">
            <text:p>￥753,290</text:p>
          </table:table-cell>
          <table:table-cell table:style-name="ce19" table:formula="of:=[.D3]*[.H3]" office:value-type="currency" office:currency="JPY" office:value="18493.8796649">
            <text:p>￥18,494</text:p>
          </table:table-cell>
          <table:table-cell table:style-name="ce1" table:formula="of:=[.$A3]" office:value-type="string" office:string-value="BTC">
            <text:p>BTC</text:p>
          </table:table-cell>
          <table:table-cell/>
          <table:table-cell table:formula="of:=[.B3]+[.C3]+[.G3]" office:value-type="float" office:value="0.02455081">
            <text:p>0.02455081</text:p>
          </table:table-cell>
          <table:table-cell table:style-name="ce27" table:formula="of:=[.H3]*0.05" office:value-type="float" office:value="0.0012275405">
            <text:p>0.0012</text:p>
          </table:table-cell>
          <table:table-cell table:formula="of:=[.$A3]" office:value-type="string" office:string-value="BTC">
            <text:p>BTC</text:p>
          </table:table-cell>
          <table:table-cell table:number-columns-repeated="1010"/>
        </table:table-row>
        <table:table-row table:style-name="ro4">
          <table:table-cell office:value-type="string">
            <text:p>XEM</text:p>
          </table:table-cell>
          <table:table-cell table:style-name="ce34" office:value-type="float" office:value="649.739">
            <text:p>649.739</text:p>
          </table:table-cell>
          <table:table-cell table:style-name="ce35" office:value-type="float" office:value="136.2">
            <text:p>136.2</text:p>
          </table:table-cell>
          <table:table-cell table:style-name="ce37" office:value-type="currency" office:currency="JPY" office:value="23.5">
            <text:p>￥23.500</text:p>
          </table:table-cell>
          <table:table-cell table:style-name="ce19" table:formula="of:=[.D4]*([.B4]+[.C4])" office:value-type="currency" office:currency="JPY" office:value="18469.5665">
            <text:p>￥18,470</text:p>
          </table:table-cell>
          <table:table-cell table:style-name="ce1" table:formula="of:=[.$A4]" office:value-type="string" office:string-value="XEM">
            <text:p>XEM</text:p>
          </table:table-cell>
          <table:table-cell/>
          <table:table-cell table:formula="of:=[.B4]+[.C4]+[.G4]" office:value-type="float" office:value="785.939">
            <text:p>785.939</text:p>
          </table:table-cell>
          <table:table-cell table:style-name="ce44" table:formula="of:=[.H4]*0.05" office:value-type="float" office:value="39.29695">
            <text:p>39.3</text:p>
          </table:table-cell>
          <table:table-cell table:formula="of:=[.$A4]" office:value-type="string" office:string-value="XEM">
            <text:p>XEM</text:p>
          </table:table-cell>
          <table:table-cell table:number-columns-repeated="1010"/>
        </table:table-row>
        <table:table-row table:style-name="ro4">
          <table:table-cell office:value-type="string">
            <text:p>MONA</text:p>
          </table:table-cell>
          <table:table-cell table:style-name="ce34" office:value-type="float" office:value="41.5647">
            <text:p>41.5647</text:p>
          </table:table-cell>
          <table:table-cell table:style-name="ce11" office:value-type="float" office:value="12">
            <text:p>12</text:p>
          </table:table-cell>
          <table:table-cell table:style-name="ce37" office:value-type="currency" office:currency="JPY" office:value="345.8">
            <text:p>￥345.800</text:p>
          </table:table-cell>
          <table:table-cell table:style-name="ce19" table:formula="of:=[.D5]*[.H5]" office:value-type="currency" office:currency="JPY" office:value="18522.67326">
            <text:p>￥18,523</text:p>
          </table:table-cell>
          <table:table-cell table:style-name="ce1" table:formula="of:=[.$A5]" office:value-type="string" office:string-value="MONA">
            <text:p>MONA</text:p>
          </table:table-cell>
          <table:table-cell/>
          <table:table-cell table:formula="of:=[.B5]+[.C5]+[.G5]" office:value-type="float" office:value="53.5647">
            <text:p>53.5647</text:p>
          </table:table-cell>
          <table:table-cell table:style-name="ce26" table:formula="of:=[.H5]*0.05" office:value-type="float" office:value="2.678235">
            <text:p>3</text:p>
          </table:table-cell>
          <table:table-cell table:formula="of:=[.$A5]" office:value-type="string" office:string-value="MONA">
            <text:p>MONA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ETH</text:p>
          </table:table-cell>
          <table:table-cell table:style-name="ce6" office:value-type="float" office:value="0.36783305">
            <text:p>0.36783305</text:p>
          </table:table-cell>
          <table:table-cell table:style-name="ce11" office:value-type="float" office:value="0.0728">
            <text:p>0.0728</text:p>
          </table:table-cell>
          <table:table-cell table:style-name="ce16" office:value-type="currency" office:currency="JPY" office:value="41975">
            <text:p>￥41,975</text:p>
          </table:table-cell>
          <table:table-cell table:style-name="ce19" table:formula="of:=[.D6]*[.H6]" office:value-type="currency" office:currency="JPY" office:value="18495.57227375">
            <text:p>￥18,496</text:p>
          </table:table-cell>
          <table:table-cell table:style-name="ce1" table:formula="of:=[.$A6]" office:value-type="string" office:string-value="ETH">
            <text:p>ETH</text:p>
          </table:table-cell>
          <table:table-cell/>
          <table:table-cell table:formula="of:=[.B6]+[.C6]+[.G6]" office:value-type="float" office:value="0.44063305">
            <text:p>0.44063305</text:p>
          </table:table-cell>
          <table:table-cell table:style-name="ce27" table:formula="of:=[.H6]*0.05" office:value-type="float" office:value="0.0220316525">
            <text:p>0.0220</text:p>
          </table:table-cell>
          <table:table-cell table:formula="of:=[.$A6]" office:value-type="string" office:string-value="ETH">
            <text:p>ETH</text:p>
          </table:table-cell>
          <table:table-cell table:number-columns-repeated="1010"/>
        </table:table-row>
        <table:table-row table:style-name="ro4">
          <table:table-cell table:number-columns-repeated="4"/>
          <table:table-cell table:style-name="ce18" table:formula="of:=SUM([.E3:.E6])/COUNT([.E3:.E6])" office:value-type="currency" office:currency="JPY" office:value="18495.4229246625">
            <text:p>￥18,495</text:p>
          </table:table-cell>
          <table:table-cell table:style-name="ce22" table:formula="of:=[.$E7]-([.$E8]-[.$E$2])/4" office:value-type="currency" office:currency="JPY" office:value="18404.4229246625">
            <text:p>￥18,404</text:p>
          </table:table-cell>
          <table:table-cell table:style-name="ce22"/>
          <table:table-cell table:style-name="ce24"/>
          <table:table-cell table:number-columns-repeated="1012"/>
        </table:table-row>
        <table:table-row table:style-name="ro4">
          <table:table-cell table:number-columns-repeated="4"/>
          <table:table-cell table:style-name="ce38" office:value-type="currency" office:currency="JPY" office:value="24000">
            <text:p>￥24,000</text:p>
          </table:table-cell>
          <table:table-cell table:style-name="ce39" office:value-type="currency" office:currency="JPY" office:value="18421">
            <text:p>￥18,421</text:p>
          </table:table-cell>
          <table:table-cell table:style-name="ce21"/>
          <table:table-cell table:number-columns-repeated="3"/>
          <table:table-cell table:style-name="ce21"/>
          <table:table-cell table:number-columns-repeated="1009"/>
        </table:table-row>
        <table:table-row table:style-name="ro4">
          <table:table-cell table:number-columns-repeated="4"/>
          <table:table-cell table:style-name="ce20" office:value-type="currency" office:currency="JPY" office:value="4000">
            <text:p>￥4,000</text:p>
          </table:table-cell>
          <table:table-cell table:style-name="ce20" table:formula="of:=[.E3]-[.F$8]" office:value-type="currency" office:currency="JPY" office:value="72.8796648999996">
            <text:p>￥73</text:p>
          </table:table-cell>
          <table:table-cell table:style-name="ce1" office:value-type="string">
            <text:p>BTC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4">
          <table:table-cell table:number-columns-repeated="5"/>
          <table:table-cell table:style-name="ce20" table:formula="of:=[.E4]-[.F$8]" office:value-type="currency" office:currency="JPY" office:value="48.5665000000008">
            <text:p>￥49</text:p>
          </table:table-cell>
          <table:table-cell table:style-name="ce1" office:value-type="string">
            <text:p>XEM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4">
          <table:table-cell table:number-columns-repeated="5"/>
          <table:table-cell table:style-name="ce20" table:formula="of:=[.E5]-[.F$8]" office:value-type="currency" office:currency="JPY" office:value="101.67326">
            <text:p>￥102</text:p>
          </table:table-cell>
          <table:table-cell table:style-name="ce1" office:value-type="string">
            <text:p>MONA</text:p>
          </table:table-cell>
          <table:table-cell table:style-name="ce24"/>
          <table:table-cell table:number-columns-repeated="2"/>
          <table:table-cell table:style-name="ce21"/>
          <table:table-cell table:number-columns-repeated="1009"/>
        </table:table-row>
        <table:table-row table:style-name="ro4">
          <table:table-cell table:number-columns-repeated="5"/>
          <table:table-cell table:style-name="ce20" table:formula="of:=[.E6]-[.F$8]" office:value-type="currency" office:currency="JPY" office:value="74.57227375">
            <text:p>￥75</text:p>
          </table:table-cell>
          <table:table-cell table:style-name="ce2" office:value-type="string">
            <text:p>ETH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4">
          <table:table-cell table:number-columns-repeated="5"/>
          <table:table-cell table:style-name="ce20"/>
          <table:table-cell table:style-name="ce42"/>
          <table:table-cell table:number-columns-repeated="3"/>
          <table:table-cell table:style-name="ce21"/>
          <table:table-cell table:number-columns-repeated="1009"/>
        </table:table-row>
        <table:table-row table:style-name="ro4">
          <table:table-cell table:number-columns-repeated="6"/>
          <table:table-cell table:style-name="ce42"/>
          <table:table-cell table:number-columns-repeated="1013"/>
        </table:table-row>
        <table:table-row table:style-name="ro4" table:number-rows-repeated="1048561">
          <table:table-cell table:number-columns-repeated="1020"/>
        </table:table-row>
        <table:table-row table:style-name="ro4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30">2018/06/30</text:date>, <text:time>23:02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6-30T23:02:01</dc:date>
    <dc:creator>鈴木 豊樹</dc:creator>
    <meta:editing-duration>P2DT9H22M44S</meta:editing-duration>
    <meta:editing-cycles>216</meta:editing-cycles>
    <meta:generator>OpenOffice/4.1.5$Unix OpenOffice.org_project/415m1$Build-9789</meta:generator>
    <meta:document-statistic meta:table-count="83" meta:cell-count="5252" meta:object-count="0"/>
  </office:meta>
</office:document-meta>
</file>